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Verdana2"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9" style:family="table" style:master-page-name="Standard">
      <style:table-properties style:width="15.997cm" style:page-number="1" table:align="margins" style:writing-mode="lr-tb"/>
    </style:style>
    <style:style style:name="Tableau9.A" style:family="table-column">
      <style:table-column-properties style:column-width="15.997cm" style:rel-column-width="65535*"/>
    </style:style>
    <style:style style:name="Tableau9.A1" style:family="table-cell">
      <style:table-cell-properties fo:padding="0.097cm" fo:border-left="0.002cm solid #000000" fo:border-right="0.002cm solid #000000" fo:border-top="0.002cm solid #000000" fo:border-bottom="none"/>
    </style:style>
    <style:style style:name="Tableau9.A2" style:family="table-cell">
      <style:table-cell-properties fo:padding="0.097cm" fo:border-left="0.002cm solid #000000" fo:border-right="0.002cm solid #000000" fo:border-top="none" fo:border-bottom="0.002cm solid #000000"/>
    </style:style>
    <style:style style:name="Tableau1" style:family="table">
      <style:table-properties style:width="15.954cm" fo:margin-left="0.012cm" fo:margin-right="0.03cm" table:align="margins" style:writing-mode="lr-tb"/>
    </style:style>
    <style:style style:name="Tableau1.A" style:family="table-column">
      <style:table-column-properties style:column-width="1.718cm" style:rel-column-width="7058*"/>
    </style:style>
    <style:style style:name="Tableau1.B" style:family="table-column">
      <style:table-column-properties style:column-width="5.376cm" style:rel-column-width="22081*"/>
    </style:style>
    <style:style style:name="Tableau1.C" style:family="table-column">
      <style:table-column-properties style:column-width="2.196cm" style:rel-column-width="9022*"/>
    </style:style>
    <style:style style:name="Tableau1.D" style:family="table-column">
      <style:table-column-properties style:column-width="2.198cm" style:rel-column-width="9029*"/>
    </style:style>
    <style:style style:name="Tableau1.E" style:family="table-column">
      <style:table-column-properties style:column-width="1.984cm" style:rel-column-width="8152*"/>
    </style:style>
    <style:style style:name="Tableau1.F" style:family="table-column">
      <style:table-column-properties style:column-width="2.482cm" style:rel-column-width="10193*"/>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none" fo:border-top="none" fo:border-bottom="none"/>
    </style:style>
    <style:style style:name="Tableau1.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3" style:family="table">
      <style:table-properties style:width="15.919cm" fo:margin-left="0.092cm" fo:margin-right="-0.014cm" table:align="margins" style:writing-mode="lr-tb"/>
    </style:style>
    <style:style style:name="Tableau3.A" style:family="table-column">
      <style:table-column-properties style:column-width="5.793cm" style:rel-column-width="3284*"/>
    </style:style>
    <style:style style:name="Tableau3.B" style:family="table-column">
      <style:table-column-properties style:column-width="3.122cm" style:rel-column-width="1770*"/>
    </style:style>
    <style:style style:name="Tableau3.C" style:family="table-column">
      <style:table-column-properties style:column-width="4.498cm" style:rel-column-width="2550*"/>
    </style:style>
    <style:style style:name="Tableau3.D" style:family="table-column">
      <style:table-column-properties style:column-width="2.506cm" style:rel-column-width="1421*"/>
    </style:style>
    <style:style style:name="Tableau3.1" style:family="table-row">
      <style:table-row-properties style:row-height="1.081cm" style:keep-together="false" fo:keep-together="always"/>
    </style:style>
    <style:style style:name="Tableau3.A1" style:family="table-cell">
      <style:table-cell-properties style:vertical-align="middle" fo:background-color="#dfdfdf" fo:padding-left="0.049cm" fo:padding-right="0.049cm" fo:padding-top="0cm" fo:padding-bottom="0cm" fo:border-left="0.018cm solid #000000" fo:border-right="none" fo:border-top="0.018cm solid #000000" fo:border-bottom="none" style:writing-mode="lr-tb">
        <style:background-image/>
      </style:table-cell-properties>
    </style:style>
    <style:style style:name="Tableau3.D1" style:family="table-cell">
      <style:table-cell-properties style:vertical-align="middle" fo:background-color="#dfdfdf" fo:padding-left="0.049cm" fo:padding-right="0.049cm" fo:padding-top="0cm" fo:padding-bottom="0cm" fo:border-left="0.018cm solid #000000" fo:border-right="0.018cm solid #000000" fo:border-top="0.018cm solid #000000" fo:border-bottom="none" style:writing-mode="lr-tb">
        <style:background-image/>
      </style:table-cell-properties>
    </style:style>
    <style:style style:name="Tableau3.2" style:family="table-row">
      <style:table-row-properties style:keep-together="false" fo:keep-together="always"/>
    </style:style>
    <style:style style:name="Tableau3.A2"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Tableau3.D2" style:family="table-cell">
      <style:table-cell-properties style:vertical-align="middle" fo:padding-left="0.049cm" fo:padding-right="0.049cm" fo:padding-top="0cm" fo:padding-bottom="0cm" fo:border="0.018cm solid #000000" style:writing-mode="lr-tb"/>
    </style:style>
    <style:style style:name="Tableau3.A3"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au3.D3"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P1" style:family="paragraph" style:parent-style-name="Header">
      <style:text-properties fo:language="fr" fo:country="FR"/>
    </style:style>
    <style:style style:name="P2" style:family="paragraph" style:parent-style-name="Header">
      <style:text-properties style:font-name="Verdana" fo:font-size="10pt" fo:language="fr" fo:country="FR" style:font-size-asian="10pt" style:font-name-complex="Arial" style:font-size-complex="10pt"/>
    </style:style>
    <style:style style:name="P3"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P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P7"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P8"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P9"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P11"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P12" style:family="paragraph" style:parent-style-name="Footer">
      <style:text-properties style:font-name="Verdana" fo:font-size="10pt" fo:language="fr" fo:country="FR" style:font-size-asian="10pt" style:font-name-complex="Arial" style:font-size-complex="10pt"/>
    </style:style>
    <style:style style:name="P13" style:family="paragraph" style:parent-style-name="Standard">
      <style:paragraph-properties fo:margin-top="0.106cm" fo:margin-bottom="0cm"/>
      <style:text-properties style:font-name="Verdana" fo:font-size="9pt" style:font-size-asian="9pt"/>
    </style:style>
    <style:style style:name="P14"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P15"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P16" style:family="paragraph" style:parent-style-name="Index_20_1">
      <style:paragraph-properties fo:margin-top="0.106cm" fo:margin-bottom="0cm"/>
      <style:text-properties style:font-name="Verdana" fo:font-size="9pt" style:font-size-asian="9pt"/>
    </style:style>
    <style:style style:name="P17" style:family="paragraph" style:parent-style-name="Standard">
      <style:text-properties style:font-name="Verdana"/>
    </style:style>
    <style:style style:name="P18" style:family="paragraph" style:parent-style-name="Standard">
      <style:text-properties style:font-name="Verdana" fo:font-weight="bold" style:font-weight-asian="bold"/>
    </style:style>
    <style:style style:name="P19" style:family="paragraph" style:parent-style-name="Standard">
      <style:paragraph-properties fo:text-align="justify" style:justify-single-word="false"/>
      <style:text-properties style:font-name="Verdana" officeooo:paragraph-rsid="000c4aad"/>
    </style:style>
    <style:style style:name="P20" style:family="paragraph" style:parent-style-name="Standard">
      <style:paragraph-properties fo:text-align="justify" style:justify-single-word="false"/>
      <style:text-properties style:font-name="Verdana" officeooo:rsid="000c4aad" officeooo:paragraph-rsid="000c4aad"/>
    </style:style>
    <style:style style:name="P21" style:family="paragraph" style:parent-style-name="Standard">
      <style:paragraph-properties fo:text-align="justify" style:justify-single-word="false"/>
      <style:text-properties style:font-name="Verdana" officeooo:rsid="000e925e" officeooo:paragraph-rsid="000e925e"/>
    </style:style>
    <style:style style:name="P22" style:family="paragraph" style:parent-style-name="Standard">
      <style:text-properties style:font-name="Verdana" officeooo:rsid="005f4e8d"/>
    </style:style>
    <style:style style:name="P23" style:family="paragraph" style:parent-style-name="Standard">
      <style:paragraph-properties fo:text-align="justify" style:justify-single-word="false"/>
      <style:text-properties style:font-name="Verdana" fo:font-weight="normal" officeooo:rsid="00127429" officeooo:paragraph-rsid="005f4e8d" style:font-weight-asian="normal" style:font-weight-complex="normal"/>
    </style:style>
    <style:style style:name="P24"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font-weight-complex="bold"/>
    </style:style>
    <style:style style:name="P25" style:family="paragraph" style:parent-style-name="Standard">
      <style:paragraph-properties fo:text-align="center" style:justify-single-word="false"/>
      <style:text-properties style:font-name="Arial" fo:font-size="20pt" fo:font-weight="bold" officeooo:rsid="000b04d9" officeooo:paragraph-rsid="000b04d9" style:font-size-asian="20pt" style:font-weight-asian="bold" style:font-name-complex="Arial" style:font-size-complex="20pt" style:font-weight-complex="bold"/>
    </style:style>
    <style:style style:name="P26" style:family="paragraph" style:parent-style-name="Standard">
      <style:text-properties style:font-name="Arial" fo:font-size="14pt" fo:font-weight="bold" style:font-size-asian="14pt" style:font-weight-asian="bold" style:font-name-complex="Arial" style:font-size-complex="14pt"/>
    </style:style>
    <style:style style:name="P27" style:family="paragraph" style:parent-style-name="Standard">
      <style:text-properties officeooo:rsid="001513de" officeooo:paragraph-rsid="001513de"/>
    </style:style>
    <style:style style:name="P28" style:family="paragraph" style:parent-style-name="Standard">
      <style:text-properties officeooo:rsid="00169a43" officeooo:paragraph-rsid="00169a43"/>
    </style:style>
    <style:style style:name="P29" style:family="paragraph" style:parent-style-name="Standard">
      <style:text-properties fo:font-style="normal" officeooo:rsid="0010c4c4" officeooo:paragraph-rsid="0010c4c4" style:font-style-asian="normal" style:font-style-complex="normal"/>
    </style:style>
    <style:style style:name="P30" style:family="paragraph" style:parent-style-name="Standard">
      <style:text-properties fo:font-style="normal" officeooo:rsid="00114ede" officeooo:paragraph-rsid="00114ede" style:font-style-asian="normal" style:font-style-complex="normal"/>
    </style:style>
    <style:style style:name="P31" style:family="paragraph" style:parent-style-name="Standard">
      <style:text-properties fo:font-style="normal" officeooo:rsid="00364a44" officeooo:paragraph-rsid="00364a44" style:font-style-asian="normal" style:font-style-complex="normal"/>
    </style:style>
    <style:style style:name="P32" style:family="paragraph" style:parent-style-name="Standard">
      <style:text-properties fo:font-style="normal" officeooo:rsid="00391865" officeooo:paragraph-rsid="00391865" style:font-style-asian="normal" style:font-style-complex="normal"/>
    </style:style>
    <style:style style:name="P33" style:family="paragraph" style:parent-style-name="Standard">
      <style:text-properties fo:font-style="normal" officeooo:rsid="00367ceb" style:font-style-asian="normal" style:font-style-complex="normal"/>
    </style:style>
    <style:style style:name="P34" style:family="paragraph" style:parent-style-name="Standard">
      <style:text-properties fo:font-style="normal" officeooo:rsid="003c8f78" officeooo:paragraph-rsid="003c8f78" style:font-style-asian="normal" style:font-style-complex="normal"/>
    </style:style>
    <style:style style:name="P35" style:family="paragraph" style:parent-style-name="Standard">
      <style:text-properties fo:font-style="normal" officeooo:rsid="003fd669" officeooo:paragraph-rsid="003fd669" style:font-style-asian="normal" style:font-style-complex="normal"/>
    </style:style>
    <style:style style:name="P36" style:family="paragraph" style:parent-style-name="Standard">
      <style:text-properties fo:font-style="normal" officeooo:paragraph-rsid="008022b0" style:font-style-asian="normal" style:font-style-complex="normal"/>
    </style:style>
    <style:style style:name="P37" style:family="paragraph" style:parent-style-name="Standard">
      <style:text-properties fo:font-style="normal" officeooo:rsid="008022b0" officeooo:paragraph-rsid="008022b0" style:font-style-asian="normal" style:font-style-complex="normal"/>
    </style:style>
    <style:style style:name="P38" style:family="paragraph" style:parent-style-name="Standard">
      <style:text-properties fo:font-style="normal" officeooo:rsid="009fa594" officeooo:paragraph-rsid="009fa594" style:font-style-asian="normal" style:font-style-complex="normal"/>
    </style:style>
    <style:style style:name="P39" style:family="paragraph" style:parent-style-name="Standard">
      <style:text-properties fo:font-style="normal" officeooo:rsid="00a0e08c" officeooo:paragraph-rsid="009fa594" style:font-style-asian="normal" style:font-style-complex="normal"/>
    </style:style>
    <style:style style:name="P40" style:family="paragraph" style:parent-style-name="Standard">
      <style:text-properties fo:font-style="normal" style:text-underline-style="none" officeooo:rsid="0019afe8" officeooo:paragraph-rsid="0019afe8" style:font-style-asian="normal" style:font-style-complex="normal"/>
    </style:style>
    <style:style style:name="P41" style:family="paragraph" style:parent-style-name="Standard">
      <style:text-properties fo:font-style="normal" style:text-underline-style="none" officeooo:rsid="001d5888" officeooo:paragraph-rsid="001d5888" style:font-style-asian="normal" style:font-style-complex="normal"/>
    </style:style>
    <style:style style:name="P42" style:family="paragraph" style:parent-style-name="Standard">
      <style:text-properties fo:font-style="normal" style:text-underline-style="none" officeooo:rsid="001dfbc5" officeooo:paragraph-rsid="001dfbc5" style:font-style-asian="normal" style:font-style-complex="normal"/>
    </style:style>
    <style:style style:name="P43" style:family="paragraph" style:parent-style-name="Standard">
      <style:text-properties fo:font-style="normal" style:text-underline-style="none" officeooo:rsid="00127429" officeooo:paragraph-rsid="00127429" style:font-style-asian="normal" style:font-style-complex="normal"/>
    </style:style>
    <style:style style:name="P44" style:family="paragraph" style:parent-style-name="Standard">
      <style:text-properties fo:font-style="normal" style:text-underline-style="none" officeooo:rsid="00127429" officeooo:paragraph-rsid="00a46f50" style:font-style-asian="normal" style:font-style-complex="normal"/>
    </style:style>
    <style:style style:name="P45" style:family="paragraph" style:parent-style-name="Standard">
      <style:text-properties fo:font-style="normal" style:text-underline-style="none" officeooo:rsid="001ad865" officeooo:paragraph-rsid="001ad865" style:font-style-asian="normal" style:font-style-complex="normal"/>
    </style:style>
    <style:style style:name="P46" style:family="paragraph" style:parent-style-name="Standard">
      <style:text-properties fo:font-style="normal" style:text-underline-style="none" officeooo:rsid="00a0e08c" officeooo:paragraph-rsid="00a0e08c" style:font-style-asian="normal" style:font-style-complex="normal"/>
    </style:style>
    <style:style style:name="P47" style:family="paragraph" style:parent-style-name="Standard">
      <style:text-properties fo:font-style="normal" style:text-underline-style="none" officeooo:rsid="00a15ee5" officeooo:paragraph-rsid="00a15ee5" style:font-style-asian="normal" style:font-style-complex="normal"/>
    </style:style>
    <style:style style:name="P48" style:family="paragraph" style:parent-style-name="Standard">
      <style:text-properties fo:font-style="normal" style:text-underline-style="none" officeooo:rsid="00a46f50" officeooo:paragraph-rsid="00a46f50" style:font-style-asian="normal" style:font-style-complex="normal"/>
    </style:style>
    <style:style style:name="P49" style:family="paragraph" style:parent-style-name="Standard">
      <style:text-properties fo:font-style="normal" fo:font-weight="normal" officeooo:rsid="001e9ca2" officeooo:paragraph-rsid="001e9ca2" style:font-style-asian="normal" style:font-weight-asian="normal" style:font-style-complex="normal" style:font-weight-complex="normal"/>
    </style:style>
    <style:style style:name="P50" style:family="paragraph" style:parent-style-name="Standard">
      <style:text-properties fo:font-style="normal" fo:font-weight="normal" officeooo:rsid="002dc2a2" officeooo:paragraph-rsid="002f8bbd" style:font-style-asian="normal" style:font-weight-asian="normal" style:font-style-complex="normal" style:font-weight-complex="normal"/>
    </style:style>
    <style:style style:name="P51" style:family="paragraph" style:parent-style-name="Standard">
      <style:text-properties fo:font-style="normal" fo:font-weight="normal" officeooo:rsid="002dc2a2" officeooo:paragraph-rsid="00327108" style:font-style-asian="normal" style:font-weight-asian="normal" style:font-style-complex="normal" style:font-weight-complex="normal"/>
    </style:style>
    <style:style style:name="P52" style:family="paragraph" style:parent-style-name="Standard">
      <style:text-properties fo:font-style="normal" fo:font-weight="normal" officeooo:rsid="002f8bbd" officeooo:paragraph-rsid="002dc2a2" style:font-style-asian="normal" style:font-weight-asian="normal" style:font-style-complex="normal" style:font-weight-complex="normal"/>
    </style:style>
    <style:style style:name="P53" style:family="paragraph" style:parent-style-name="Standard">
      <style:text-properties fo:font-style="normal" fo:font-weight="normal" officeooo:paragraph-rsid="005969d6" style:font-style-asian="normal" style:font-weight-asian="normal" style:font-style-complex="normal" style:font-weight-complex="normal"/>
    </style:style>
    <style:style style:name="P54" style:family="paragraph" style:parent-style-name="Standard">
      <style:text-properties fo:font-style="normal" fo:font-weight="normal" officeooo:paragraph-rsid="005b6340" style:font-style-asian="normal" style:font-weight-asian="normal" style:font-style-complex="normal" style:font-weight-complex="normal"/>
    </style:style>
    <style:style style:name="P55" style:family="paragraph" style:parent-style-name="Standard">
      <style:text-properties fo:font-style="normal" fo:font-weight="normal" officeooo:paragraph-rsid="005e7383" style:font-style-asian="normal" style:font-weight-asian="normal" style:font-style-complex="normal" style:font-weight-complex="normal"/>
    </style:style>
    <style:style style:name="P56" style:family="paragraph" style:parent-style-name="Standard">
      <style:text-properties fo:font-style="normal" fo:font-weight="normal" officeooo:rsid="001f283e" officeooo:paragraph-rsid="001e9ca2" style:font-style-asian="normal" style:font-weight-asian="normal" style:font-style-complex="normal" style:font-weight-complex="normal"/>
    </style:style>
    <style:style style:name="P57" style:family="paragraph" style:parent-style-name="Standard">
      <style:text-properties fo:font-style="normal" fo:font-weight="normal" officeooo:rsid="0041aa12" officeooo:paragraph-rsid="0041aa12" style:font-style-asian="normal" style:font-weight-asian="normal" style:font-style-complex="normal" style:font-weight-complex="normal"/>
    </style:style>
    <style:style style:name="P58" style:family="paragraph" style:parent-style-name="Standard">
      <style:text-properties fo:font-style="normal" fo:font-weight="normal" officeooo:rsid="0044e81e" officeooo:paragraph-rsid="0044e81e" style:font-style-asian="normal" style:font-weight-asian="normal" style:font-style-complex="normal" style:font-weight-complex="normal"/>
    </style:style>
    <style:style style:name="P59" style:family="paragraph" style:parent-style-name="Standard">
      <style:text-properties fo:font-style="normal" fo:font-weight="normal" officeooo:rsid="0044f8bf" officeooo:paragraph-rsid="0044f8bf" style:font-style-asian="normal" style:font-weight-asian="normal" style:font-style-complex="normal" style:font-weight-complex="normal"/>
    </style:style>
    <style:style style:name="P60" style:family="paragraph" style:parent-style-name="Standard">
      <style:text-properties fo:font-style="normal" fo:font-weight="normal" officeooo:rsid="0048d465" officeooo:paragraph-rsid="0048d465" style:font-style-asian="normal" style:font-weight-asian="normal" style:font-style-complex="normal" style:font-weight-complex="normal"/>
    </style:style>
    <style:style style:name="P61" style:family="paragraph" style:parent-style-name="Standard">
      <style:text-properties fo:font-style="normal" fo:font-weight="normal" officeooo:rsid="0056a474" officeooo:paragraph-rsid="0056a474" style:font-style-asian="normal" style:font-weight-asian="normal" style:font-style-complex="normal" style:font-weight-complex="normal"/>
    </style:style>
    <style:style style:name="P62" style:family="paragraph" style:parent-style-name="Standard">
      <style:text-properties fo:font-style="normal" fo:font-weight="normal" officeooo:rsid="0056a474" officeooo:paragraph-rsid="00585306" style:font-style-asian="normal" style:font-weight-asian="normal" style:font-style-complex="normal" style:font-weight-complex="normal"/>
    </style:style>
    <style:style style:name="P63" style:family="paragraph" style:parent-style-name="Standard">
      <style:text-properties fo:font-style="normal" fo:font-weight="normal" officeooo:rsid="005969d6" officeooo:paragraph-rsid="005969d6" style:font-style-asian="normal" style:font-weight-asian="normal" style:font-style-complex="normal" style:font-weight-complex="normal"/>
    </style:style>
    <style:style style:name="P64" style:family="paragraph" style:parent-style-name="Standard">
      <style:text-properties fo:font-style="normal" fo:font-weight="normal" officeooo:rsid="005b39a4" officeooo:paragraph-rsid="005b39a4" style:font-style-asian="normal" style:font-weight-asian="normal" style:font-style-complex="normal" style:font-weight-complex="normal"/>
    </style:style>
    <style:style style:name="P65" style:family="paragraph" style:parent-style-name="Standard">
      <style:text-properties fo:font-style="normal" fo:font-weight="normal" officeooo:rsid="005b6340" officeooo:paragraph-rsid="005969d6" style:font-style-asian="normal" style:font-weight-asian="normal" style:font-style-complex="normal" style:font-weight-complex="normal"/>
    </style:style>
    <style:style style:name="P66" style:family="paragraph" style:parent-style-name="Standard">
      <style:text-properties fo:font-style="normal" fo:font-weight="normal" officeooo:rsid="005b6340" officeooo:paragraph-rsid="005b6340" style:font-style-asian="normal" style:font-weight-asian="normal" style:font-style-complex="normal" style:font-weight-complex="normal"/>
    </style:style>
    <style:style style:name="P67" style:family="paragraph" style:parent-style-name="Standard">
      <style:text-properties fo:font-style="normal" fo:font-weight="normal" officeooo:rsid="006b8548" officeooo:paragraph-rsid="006b8548" style:font-style-asian="normal" style:font-weight-asian="normal" style:font-style-complex="normal" style:font-weight-complex="normal"/>
    </style:style>
    <style:style style:name="P68" style:family="paragraph" style:parent-style-name="Standard">
      <style:text-properties fo:font-style="normal" fo:font-weight="normal" officeooo:rsid="007fbb6b" officeooo:paragraph-rsid="007fbb6b" style:font-style-asian="normal" style:font-weight-asian="normal" style:font-style-complex="normal" style:font-weight-complex="normal"/>
    </style:style>
    <style:style style:name="P69" style:family="paragraph" style:parent-style-name="Standard">
      <style:text-properties fo:font-style="normal" fo:font-weight="normal" officeooo:rsid="0095127e" officeooo:paragraph-rsid="0095127e" style:font-style-asian="normal" style:font-weight-asian="normal" style:font-style-complex="normal" style:font-weight-complex="normal"/>
    </style:style>
    <style:style style:name="P70" style:family="paragraph" style:parent-style-name="Standard">
      <style:text-properties fo:font-style="normal" fo:font-weight="normal" officeooo:rsid="009b2148" officeooo:paragraph-rsid="009b2148" style:font-style-asian="normal" style:font-weight-asian="normal" style:font-style-complex="normal" style:font-weight-complex="normal"/>
    </style:style>
    <style:style style:name="P71" style:family="paragraph" style:parent-style-name="Standard">
      <style:text-properties fo:font-style="normal" fo:font-weight="bold" officeooo:rsid="005e7383" officeooo:paragraph-rsid="005e7383" style:font-style-asian="normal" style:font-weight-asian="bold" style:font-style-complex="normal" style:font-weight-complex="bold"/>
    </style:style>
    <style:style style:name="P72" style:family="paragraph" style:parent-style-name="Standard">
      <style:text-properties officeooo:paragraph-rsid="001dfbc5"/>
    </style:style>
    <style:style style:name="P73" style:family="paragraph" style:parent-style-name="Standard">
      <style:text-properties fo:font-weight="normal" style:font-weight-asian="normal" style:font-weight-complex="normal"/>
    </style:style>
    <style:style style:name="P74" style:family="paragraph" style:parent-style-name="Standard">
      <style:text-properties fo:font-weight="normal" officeooo:paragraph-rsid="001e9ca2" style:font-weight-asian="normal" style:font-weight-complex="normal"/>
    </style:style>
    <style:style style:name="P75" style:family="paragraph" style:parent-style-name="Standard">
      <style:text-properties fo:font-weight="normal" officeooo:rsid="001e9ca2" officeooo:paragraph-rsid="001e9ca2" style:font-weight-asian="normal" style:font-weight-complex="normal"/>
    </style:style>
    <style:style style:name="P76" style:family="paragraph" style:parent-style-name="Standard">
      <style:text-properties fo:font-weight="normal" officeooo:paragraph-rsid="00391865" style:font-weight-asian="normal" style:font-weight-complex="normal"/>
    </style:style>
    <style:style style:name="P77" style:family="paragraph" style:parent-style-name="Standard">
      <style:text-properties fo:font-weight="normal" officeooo:rsid="004f6206" officeooo:paragraph-rsid="004f6206" style:font-weight-asian="normal" style:font-weight-complex="normal"/>
    </style:style>
    <style:style style:name="P78" style:family="paragraph" style:parent-style-name="Standard">
      <style:text-properties fo:font-weight="normal" officeooo:rsid="004f6206" officeooo:paragraph-rsid="006210c6" style:font-weight-asian="normal" style:font-weight-complex="normal"/>
    </style:style>
    <style:style style:name="P79" style:family="paragraph" style:parent-style-name="Standard">
      <style:text-properties fo:font-weight="normal" officeooo:rsid="004f6206" officeooo:paragraph-rsid="00812a68" style:font-weight-asian="normal" style:font-weight-complex="normal"/>
    </style:style>
    <style:style style:name="P80" style:family="paragraph" style:parent-style-name="Standard">
      <style:text-properties fo:font-weight="normal" officeooo:rsid="004d8f76" officeooo:paragraph-rsid="004d8f76" style:font-weight-asian="normal" style:font-weight-complex="normal"/>
    </style:style>
    <style:style style:name="P81" style:family="paragraph" style:parent-style-name="Standard">
      <style:text-properties fo:font-weight="normal" officeooo:paragraph-rsid="0078e685" style:font-weight-asian="normal" style:font-weight-complex="normal"/>
    </style:style>
    <style:style style:name="P82" style:family="paragraph" style:parent-style-name="Standard">
      <style:text-properties fo:font-weight="normal" officeooo:rsid="00778c43" officeooo:paragraph-rsid="0078e685" style:font-weight-asian="normal" style:font-weight-complex="normal"/>
    </style:style>
    <style:style style:name="P83" style:family="paragraph" style:parent-style-name="Standard">
      <style:text-properties fo:font-weight="normal" officeooo:paragraph-rsid="00812a68" style:font-weight-asian="normal" style:font-weight-complex="normal"/>
    </style:style>
    <style:style style:name="P84" style:family="paragraph" style:parent-style-name="Standard">
      <style:text-properties fo:font-weight="normal" officeooo:rsid="0066a11c" officeooo:paragraph-rsid="008362a3" style:font-weight-asian="normal" style:font-weight-complex="normal"/>
    </style:style>
    <style:style style:name="P85" style:family="paragraph" style:parent-style-name="Standard">
      <style:text-properties fo:font-weight="normal" officeooo:rsid="00812a68" officeooo:paragraph-rsid="00812a68" style:font-weight-asian="normal" style:font-weight-complex="normal"/>
    </style:style>
    <style:style style:name="P86" style:family="paragraph" style:parent-style-name="Standard">
      <style:text-properties fo:font-weight="normal" officeooo:rsid="008362a3" officeooo:paragraph-rsid="008362a3" style:font-weight-asian="normal" style:font-weight-complex="normal"/>
    </style:style>
    <style:style style:name="P87" style:family="paragraph" style:parent-style-name="Standard">
      <style:text-properties fo:font-weight="normal" officeooo:paragraph-rsid="00a98247" style:font-weight-asian="normal" style:font-weight-complex="normal"/>
    </style:style>
    <style:style style:name="P88" style:family="paragraph" style:parent-style-name="Standard">
      <style:text-properties fo:font-weight="normal" officeooo:paragraph-rsid="00ad3f6b" style:font-weight-asian="normal" style:font-weight-complex="normal"/>
    </style:style>
    <style:style style:name="P89" style:family="paragraph" style:parent-style-name="Standard">
      <style:text-properties officeooo:paragraph-rsid="001f283e"/>
    </style:style>
    <style:style style:name="P90" style:family="paragraph" style:parent-style-name="Standard">
      <style:text-properties fo:font-weight="bold" officeooo:rsid="002ca84e" officeooo:paragraph-rsid="002ca84e" style:font-weight-asian="bold" style:font-weight-complex="bold"/>
    </style:style>
    <style:style style:name="P91" style:family="paragraph" style:parent-style-name="Standard">
      <style:text-properties fo:font-weight="bold" officeooo:rsid="00169a43" officeooo:paragraph-rsid="00179854" style:font-weight-asian="bold" style:font-weight-complex="bold"/>
    </style:style>
    <style:style style:name="P92" style:family="paragraph" style:parent-style-name="Standard">
      <style:text-properties fo:font-weight="bold" officeooo:rsid="0066a11c" style:font-weight-asian="bold" style:font-weight-complex="bold"/>
    </style:style>
    <style:style style:name="P93" style:family="paragraph" style:parent-style-name="Standard">
      <style:text-properties fo:font-weight="bold" officeooo:rsid="00812a68" officeooo:paragraph-rsid="00812a68" style:font-weight-asian="bold" style:font-weight-complex="bold"/>
    </style:style>
    <style:style style:name="P94" style:family="paragraph" style:parent-style-name="Standard">
      <style:text-properties officeooo:rsid="001dfbc5" officeooo:paragraph-rsid="001dfbc5"/>
    </style:style>
    <style:style style:name="P95" style:family="paragraph" style:parent-style-name="Standard">
      <style:text-properties officeooo:rsid="001f283e" officeooo:paragraph-rsid="001f283e"/>
    </style:style>
    <style:style style:name="P96" style:family="paragraph" style:parent-style-name="Standard">
      <style:text-properties officeooo:paragraph-rsid="00364a44"/>
    </style:style>
    <style:style style:name="P97" style:family="paragraph" style:parent-style-name="Standard">
      <style:text-properties officeooo:paragraph-rsid="003c8f78"/>
    </style:style>
    <style:style style:name="P98" style:family="paragraph" style:parent-style-name="Standard">
      <style:text-properties officeooo:paragraph-rsid="003f1260"/>
    </style:style>
    <style:style style:name="P99" style:family="paragraph" style:parent-style-name="Standard">
      <style:text-properties officeooo:paragraph-rsid="0041aa12"/>
    </style:style>
    <style:style style:name="P100" style:family="paragraph" style:parent-style-name="Standard">
      <style:text-properties officeooo:paragraph-rsid="00437c4b"/>
    </style:style>
    <style:style style:name="P101" style:family="paragraph" style:parent-style-name="Standard">
      <style:text-properties officeooo:paragraph-rsid="0044e81e"/>
    </style:style>
    <style:style style:name="P102" style:family="paragraph" style:parent-style-name="Standard">
      <style:text-properties officeooo:paragraph-rsid="0048d465"/>
    </style:style>
    <style:style style:name="P103" style:family="paragraph" style:parent-style-name="Standard">
      <style:text-properties officeooo:paragraph-rsid="004d8f76"/>
    </style:style>
    <style:style style:name="P104" style:family="paragraph" style:parent-style-name="Standard">
      <style:text-properties officeooo:paragraph-rsid="004f6206"/>
    </style:style>
    <style:style style:name="P105" style:family="paragraph" style:parent-style-name="Standard">
      <style:paragraph-properties fo:text-align="justify" style:justify-single-word="false"/>
      <style:text-properties officeooo:paragraph-rsid="005f4e8d"/>
    </style:style>
    <style:style style:name="P106" style:family="paragraph" style:parent-style-name="Standard">
      <style:text-properties officeooo:rsid="00179854" officeooo:paragraph-rsid="00179854"/>
    </style:style>
    <style:style style:name="P107" style:family="paragraph" style:parent-style-name="Standard">
      <style:text-properties officeooo:paragraph-rsid="00127429"/>
    </style:style>
    <style:style style:name="P108" style:family="paragraph" style:parent-style-name="Standard">
      <style:text-properties officeooo:paragraph-rsid="001e9ca2"/>
    </style:style>
    <style:style style:name="P109" style:family="paragraph" style:parent-style-name="Standard">
      <style:text-properties officeooo:paragraph-rsid="006210c6"/>
    </style:style>
    <style:style style:name="P110" style:family="paragraph" style:parent-style-name="Standard">
      <style:text-properties officeooo:rsid="005f4e8d" officeooo:paragraph-rsid="005f4e8d"/>
    </style:style>
    <style:style style:name="P111" style:family="paragraph" style:parent-style-name="Standard">
      <style:text-properties fo:font-style="italic" fo:font-weight="normal" officeooo:rsid="0034bba7" officeooo:paragraph-rsid="002fa116" style:font-style-asian="italic" style:font-weight-asian="normal" style:font-style-complex="italic" style:font-weight-complex="normal"/>
    </style:style>
    <style:style style:name="P112" style:family="paragraph" style:parent-style-name="Standard">
      <style:text-properties fo:font-style="italic" fo:font-weight="normal" officeooo:rsid="006a66fe" officeooo:paragraph-rsid="00688c29" style:font-style-asian="italic" style:font-weight-asian="normal" style:font-style-complex="italic" style:font-weight-complex="normal"/>
    </style:style>
    <style:style style:name="P113" style:family="paragraph" style:parent-style-name="Standard">
      <style:text-properties fo:font-style="italic" officeooo:rsid="00793f50" officeooo:paragraph-rsid="00793f50" style:font-style-asian="italic" style:font-style-complex="italic"/>
    </style:style>
    <style:style style:name="P114" style:family="paragraph" style:parent-style-name="Standard">
      <style:text-properties officeooo:rsid="00364a44" officeooo:paragraph-rsid="00364a44"/>
    </style:style>
    <style:style style:name="P115" style:family="paragraph" style:parent-style-name="Standard">
      <style:text-properties officeooo:paragraph-rsid="00793f50"/>
    </style:style>
    <style:style style:name="P116" style:family="paragraph" style:parent-style-name="Standard">
      <style:text-properties officeooo:paragraph-rsid="007ee1c5"/>
    </style:style>
    <style:style style:name="P117" style:family="paragraph" style:parent-style-name="Standard">
      <style:text-properties officeooo:paragraph-rsid="008022b0"/>
    </style:style>
    <style:style style:name="P118" style:family="paragraph" style:parent-style-name="Standard">
      <style:text-properties officeooo:paragraph-rsid="008892f9"/>
    </style:style>
    <style:style style:name="P119" style:family="paragraph" style:parent-style-name="Standard">
      <style:text-properties officeooo:paragraph-rsid="0096eb3a"/>
    </style:style>
    <style:style style:name="P120" style:family="paragraph" style:parent-style-name="Standard">
      <style:text-properties officeooo:rsid="00907e71" officeooo:paragraph-rsid="00907e71"/>
    </style:style>
    <style:style style:name="P121" style:family="paragraph" style:parent-style-name="Standard">
      <style:text-properties officeooo:rsid="00907e71" officeooo:paragraph-rsid="00920cd3"/>
    </style:style>
    <style:style style:name="P122" style:family="paragraph" style:parent-style-name="Standard">
      <style:text-properties officeooo:rsid="00907e71" officeooo:paragraph-rsid="0095127e"/>
    </style:style>
    <style:style style:name="P123" style:family="paragraph" style:parent-style-name="Standard">
      <style:text-properties officeooo:rsid="00907e71" officeooo:paragraph-rsid="0096a790"/>
    </style:style>
    <style:style style:name="P124" style:family="paragraph" style:parent-style-name="Standard">
      <style:text-properties officeooo:rsid="009325c7" officeooo:paragraph-rsid="009325c7"/>
    </style:style>
    <style:style style:name="P125" style:family="paragraph" style:parent-style-name="Standard">
      <style:text-properties officeooo:rsid="009325c7" officeooo:paragraph-rsid="0095127e"/>
    </style:style>
    <style:style style:name="P126" style:family="paragraph" style:parent-style-name="Standard">
      <style:text-properties officeooo:rsid="009325c7" officeooo:paragraph-rsid="009ab465"/>
    </style:style>
    <style:style style:name="P127" style:family="paragraph" style:parent-style-name="Standard">
      <style:text-properties officeooo:rsid="0096eb3a" officeooo:paragraph-rsid="0096eb3a"/>
    </style:style>
    <style:style style:name="P128" style:family="paragraph" style:parent-style-name="Standard">
      <style:text-properties officeooo:paragraph-rsid="009e12df"/>
    </style:style>
    <style:style style:name="P129" style:family="paragraph" style:parent-style-name="Contents_20_3">
      <style:paragraph-properties>
        <style:tab-stops>
          <style:tab-stop style:position="14.997cm" style:type="right" style:leader-style="dotted" style:leader-text="."/>
        </style:tab-stops>
      </style:paragraph-properties>
    </style:style>
    <style:style style:name="P130" style:family="paragraph" style:parent-style-name="Contents_20_1">
      <style:paragraph-properties>
        <style:tab-stops>
          <style:tab-stop style:position="15.997cm" style:type="right" style:leader-style="dotted" style:leader-text="."/>
        </style:tab-stops>
      </style:paragraph-properties>
    </style:style>
    <style:style style:name="P131" style:family="paragraph" style:parent-style-name="Contents_20_2">
      <style:paragraph-properties>
        <style:tab-stops>
          <style:tab-stop style:position="15.498cm" style:type="right" style:leader-style="dotted" style:leader-text="."/>
        </style:tab-stops>
      </style:paragraph-properties>
    </style:style>
    <style:style style:name="P132" style:family="paragraph" style:parent-style-name="Contents_20_4">
      <style:paragraph-properties>
        <style:tab-stops>
          <style:tab-stop style:position="14.497cm" style:type="right" style:leader-style="dotted" style:leader-text="."/>
        </style:tab-stops>
      </style:paragraph-properties>
    </style:style>
    <style:style style:name="P133" style:family="paragraph" style:parent-style-name="Standard" style:list-style-name="L1">
      <style:text-properties officeooo:rsid="001513de" officeooo:paragraph-rsid="001513de"/>
    </style:style>
    <style:style style:name="P134" style:family="paragraph" style:parent-style-name="Standard" style:list-style-name="L1">
      <style:text-properties officeooo:rsid="00169a43" officeooo:paragraph-rsid="009fa594"/>
    </style:style>
    <style:style style:name="P135" style:family="paragraph" style:parent-style-name="Standard" style:list-style-name="L2">
      <style:text-properties fo:font-style="normal" officeooo:rsid="0010c4c4" officeooo:paragraph-rsid="0010c4c4" style:font-style-asian="normal" style:font-style-complex="normal"/>
    </style:style>
    <style:style style:name="P136" style:family="paragraph" style:parent-style-name="Standard" style:list-style-name="L13">
      <style:text-properties fo:font-style="normal" officeooo:rsid="00391865" officeooo:paragraph-rsid="00391865" style:font-style-asian="normal" style:font-style-complex="normal"/>
    </style:style>
    <style:style style:name="P137" style:family="paragraph" style:parent-style-name="Standard" style:list-style-name="L4">
      <style:text-properties fo:font-style="normal" style:text-underline-style="none" officeooo:rsid="00a0e08c" officeooo:paragraph-rsid="00a0e08c" style:font-style-asian="normal" style:font-style-complex="normal"/>
    </style:style>
    <style:style style:name="P138" style:family="paragraph" style:parent-style-name="Standard" style:list-style-name="L5">
      <style:text-properties fo:font-style="normal" style:text-underline-style="none" officeooo:rsid="00a15ee5" officeooo:paragraph-rsid="00a15ee5" style:font-style-asian="normal" style:font-style-complex="normal"/>
    </style:style>
    <style:style style:name="P139" style:family="paragraph" style:parent-style-name="Standard" style:list-style-name="L6">
      <style:text-properties fo:font-style="normal" style:text-underline-style="none" officeooo:rsid="0019afe8" officeooo:paragraph-rsid="0019afe8" style:font-style-asian="normal" style:font-style-complex="normal"/>
    </style:style>
    <style:style style:name="P140" style:family="paragraph" style:parent-style-name="Standard" style:list-style-name="L6">
      <style:text-properties fo:font-style="normal" style:text-underline-style="none" officeooo:rsid="001aaca4" officeooo:paragraph-rsid="001aaca4" style:font-style-asian="normal" style:font-style-complex="normal"/>
    </style:style>
    <style:style style:name="P141" style:family="paragraph" style:parent-style-name="Standard" style:list-style-name="L6">
      <style:text-properties fo:font-style="normal" style:text-underline-style="none" officeooo:rsid="001aaca4" officeooo:paragraph-rsid="001ad865" style:font-style-asian="normal" style:font-style-complex="normal"/>
    </style:style>
    <style:style style:name="P142" style:family="paragraph" style:parent-style-name="Standard" style:list-style-name="L6">
      <style:text-properties fo:font-style="normal" style:text-underline-style="none" officeooo:rsid="001ad865" officeooo:paragraph-rsid="001ad865" style:font-style-asian="normal" style:font-style-complex="normal"/>
    </style:style>
    <style:style style:name="P143" style:family="paragraph" style:parent-style-name="Standard" style:list-style-name="L7">
      <style:text-properties fo:font-style="normal" style:text-underline-style="none" officeooo:rsid="001dfbc5" officeooo:paragraph-rsid="001dfbc5" style:font-style-asian="normal" style:font-style-complex="normal"/>
    </style:style>
    <style:style style:name="P144" style:family="paragraph" style:parent-style-name="Standard" style:list-style-name="L8">
      <style:text-properties fo:font-style="normal" style:text-underline-style="none" officeooo:rsid="001dfbc5" officeooo:paragraph-rsid="001dfbc5" style:font-style-asian="normal" style:font-style-complex="normal"/>
    </style:style>
    <style:style style:name="P145" style:family="paragraph" style:parent-style-name="Standard">
      <style:text-properties fo:font-style="normal" fo:font-weight="normal" officeooo:rsid="00377a95" officeooo:paragraph-rsid="002f8bbd" style:font-style-asian="normal" style:font-weight-asian="normal" style:font-style-complex="normal" style:font-weight-complex="normal"/>
    </style:style>
    <style:style style:name="P146" style:family="paragraph" style:parent-style-name="Standard" style:list-style-name="L11">
      <style:text-properties fo:font-style="normal" fo:font-weight="normal" officeooo:rsid="002dc2a2" officeooo:paragraph-rsid="002fa116" style:font-style-asian="normal" style:font-weight-asian="normal" style:font-style-complex="normal" style:font-weight-complex="normal"/>
    </style:style>
    <style:style style:name="P147" style:family="paragraph" style:parent-style-name="Standard" style:list-style-name="L11">
      <style:text-properties fo:font-style="normal" fo:font-weight="normal" officeooo:paragraph-rsid="002fa116" style:font-style-asian="normal" style:font-weight-asian="normal" style:font-style-complex="normal" style:font-weight-complex="normal"/>
    </style:style>
    <style:style style:name="P148" style:family="paragraph" style:parent-style-name="Standard" style:list-style-name="L12">
      <style:text-properties fo:font-style="normal" fo:font-weight="normal" officeooo:rsid="009b2148" officeooo:paragraph-rsid="009b2148" style:font-style-asian="normal" style:font-weight-asian="normal" style:font-style-complex="normal" style:font-weight-complex="normal"/>
    </style:style>
    <style:style style:name="P149" style:family="paragraph" style:parent-style-name="Standard" style:list-style-name="L12">
      <style:text-properties fo:font-style="normal" fo:font-weight="normal" officeooo:rsid="009b2148" officeooo:paragraph-rsid="00b2a5ba" style:font-style-asian="normal" style:font-weight-asian="normal" style:font-style-complex="normal" style:font-weight-complex="normal"/>
    </style:style>
    <style:style style:name="P150" style:family="paragraph" style:parent-style-name="Standard" style:list-style-name="L14">
      <style:text-properties fo:font-style="normal" fo:font-weight="normal" officeooo:rsid="0044f8bf" officeooo:paragraph-rsid="0044f8bf" style:font-style-asian="normal" style:font-weight-asian="normal" style:font-style-complex="normal" style:font-weight-complex="normal"/>
    </style:style>
    <style:style style:name="P151" style:family="paragraph" style:parent-style-name="Standard" style:list-style-name="L16">
      <style:text-properties fo:font-style="normal" fo:font-weight="normal" officeooo:rsid="006a66fe" officeooo:paragraph-rsid="006a66fe" style:font-style-asian="normal" style:font-weight-asian="normal" style:font-style-complex="normal" style:font-weight-complex="normal"/>
    </style:style>
    <style:style style:name="P152" style:family="paragraph" style:parent-style-name="Standard" style:list-style-name="L17">
      <style:text-properties fo:font-style="normal" fo:font-weight="normal" officeooo:rsid="006c84ae" officeooo:paragraph-rsid="006c84ae" style:font-style-asian="normal" style:font-weight-asian="normal" style:font-style-complex="normal" style:font-weight-complex="normal"/>
    </style:style>
    <style:style style:name="P153" style:family="paragraph" style:parent-style-name="Standard" style:list-style-name="L17">
      <style:text-properties fo:font-style="normal" fo:font-weight="normal" officeooo:rsid="007139f4" officeooo:paragraph-rsid="007139f4" style:font-style-asian="normal" style:font-weight-asian="normal" style:font-style-complex="normal" style:font-weight-complex="normal"/>
    </style:style>
    <style:style style:name="P154" style:family="paragraph" style:parent-style-name="Standard" style:list-style-name="L3">
      <style:text-properties fo:font-style="italic" fo:font-weight="bold" officeooo:rsid="009fa594" officeooo:paragraph-rsid="009fa594" style:font-style-asian="italic" style:font-weight-asian="bold" style:font-style-complex="italic" style:font-weight-complex="bold"/>
    </style:style>
    <style:style style:name="P155" style:family="paragraph" style:parent-style-name="Standard" style:list-style-name="L17">
      <style:text-properties fo:font-style="italic" officeooo:paragraph-rsid="007139f4" style:font-style-asian="italic" style:font-style-complex="italic"/>
    </style:style>
    <style:style style:name="P156" style:family="paragraph" style:parent-style-name="Standard">
      <style:text-properties fo:font-style="italic" officeooo:rsid="008022b0" officeooo:paragraph-rsid="008022b0" style:font-style-asian="italic" style:font-style-complex="italic"/>
    </style:style>
    <style:style style:name="P157" style:family="paragraph" style:parent-style-name="Standard" style:list-style-name="L5">
      <style:text-properties officeooo:paragraph-rsid="00a2c4c5"/>
    </style:style>
    <style:style style:name="P158" style:family="paragraph" style:parent-style-name="Standard" style:list-style-name="L6">
      <style:text-properties officeooo:paragraph-rsid="0019afe8"/>
    </style:style>
    <style:style style:name="P159" style:family="paragraph" style:parent-style-name="Standard" style:list-style-name="L6">
      <style:text-properties officeooo:paragraph-rsid="001ad865"/>
    </style:style>
    <style:style style:name="P160" style:family="paragraph" style:parent-style-name="Standard" style:list-style-name="L9">
      <style:text-properties fo:font-weight="normal" officeooo:rsid="001e9ca2" officeooo:paragraph-rsid="001e9ca2" style:font-weight-asian="normal" style:font-weight-complex="normal"/>
    </style:style>
    <style:style style:name="P161" style:family="paragraph" style:parent-style-name="Standard" style:list-style-name="L10">
      <style:text-properties fo:font-weight="normal" officeooo:rsid="0021273a" officeooo:paragraph-rsid="0021273a" style:font-weight-asian="normal" style:font-weight-complex="normal"/>
    </style:style>
    <style:style style:name="P162" style:family="paragraph" style:parent-style-name="Standard" style:list-style-name="L10">
      <style:text-properties fo:font-weight="normal" officeooo:rsid="0022f739" officeooo:paragraph-rsid="0022f739" style:font-weight-asian="normal" style:font-weight-complex="normal"/>
    </style:style>
    <style:style style:name="P163" style:family="paragraph" style:parent-style-name="Standard" style:list-style-name="L10">
      <style:text-properties fo:font-weight="normal" officeooo:rsid="002463e9" officeooo:paragraph-rsid="002463e9" style:font-weight-asian="normal" style:font-weight-complex="normal"/>
    </style:style>
    <style:style style:name="P164" style:family="paragraph" style:parent-style-name="Standard" style:list-style-name="L11">
      <style:text-properties fo:font-weight="normal" officeooo:paragraph-rsid="002fa116" style:font-weight-asian="normal" style:font-weight-complex="normal"/>
    </style:style>
    <style:style style:name="P165" style:family="paragraph" style:parent-style-name="Standard" style:list-style-name="L18">
      <style:text-properties fo:font-weight="normal" officeooo:rsid="00793f50" officeooo:paragraph-rsid="00793f50" style:font-weight-asian="normal" style:font-weight-complex="normal"/>
    </style:style>
    <style:style style:name="P166" style:family="paragraph" style:parent-style-name="Standard" style:list-style-name="L21">
      <style:text-properties fo:font-weight="normal" officeooo:rsid="0096eb3a" officeooo:paragraph-rsid="0096eb3a" style:font-weight-asian="normal" style:font-weight-complex="normal"/>
    </style:style>
    <style:style style:name="P167" style:family="paragraph" style:parent-style-name="Standard" style:list-style-name="L10">
      <style:text-properties officeooo:paragraph-rsid="0029eefc"/>
    </style:style>
    <style:style style:name="P168" style:family="paragraph" style:parent-style-name="Standard" style:list-style-name="L10">
      <style:text-properties officeooo:paragraph-rsid="0021273a"/>
    </style:style>
    <style:style style:name="P169" style:family="paragraph" style:parent-style-name="Standard" style:list-style-name="L10">
      <style:text-properties officeooo:paragraph-rsid="0022f739"/>
    </style:style>
    <style:style style:name="P170" style:family="paragraph" style:parent-style-name="Standard" style:list-style-name="L10">
      <style:text-properties officeooo:rsid="002463e9" officeooo:paragraph-rsid="002463e9"/>
    </style:style>
    <style:style style:name="P171" style:family="paragraph" style:parent-style-name="Standard" style:list-style-name="L11">
      <style:text-properties officeooo:paragraph-rsid="002dc2a2"/>
    </style:style>
    <style:style style:name="P172" style:family="paragraph" style:parent-style-name="Standard" style:list-style-name="L11">
      <style:text-properties officeooo:paragraph-rsid="002fa116"/>
    </style:style>
    <style:style style:name="P173" style:family="paragraph" style:parent-style-name="Standard" style:list-style-name="L12">
      <style:text-properties officeooo:paragraph-rsid="009b2148"/>
    </style:style>
    <style:style style:name="P174" style:family="paragraph" style:parent-style-name="Standard" style:list-style-name="L13">
      <style:text-properties officeooo:paragraph-rsid="00391865"/>
    </style:style>
    <style:style style:name="P175" style:family="paragraph" style:parent-style-name="Standard" style:list-style-name="L14">
      <style:text-properties officeooo:paragraph-rsid="0044f8bf"/>
    </style:style>
    <style:style style:name="P176" style:family="paragraph" style:parent-style-name="Standard" style:list-style-name="L15">
      <style:text-properties officeooo:paragraph-rsid="0066a11c"/>
    </style:style>
    <style:style style:name="P177" style:family="paragraph" style:parent-style-name="Standard" style:list-style-name="L15">
      <style:text-properties officeooo:paragraph-rsid="006c84ae"/>
    </style:style>
    <style:style style:name="P178" style:family="paragraph" style:parent-style-name="Standard" style:list-style-name="L15">
      <style:text-properties officeooo:paragraph-rsid="006a66fe"/>
    </style:style>
    <style:style style:name="P179" style:family="paragraph" style:parent-style-name="Standard" style:list-style-name="L16">
      <style:text-properties officeooo:paragraph-rsid="006a66fe"/>
    </style:style>
    <style:style style:name="P180" style:family="paragraph" style:parent-style-name="Standard" style:list-style-name="L17">
      <style:text-properties officeooo:paragraph-rsid="006c84ae"/>
    </style:style>
    <style:style style:name="P181" style:family="paragraph" style:parent-style-name="Standard" style:list-style-name="L17">
      <style:text-properties officeooo:paragraph-rsid="007248fe"/>
    </style:style>
    <style:style style:name="P182" style:family="paragraph" style:parent-style-name="Standard" style:list-style-name="L17">
      <style:text-properties officeooo:paragraph-rsid="006d32cf"/>
    </style:style>
    <style:style style:name="P183" style:family="paragraph" style:parent-style-name="Standard" style:list-style-name="L17">
      <style:text-properties officeooo:paragraph-rsid="007139f4"/>
    </style:style>
    <style:style style:name="P184" style:family="paragraph" style:parent-style-name="Standard" style:list-style-name="L17">
      <style:text-properties officeooo:rsid="006d32cf" officeooo:paragraph-rsid="006d32cf"/>
    </style:style>
    <style:style style:name="P185" style:family="paragraph" style:parent-style-name="Standard" style:list-style-name="L17">
      <style:text-properties officeooo:rsid="007139f4" officeooo:paragraph-rsid="007139f4"/>
    </style:style>
    <style:style style:name="P186" style:family="paragraph" style:parent-style-name="Standard" style:list-style-name="L18">
      <style:text-properties officeooo:paragraph-rsid="00793f50"/>
    </style:style>
    <style:style style:name="P187" style:family="paragraph" style:parent-style-name="Standard" style:list-style-name="L19">
      <style:text-properties officeooo:paragraph-rsid="007db69d"/>
    </style:style>
    <style:style style:name="P188" style:family="paragraph" style:parent-style-name="Standard" style:list-style-name="L20">
      <style:text-properties officeooo:paragraph-rsid="00793f50"/>
    </style:style>
    <style:style style:name="P189" style:family="paragraph" style:parent-style-name="Standard">
      <style:paragraph-properties fo:text-align="center" style:justify-single-word="false"/>
      <style:text-properties style:font-name="Verdana"/>
    </style:style>
    <style:style style:name="P190" style:family="paragraph" style:parent-style-name="Standard">
      <style:paragraph-properties fo:text-align="center" style:justify-single-word="false"/>
      <style:text-properties style:font-name="Verdana" officeooo:paragraph-rsid="00b522bf"/>
    </style:style>
    <style:style style:name="P191" style:family="paragraph" style:parent-style-name="Standard">
      <style:text-properties style:font-name="Verdana" officeooo:paragraph-rsid="00b8fa47"/>
    </style:style>
    <style:style style:name="P192" style:family="paragraph" style:parent-style-name="Standard">
      <style:text-properties officeooo:paragraph-rsid="00b522bf"/>
    </style:style>
    <style:style style:name="P193" style:family="paragraph" style:parent-style-name="Standard">
      <style:text-properties officeooo:paragraph-rsid="00b6f1a5"/>
    </style:style>
    <style:style style:name="P194" style:family="paragraph" style:parent-style-name="Standard">
      <style:paragraph-properties fo:text-align="center" style:justify-single-word="false"/>
      <style:text-properties officeooo:paragraph-rsid="00b522bf"/>
    </style:style>
    <style:style style:name="P195" style:family="paragraph" style:parent-style-name="Standard">
      <style:paragraph-properties fo:text-align="center" style:justify-single-word="false"/>
      <style:text-properties officeooo:paragraph-rsid="00b6f1a5"/>
    </style:style>
    <style:style style:name="P196" style:family="paragraph" style:parent-style-name="Heading_20_2">
      <style:text-properties officeooo:rsid="005f4e8d"/>
    </style:style>
    <style:style style:name="P197" style:family="paragraph" style:parent-style-name="Heading_20_2">
      <style:text-properties fo:font-style="normal" fo:font-weight="bold" officeooo:rsid="006210c6" style:font-style-asian="normal" style:font-weight-asian="bold" style:font-style-complex="normal" style:font-weight-complex="bold"/>
    </style:style>
    <style:style style:name="P198" style:family="paragraph" style:parent-style-name="Heading_20_2">
      <style:text-properties officeooo:rsid="00812a68"/>
    </style:style>
    <style:style style:name="P199" style:family="paragraph" style:parent-style-name="Heading_20_2">
      <style:text-properties officeooo:rsid="008310a0"/>
    </style:style>
    <style:style style:name="P200" style:family="paragraph" style:parent-style-name="Heading_20_1">
      <style:text-properties officeooo:rsid="005f4e8d"/>
    </style:style>
    <style:style style:name="P201" style:family="paragraph" style:parent-style-name="Heading_20_1">
      <style:text-properties style:font-name="Verdana" officeooo:rsid="005f4e8d"/>
    </style:style>
    <style:style style:name="P202" style:family="paragraph" style:parent-style-name="Heading_20_1">
      <style:text-properties fo:font-weight="bold" officeooo:rsid="00812a68" officeooo:paragraph-rsid="00812a68" style:font-weight-asian="bold" style:font-weight-complex="bold"/>
    </style:style>
    <style:style style:name="P203" style:family="paragraph" style:parent-style-name="Heading_20_3">
      <style:text-properties style:font-name="Verdana" officeooo:rsid="005f4e8d"/>
    </style:style>
    <style:style style:name="P204" style:family="paragraph" style:parent-style-name="Heading_20_3">
      <style:text-properties officeooo:paragraph-rsid="005f4e8d"/>
    </style:style>
    <style:style style:name="P205" style:family="paragraph" style:parent-style-name="Heading_20_3">
      <style:text-properties officeooo:rsid="009b2148"/>
    </style:style>
    <style:style style:name="P206" style:family="paragraph" style:parent-style-name="Heading_20_3">
      <style:text-properties fo:font-style="normal" officeooo:rsid="006210c6" style:font-style-asian="normal" style:font-style-complex="normal"/>
    </style:style>
    <style:style style:name="P207" style:family="paragraph" style:parent-style-name="Heading_20_3">
      <style:text-properties fo:font-style="normal" fo:font-weight="bold" officeooo:rsid="006210c6" style:font-style-asian="normal" style:font-weight-asian="bold" style:font-style-complex="normal" style:font-weight-complex="bold"/>
    </style:style>
    <style:style style:name="P208" style:family="paragraph" style:parent-style-name="Heading_20_3">
      <style:text-properties fo:font-style="normal" fo:font-weight="bold" officeooo:rsid="009325c7" officeooo:paragraph-rsid="009325c7" style:font-style-asian="normal" style:font-weight-asian="bold" style:font-style-complex="normal" style:font-weight-complex="bold"/>
    </style:style>
    <style:style style:name="P209" style:family="paragraph" style:parent-style-name="Heading_20_3">
      <style:text-properties officeooo:paragraph-rsid="0092d776"/>
    </style:style>
    <style:style style:name="P210" style:family="paragraph" style:parent-style-name="Heading_20_3">
      <style:text-properties officeooo:rsid="0095127e"/>
    </style:style>
    <style:style style:name="P211" style:family="paragraph" style:parent-style-name="Heading_20_3">
      <style:text-properties officeooo:rsid="0096a790" officeooo:paragraph-rsid="0096a790"/>
    </style:style>
    <style:style style:name="P212" style:family="paragraph" style:parent-style-name="Heading_20_3">
      <style:text-properties officeooo:rsid="009ab465"/>
    </style:style>
    <style:style style:name="P213" style:family="paragraph" style:parent-style-name="Heading_20_4">
      <style:text-properties style:font-name="Arial" officeooo:rsid="005f4e8d"/>
    </style:style>
    <style:style style:name="P214" style:family="paragraph" style:parent-style-name="Heading_20_4">
      <style:text-properties officeooo:rsid="005f4e8d"/>
    </style:style>
    <style:style style:name="P215" style:family="paragraph" style:parent-style-name="Heading_20_4">
      <style:text-properties fo:font-style="italic" style:text-underline-style="none" officeooo:rsid="005f4e8d" officeooo:paragraph-rsid="009e12df" style:font-style-asian="italic" style:font-style-complex="italic"/>
    </style:style>
    <style:style style:name="P216" style:family="paragraph" style:parent-style-name="Heading_20_4">
      <style:text-properties fo:font-style="italic" fo:font-weight="bold" officeooo:rsid="001f283e" officeooo:paragraph-rsid="006210c6" style:font-style-asian="italic" style:font-weight-asian="bold" style:font-style-complex="italic" style:font-weight-complex="bold"/>
    </style:style>
    <style:style style:name="P217" style:family="paragraph" style:parent-style-name="Heading_20_4">
      <style:text-properties fo:font-style="italic" fo:font-weight="bold" officeooo:rsid="009325c7" style:font-style-asian="italic" style:font-weight-asian="bold" style:font-style-complex="italic" style:font-weight-complex="bold"/>
    </style:style>
    <style:style style:name="P218" style:family="paragraph" style:parent-style-name="Heading_20_4">
      <style:text-properties fo:font-style="italic" officeooo:rsid="006210c6" style:font-style-asian="italic" style:font-style-complex="italic"/>
    </style:style>
    <style:style style:name="P219" style:family="paragraph" style:parent-style-name="Heading_20_4">
      <style:text-properties fo:font-style="italic" officeooo:rsid="007fbb6b" style:font-style-asian="italic" style:font-style-complex="italic"/>
    </style:style>
    <style:style style:name="P220" style:family="paragraph" style:parent-style-name="Heading_20_4">
      <style:text-properties officeooo:rsid="001e9ca2" officeooo:paragraph-rsid="006180ba"/>
    </style:style>
    <style:style style:name="P221" style:family="paragraph" style:parent-style-name="Heading_20_4">
      <style:text-properties fo:font-weight="bold" officeooo:rsid="006210c6" style:font-weight-asian="bold" style:font-weight-complex="bold"/>
    </style:style>
    <style:style style:name="P222" style:family="paragraph" style:parent-style-name="Heading_20_4">
      <style:text-properties fo:font-weight="bold" officeooo:rsid="0066a11c" style:font-weight-asian="bold" style:font-weight-complex="bold"/>
    </style:style>
    <style:style style:name="P223" style:family="paragraph" style:parent-style-name="Heading_20_4">
      <style:text-properties fo:font-weight="bold" officeooo:rsid="0074ebf5" style:font-weight-asian="bold" style:font-weight-complex="bold"/>
    </style:style>
    <style:style style:name="P224" style:family="paragraph" style:parent-style-name="Heading_20_4">
      <style:text-properties fo:font-weight="bold" officeooo:rsid="00793f50" officeooo:paragraph-rsid="007ee1c5" style:font-weight-asian="bold" style:font-weight-complex="bold"/>
    </style:style>
    <style:style style:name="P225" style:family="paragraph" style:parent-style-name="Heading_20_4">
      <style:text-properties officeooo:rsid="006210c6"/>
    </style:style>
    <style:style style:name="P226" style:family="paragraph" style:parent-style-name="Heading_20_4">
      <style:text-properties officeooo:rsid="00793f50"/>
    </style:style>
    <style:style style:name="P227" style:family="paragraph" style:parent-style-name="Heading_20_4">
      <style:text-properties officeooo:rsid="008892f9"/>
    </style:style>
    <style:style style:name="P228" style:family="paragraph" style:parent-style-name="Heading_20_4">
      <style:text-properties officeooo:rsid="00907e71"/>
    </style:style>
    <style:style style:name="P229" style:family="paragraph" style:parent-style-name="Heading_20_4">
      <style:text-properties officeooo:rsid="00920cd3"/>
    </style:style>
    <style:style style:name="P230" style:family="paragraph" style:parent-style-name="Heading_20_4">
      <style:text-properties officeooo:rsid="0095127e"/>
    </style:style>
    <style:style style:name="P231" style:family="paragraph" style:parent-style-name="Heading_20_4">
      <style:text-properties officeooo:rsid="0095127e" officeooo:paragraph-rsid="0095127e"/>
    </style:style>
    <style:style style:name="P232" style:family="paragraph" style:parent-style-name="Sommaire" style:master-page-name="Conversion_20_1">
      <style:paragraph-properties fo:text-align="justify" style:justify-single-word="false" style:page-number="3"/>
    </style:style>
    <style:style style:name="P233" style:family="paragraph" style:parent-style-name="Table_20_Heading_20__28_user_29_">
      <style:paragraph-properties style:snap-to-layout-grid="false"/>
      <style:text-properties style:font-name="Verdana1" officeooo:paragraph-rsid="00b8fa47"/>
    </style:style>
    <style:style style:name="P234" style:family="paragraph" style:parent-style-name="Table_20_Heading_20__28_user_29_">
      <style:paragraph-properties style:snap-to-layout-grid="false"/>
      <style:text-properties style:font-name="Verdana1" fo:letter-spacing="-0.011cm" officeooo:paragraph-rsid="00b8fa47"/>
    </style:style>
    <style:style style:name="P235" style:family="paragraph" style:parent-style-name="Table_20_Text">
      <style:paragraph-properties style:snap-to-layout-grid="false"/>
      <style:text-properties style:font-name="Verdana1" officeooo:paragraph-rsid="00b8fa47"/>
    </style:style>
    <style:style style:name="P236" style:family="paragraph" style:parent-style-name="Table_20_Text">
      <style:paragraph-properties fo:text-align="center" style:justify-single-word="false" style:snap-to-layout-grid="false"/>
      <style:text-properties style:font-name="Verdana1" fo:language="en" fo:country="GB" officeooo:paragraph-rsid="00b8fa47"/>
    </style:style>
    <style:style style:name="P237" style:family="paragraph" style:parent-style-name="Table_20_Text">
      <style:paragraph-properties style:snap-to-layout-grid="false"/>
      <style:text-properties style:font-name="Verdana1" fo:language="en" fo:country="GB" officeooo:paragraph-rsid="00b8fa47"/>
    </style:style>
    <style:style style:name="P238" style:family="paragraph" style:parent-style-name="Table_20_Text">
      <style:paragraph-properties style:snap-to-layout-grid="false"/>
      <style:text-properties style:font-name="Verdana1" officeooo:paragraph-rsid="00b8fa47" style:language-asian="fr" style:country-asian="FR"/>
    </style:style>
    <style:style style:name="P239" style:family="paragraph" style:parent-style-name="Table_20_Text">
      <style:paragraph-properties style:snap-to-layout-grid="false"/>
      <style:text-properties style:text-outline="false" style:text-line-through-style="none" style:font-name="Verdana1" fo:font-size="10pt" fo:font-style="normal" fo:text-shadow="none" style:text-underline-style="none" fo:font-weight="normal" officeooo:paragraph-rsid="00b8fa47" style:font-name-asian="Verdana2" style:font-size-asian="10pt" style:font-style-asian="normal" style:font-weight-asian="normal" style:font-name-complex="Verdana2" style:font-size-complex="10pt" style:font-style-complex="normal" style:font-weight-complex="normal" style:text-emphasize="none" style:text-overline-style="none" style:text-overline-color="font-color"/>
    </style:style>
    <style:style style:name="P240" style:family="paragraph" style:parent-style-name="Table_20_Text">
      <style:paragraph-properties style:snap-to-layout-grid="false"/>
      <style:text-properties fo:color="#1a1a1a" style:text-outline="false" style:text-line-through-style="none" style:font-name="DejaVu Sans" fo:font-size="9.5pt" fo:letter-spacing="normal" fo:font-style="normal" fo:text-shadow="none" style:text-underline-style="none" fo:font-weight="normal" officeooo:paragraph-rsid="00b8fa47" style:letter-kerning="false" style:font-name-asian="DejaVu Sans" style:font-size-asian="9.5pt" style:font-style-asian="normal" style:font-weight-asian="normal" style:font-name-complex="DejaVu Sans" style:font-size-complex="9.5pt" style:font-style-complex="normal" style:font-weight-complex="normal" style:text-emphasize="none" style:text-overline-style="none" style:text-overline-color="font-color"/>
    </style:style>
    <style:style style:name="P241" style:family="paragraph" style:parent-style-name="Table_20_Text">
      <style:paragraph-properties fo:margin-top="0.004cm" fo:margin-bottom="0.004cm" fo:text-align="center" style:justify-single-word="false" style:snap-to-layout-grid="false"/>
      <style:text-properties style:font-name="Verdana1" fo:language="en" fo:country="GB" officeooo:paragraph-rsid="00b8fa47"/>
    </style:style>
    <style:style style:name="P242" style:family="paragraph" style:parent-style-name="Table_20_Text">
      <style:paragraph-properties fo:margin-top="0.004cm" fo:margin-bottom="0.004cm" style:snap-to-layout-grid="false"/>
      <style:text-properties style:font-name="Verdana1" fo:language="en" fo:country="GB" officeooo:paragraph-rsid="00b8fa47"/>
    </style:style>
    <style:style style:name="P243" style:family="paragraph" style:parent-style-name="Table_20_Text">
      <style:paragraph-properties fo:margin-top="0.004cm" fo:margin-bottom="0.004cm" style:snap-to-layout-grid="false"/>
      <style:text-properties style:font-name="Verdana1" officeooo:paragraph-rsid="00b8fa47"/>
    </style:style>
    <style:style style:name="P244" style:family="paragraph">
      <style:paragraph-properties fo:margin-left="0.319cm" fo:margin-right="0.319cm" fo:text-align="center" fo:text-indent="0cm"/>
      <style:text-properties fo:font-size="24pt"/>
    </style:style>
    <style:style style:name="T1" style:family="text">
      <style:text-properties fo:font-weight="bold" officeooo:rsid="000b04d9" style:font-weight-asian="bold"/>
    </style:style>
    <style:style style:name="T2" style:family="text">
      <style:text-properties fo:font-weight="bold" officeooo:rsid="000b04f0" style:font-weight-asian="bold"/>
    </style:style>
    <style:style style:name="T3" style:family="text">
      <style:text-properties fo:font-weight="bold" style:font-weight-asian="bold" style:font-weight-complex="bold"/>
    </style:style>
    <style:style style:name="T4" style:family="text">
      <style:text-properties fo:font-weight="bold" officeooo:rsid="001dfbc5" style:font-weight-asian="bold" style:font-weight-complex="bold"/>
    </style:style>
    <style:style style:name="T5" style:family="text">
      <style:text-properties fo:font-weight="bold" officeooo:rsid="001e9ca2" style:font-weight-asian="bold" style:font-weight-complex="bold"/>
    </style:style>
    <style:style style:name="T6" style:family="text">
      <style:text-properties fo:font-weight="bold" officeooo:rsid="0021273a" style:font-weight-asian="bold" style:font-weight-complex="bold"/>
    </style:style>
    <style:style style:name="T7" style:family="text">
      <style:text-properties fo:font-weight="bold" officeooo:rsid="0022f739" style:font-weight-asian="bold" style:font-weight-complex="bold"/>
    </style:style>
    <style:style style:name="T8" style:family="text">
      <style:text-properties fo:font-weight="bold" officeooo:rsid="00251c6c" style:font-weight-asian="bold" style:font-weight-complex="bold"/>
    </style:style>
    <style:style style:name="T9" style:family="text">
      <style:text-properties fo:font-weight="bold" officeooo:rsid="002ca84e" style:font-weight-asian="bold" style:font-weight-complex="bold"/>
    </style:style>
    <style:style style:name="T10" style:family="text">
      <style:text-properties fo:font-weight="bold" officeooo:rsid="002fa116" style:font-weight-asian="bold" style:font-weight-complex="bold"/>
    </style:style>
    <style:style style:name="T11" style:family="text">
      <style:text-properties fo:font-weight="bold" officeooo:rsid="004d8f76" style:font-weight-asian="bold" style:font-weight-complex="bold"/>
    </style:style>
    <style:style style:name="T12" style:family="text">
      <style:text-properties fo:font-weight="bold" officeooo:rsid="004f6206" style:font-weight-asian="bold" style:font-weight-complex="bold"/>
    </style:style>
    <style:style style:name="T13" style:family="text">
      <style:text-properties fo:font-weight="bold" officeooo:rsid="005969d6" style:font-weight-asian="bold" style:font-weight-complex="bold"/>
    </style:style>
    <style:style style:name="T14" style:family="text">
      <style:text-properties fo:font-weight="bold" officeooo:rsid="005b6340" style:font-weight-asian="bold" style:font-weight-complex="bold"/>
    </style:style>
    <style:style style:name="T15" style:family="text">
      <style:text-properties fo:font-weight="bold" officeooo:rsid="005e7383" style:font-weight-asian="bold" style:font-weight-complex="bold"/>
    </style:style>
    <style:style style:name="T16" style:family="text">
      <style:text-properties fo:font-weight="bold" officeooo:rsid="0066a11c" style:font-weight-asian="bold" style:font-weight-complex="bold"/>
    </style:style>
    <style:style style:name="T17" style:family="text">
      <style:text-properties fo:font-weight="bold" officeooo:rsid="0076da29" style:font-weight-asian="bold" style:font-weight-complex="bold"/>
    </style:style>
    <style:style style:name="T18" style:family="text">
      <style:text-properties fo:font-weight="bold" officeooo:rsid="00793f50" style:font-weight-asian="bold" style:font-weight-complex="bold"/>
    </style:style>
    <style:style style:name="T19" style:family="text">
      <style:text-properties fo:font-weight="bold" officeooo:rsid="0096eb3a" style:font-weight-asian="bold" style:font-weight-complex="bold"/>
    </style:style>
    <style:style style:name="T20" style:family="text">
      <style:text-properties style:font-name="Verdana" officeooo:rsid="000e925e"/>
    </style:style>
    <style:style style:name="T21" style:family="text">
      <style:text-properties style:font-name="Verdana" fo:font-weight="bold" officeooo:rsid="000e925e" style:font-weight-asian="bold" style:font-weight-complex="bold"/>
    </style:style>
    <style:style style:name="T22" style:family="text">
      <style:text-properties style:font-name="Verdana" fo:font-weight="normal" officeooo:rsid="00127429" style:font-weight-asian="normal" style:font-weight-complex="normal"/>
    </style:style>
    <style:style style:name="T23" style:family="text">
      <style:text-properties officeooo:rsid="000c4aad"/>
    </style:style>
    <style:style style:name="T24" style:family="text">
      <style:text-properties officeooo:rsid="000e925e"/>
    </style:style>
    <style:style style:name="T25" style:family="text">
      <style:text-properties fo:font-style="italic" style:font-style-asian="italic" style:font-style-complex="italic"/>
    </style:style>
    <style:style style:name="T26" style:family="text">
      <style:text-properties fo:font-style="italic" officeooo:rsid="000e925e" style:font-style-asian="italic" style:font-style-complex="italic"/>
    </style:style>
    <style:style style:name="T27" style:family="text">
      <style:text-properties fo:font-style="italic" officeooo:rsid="001e9ca2" style:font-style-asian="italic" style:font-style-complex="italic"/>
    </style:style>
    <style:style style:name="T28" style:family="text">
      <style:text-properties fo:font-style="italic" officeooo:rsid="002dc2a2" style:font-style-asian="italic" style:font-style-complex="italic"/>
    </style:style>
    <style:style style:name="T29" style:family="text">
      <style:text-properties fo:font-style="italic" officeooo:rsid="002fa116" style:font-style-asian="italic" style:font-style-complex="italic"/>
    </style:style>
    <style:style style:name="T30" style:family="text">
      <style:text-properties fo:font-style="italic" officeooo:rsid="003172d6" style:font-style-asian="italic" style:font-style-complex="italic"/>
    </style:style>
    <style:style style:name="T31" style:family="text">
      <style:text-properties fo:font-style="italic" officeooo:rsid="00364a44" style:font-style-asian="italic" style:font-style-complex="italic"/>
    </style:style>
    <style:style style:name="T32" style:family="text">
      <style:text-properties fo:font-style="italic" officeooo:rsid="003c8f78" style:font-style-asian="italic" style:font-style-complex="italic"/>
    </style:style>
    <style:style style:name="T33" style:family="text">
      <style:text-properties fo:font-style="italic" officeooo:rsid="007139f4" style:font-style-asian="italic" style:font-style-complex="italic"/>
    </style:style>
    <style:style style:name="T34" style:family="text">
      <style:text-properties fo:font-style="italic" officeooo:rsid="00778c43" style:font-style-asian="italic" style:font-style-complex="italic"/>
    </style:style>
    <style:style style:name="T35" style:family="text">
      <style:text-properties fo:font-style="italic" officeooo:rsid="0078e685" style:font-style-asian="italic" style:font-style-complex="italic"/>
    </style:style>
    <style:style style:name="T36" style:family="text">
      <style:text-properties fo:font-style="italic" officeooo:rsid="00793f50" style:font-style-asian="italic" style:font-style-complex="italic"/>
    </style:style>
    <style:style style:name="T37" style:family="text">
      <style:text-properties fo:font-style="italic" officeooo:rsid="007db69d" style:font-style-asian="italic" style:font-style-complex="italic"/>
    </style:style>
    <style:style style:name="T38" style:family="text">
      <style:text-properties fo:font-style="italic" officeooo:rsid="008022b0" style:font-style-asian="italic" style:font-style-complex="italic"/>
    </style:style>
    <style:style style:name="T39" style:family="text">
      <style:text-properties fo:font-style="italic" officeooo:rsid="00a46f50" style:font-style-asian="italic" style:font-style-complex="italic"/>
    </style:style>
    <style:style style:name="T40" style:family="text">
      <style:text-properties fo:font-style="italic" officeooo:rsid="00b2a5ba" style:font-style-asian="italic" style:font-style-complex="italic"/>
    </style:style>
    <style:style style:name="T41" style:family="text">
      <style:text-properties fo:font-style="italic" fo:font-weight="bold" officeooo:rsid="000e925e" style:font-style-asian="italic" style:font-weight-asian="bold" style:font-style-complex="italic" style:font-weight-complex="bold"/>
    </style:style>
    <style:style style:name="T42" style:family="text">
      <style:text-properties fo:font-style="italic" fo:font-weight="bold" officeooo:rsid="009e12df" style:font-style-asian="italic" style:font-weight-asian="bold" style:font-style-complex="italic" style:font-weight-complex="bold"/>
    </style:style>
    <style:style style:name="T43" style:family="text">
      <style:text-properties fo:font-style="italic" fo:font-weight="normal" officeooo:rsid="00268b22" style:font-style-asian="italic" style:font-weight-asian="normal" style:font-style-complex="italic" style:font-weight-complex="normal"/>
    </style:style>
    <style:style style:name="T44" style:family="text">
      <style:text-properties fo:font-style="italic" fo:font-weight="normal" officeooo:rsid="002dc2a2" style:font-style-asian="italic" style:font-weight-asian="normal" style:font-style-complex="italic" style:font-weight-complex="normal"/>
    </style:style>
    <style:style style:name="T45" style:family="text">
      <style:text-properties fo:font-style="italic" fo:font-weight="normal" officeooo:rsid="00391865" style:font-style-asian="italic" style:font-weight-asian="normal" style:font-style-complex="italic" style:font-weight-complex="normal"/>
    </style:style>
    <style:style style:name="T46" style:family="text">
      <style:text-properties fo:font-style="italic" fo:font-weight="normal" officeooo:rsid="003172d6" style:font-style-asian="italic" style:font-weight-asian="normal" style:font-style-complex="italic" style:font-weight-complex="normal"/>
    </style:style>
    <style:style style:name="T47" style:family="text">
      <style:text-properties fo:font-style="italic" fo:font-weight="normal" officeooo:rsid="00688c29" style:font-style-asian="italic" style:font-weight-asian="normal" style:font-style-complex="italic" style:font-weight-complex="normal"/>
    </style:style>
    <style:style style:name="T48" style:family="text">
      <style:text-properties fo:font-style="italic" fo:font-weight="normal" officeooo:rsid="006a66fe" style:font-style-asian="italic" style:font-weight-asian="normal" style:font-style-complex="italic" style:font-weight-complex="normal"/>
    </style:style>
    <style:style style:name="T49" style:family="text">
      <style:text-properties fo:font-style="normal" officeooo:rsid="002dc2a2" style:font-style-asian="normal" style:font-style-complex="normal"/>
    </style:style>
    <style:style style:name="T50" style:family="text">
      <style:text-properties fo:font-style="normal" officeooo:rsid="002f8bbd" style:font-style-asian="normal" style:font-style-complex="normal"/>
    </style:style>
    <style:style style:name="T51" style:family="text">
      <style:text-properties fo:font-style="normal" officeooo:rsid="00364a44" style:font-style-asian="normal" style:font-style-complex="normal"/>
    </style:style>
    <style:style style:name="T52" style:family="text">
      <style:text-properties fo:font-style="normal" officeooo:rsid="00377a95" style:font-style-asian="normal" style:font-style-complex="normal"/>
    </style:style>
    <style:style style:name="T53" style:family="text">
      <style:text-properties fo:font-style="normal" officeooo:rsid="00391865" style:font-style-asian="normal" style:font-style-complex="normal"/>
    </style:style>
    <style:style style:name="T54" style:family="text">
      <style:text-properties fo:font-style="normal" officeooo:rsid="003bf4af" style:font-style-asian="normal" style:font-style-complex="normal"/>
    </style:style>
    <style:style style:name="T55" style:family="text">
      <style:text-properties fo:font-style="normal" officeooo:rsid="003c8f78" style:font-style-asian="normal" style:font-style-complex="normal"/>
    </style:style>
    <style:style style:name="T56" style:family="text">
      <style:text-properties fo:font-style="normal" officeooo:rsid="003e5d2a" style:font-style-asian="normal" style:font-style-complex="normal"/>
    </style:style>
    <style:style style:name="T57" style:family="text">
      <style:text-properties fo:font-style="normal" officeooo:rsid="003f1260" style:font-style-asian="normal" style:font-style-complex="normal"/>
    </style:style>
    <style:style style:name="T58" style:family="text">
      <style:text-properties fo:font-style="normal" officeooo:rsid="003fd669" style:font-style-asian="normal" style:font-style-complex="normal"/>
    </style:style>
    <style:style style:name="T59" style:family="text">
      <style:text-properties fo:font-style="normal" officeooo:rsid="0041aa12" style:font-style-asian="normal" style:font-style-complex="normal"/>
    </style:style>
    <style:style style:name="T60" style:family="text">
      <style:text-properties fo:font-style="normal" officeooo:rsid="00718d1e" style:font-style-asian="normal" style:font-style-complex="normal"/>
    </style:style>
    <style:style style:name="T61" style:family="text">
      <style:text-properties fo:font-style="normal" officeooo:rsid="007db69d" style:font-style-asian="normal" style:font-style-complex="normal"/>
    </style:style>
    <style:style style:name="T62" style:family="text">
      <style:text-properties fo:font-style="normal" officeooo:rsid="00a98247" style:font-style-asian="normal" style:font-style-complex="normal"/>
    </style:style>
    <style:style style:name="T63" style:family="text">
      <style:text-properties fo:font-style="normal" officeooo:rsid="00ab5676" style:font-style-asian="normal" style:font-style-complex="normal"/>
    </style:style>
    <style:style style:name="T64" style:family="text">
      <style:text-properties fo:font-style="normal" officeooo:rsid="00ad3f6b" style:font-style-asian="normal" style:font-style-complex="normal"/>
    </style:style>
    <style:style style:name="T65" style:family="text">
      <style:text-properties fo:font-style="normal" style:text-underline-style="none" officeooo:rsid="00127429" style:font-style-asian="normal" style:font-style-complex="normal"/>
    </style:style>
    <style:style style:name="T66" style:family="text">
      <style:text-properties fo:font-style="normal" style:text-underline-style="none" officeooo:rsid="0019afe8" style:font-style-asian="normal" style:font-style-complex="normal"/>
    </style:style>
    <style:style style:name="T67" style:family="text">
      <style:text-properties fo:font-style="normal" style:text-underline-style="none" officeooo:rsid="001aaca4" style:font-style-asian="normal" style:font-style-complex="normal"/>
    </style:style>
    <style:style style:name="T68" style:family="text">
      <style:text-properties fo:font-style="normal" style:text-underline-style="none" officeooo:rsid="001ad865" style:font-style-asian="normal" style:font-style-complex="normal"/>
    </style:style>
    <style:style style:name="T69" style:family="text">
      <style:text-properties fo:font-style="normal" style:text-underline-style="none" officeooo:rsid="001801bd" style:font-style-asian="normal" style:font-style-complex="normal"/>
    </style:style>
    <style:style style:name="T70" style:family="text">
      <style:text-properties fo:font-style="normal" style:text-underline-style="none" officeooo:rsid="005f4e8d" style:font-style-asian="normal" style:font-style-complex="normal"/>
    </style:style>
    <style:style style:name="T71" style:family="text">
      <style:text-properties fo:font-style="normal" style:text-underline-style="none" officeooo:rsid="001d5888" style:font-style-asian="normal" style:font-style-complex="normal"/>
    </style:style>
    <style:style style:name="T72" style:family="text">
      <style:text-properties fo:font-style="normal" style:text-underline-style="none" officeooo:rsid="006180ba" style:font-style-asian="normal" style:font-style-complex="normal"/>
    </style:style>
    <style:style style:name="T73" style:family="text">
      <style:text-properties fo:font-style="normal" style:text-underline-style="none" officeooo:rsid="00a15ee5" style:font-style-asian="normal" style:font-style-complex="normal"/>
    </style:style>
    <style:style style:name="T74" style:family="text">
      <style:text-properties fo:font-style="normal" style:text-underline-style="none" officeooo:rsid="00a2c4c5" style:font-style-asian="normal" style:font-style-complex="normal"/>
    </style:style>
    <style:style style:name="T75" style:family="text">
      <style:text-properties fo:font-style="normal" fo:font-weight="normal" officeooo:rsid="00268b22" style:font-style-asian="normal" style:font-weight-asian="normal" style:font-style-complex="normal" style:font-weight-complex="normal"/>
    </style:style>
    <style:style style:name="T76" style:family="text">
      <style:text-properties fo:font-style="normal" fo:font-weight="normal" officeooo:rsid="0041aa12" style:font-style-asian="normal" style:font-weight-asian="normal" style:font-style-complex="normal" style:font-weight-complex="normal"/>
    </style:style>
    <style:style style:name="T77" style:family="text">
      <style:text-properties fo:font-style="normal" fo:font-weight="normal" officeooo:rsid="00437c4b" style:font-style-asian="normal" style:font-weight-asian="normal" style:font-style-complex="normal" style:font-weight-complex="normal"/>
    </style:style>
    <style:style style:name="T78" style:family="text">
      <style:text-properties fo:font-style="normal" fo:font-weight="normal" officeooo:rsid="0044e81e" style:font-style-asian="normal" style:font-weight-asian="normal" style:font-style-complex="normal" style:font-weight-complex="normal"/>
    </style:style>
    <style:style style:name="T79" style:family="text">
      <style:text-properties fo:font-style="normal" fo:font-weight="normal" officeooo:rsid="0044f8bf" style:font-style-asian="normal" style:font-weight-asian="normal" style:font-style-complex="normal" style:font-weight-complex="normal"/>
    </style:style>
    <style:style style:name="T80" style:family="text">
      <style:text-properties fo:font-style="normal" fo:font-weight="normal" officeooo:rsid="0046e674" style:font-style-asian="normal" style:font-weight-asian="normal" style:font-style-complex="normal" style:font-weight-complex="normal"/>
    </style:style>
    <style:style style:name="T81" style:family="text">
      <style:text-properties fo:font-style="normal" fo:font-weight="normal" officeooo:rsid="0048d465" style:font-style-asian="normal" style:font-weight-asian="normal" style:font-style-complex="normal" style:font-weight-complex="normal"/>
    </style:style>
    <style:style style:name="T82" style:family="text">
      <style:text-properties fo:font-style="normal" fo:font-weight="normal" officeooo:rsid="001f283e" style:font-style-asian="normal" style:font-weight-asian="normal" style:font-style-complex="normal" style:font-weight-complex="normal"/>
    </style:style>
    <style:style style:name="T83" style:family="text">
      <style:text-properties fo:font-style="normal" fo:font-weight="normal" officeooo:rsid="001e9ca2" style:font-style-asian="normal" style:font-weight-asian="normal" style:font-style-complex="normal" style:font-weight-complex="normal"/>
    </style:style>
    <style:style style:name="T84" style:family="text">
      <style:text-properties fo:font-style="normal" fo:font-weight="normal" officeooo:rsid="002fa116" style:font-style-asian="normal" style:font-weight-asian="normal" style:font-style-complex="normal" style:font-weight-complex="normal"/>
    </style:style>
    <style:style style:name="T85" style:family="text">
      <style:text-properties fo:font-style="normal" fo:font-weight="normal" officeooo:rsid="006a66fe" style:font-style-asian="normal" style:font-weight-asian="normal" style:font-style-complex="normal" style:font-weight-complex="normal"/>
    </style:style>
    <style:style style:name="T86" style:family="text">
      <style:text-properties fo:font-style="normal" fo:font-weight="normal" officeooo:rsid="006b8548" style:font-style-asian="normal" style:font-weight-asian="normal" style:font-style-complex="normal" style:font-weight-complex="normal"/>
    </style:style>
    <style:style style:name="T87" style:family="text">
      <style:text-properties fo:font-style="normal" fo:font-weight="normal" officeooo:rsid="00688c29" style:font-style-asian="normal" style:font-weight-asian="normal" style:font-style-complex="normal" style:font-weight-complex="normal"/>
    </style:style>
    <style:style style:name="T88" style:family="text">
      <style:text-properties fo:font-style="normal" fo:font-weight="normal" officeooo:rsid="006c84ae" style:font-style-asian="normal" style:font-weight-asian="normal" style:font-style-complex="normal" style:font-weight-complex="normal"/>
    </style:style>
    <style:style style:name="T89" style:family="text">
      <style:text-properties fo:font-style="normal" fo:font-weight="normal" officeooo:rsid="006ea1ec" style:font-style-asian="normal" style:font-weight-asian="normal" style:font-style-complex="normal" style:font-weight-complex="normal"/>
    </style:style>
    <style:style style:name="T90" style:family="text">
      <style:text-properties fo:font-style="normal" fo:font-weight="normal" officeooo:rsid="007248fe" style:font-style-asian="normal" style:font-weight-asian="normal" style:font-style-complex="normal" style:font-weight-complex="normal"/>
    </style:style>
    <style:style style:name="T91" style:family="text">
      <style:text-properties fo:font-style="normal" fo:font-weight="normal" officeooo:rsid="009b2148" style:font-style-asian="normal" style:font-weight-asian="normal" style:font-style-complex="normal" style:font-weight-complex="normal"/>
    </style:style>
    <style:style style:name="T92" style:family="text">
      <style:text-properties fo:font-style="normal" fo:font-weight="bold" officeooo:rsid="002dc2a2" style:font-style-asian="normal" style:font-weight-asian="bold" style:font-style-complex="normal" style:font-weight-complex="bold"/>
    </style:style>
    <style:style style:name="T93" style:family="text">
      <style:text-properties fo:font-style="normal" fo:font-weight="bold" officeooo:rsid="00391865" style:font-style-asian="normal" style:font-weight-asian="bold" style:font-style-complex="normal" style:font-weight-complex="bold"/>
    </style:style>
    <style:style style:name="T94" style:family="text">
      <style:text-properties fo:font-style="normal" fo:font-weight="bold" officeooo:rsid="003adb04" style:font-style-asian="normal" style:font-weight-asian="bold" style:font-style-complex="normal" style:font-weight-complex="bold"/>
    </style:style>
    <style:style style:name="T95" style:family="text">
      <style:text-properties fo:font-style="normal" fo:font-weight="bold" officeooo:rsid="003c8f78" style:font-style-asian="normal" style:font-weight-asian="bold" style:font-style-complex="normal" style:font-weight-complex="bold"/>
    </style:style>
    <style:style style:name="T96" style:family="text">
      <style:text-properties fo:font-style="normal" fo:font-weight="bold" officeooo:rsid="0041aa12" style:font-style-asian="normal" style:font-weight-asian="bold" style:font-style-complex="normal" style:font-weight-complex="bold"/>
    </style:style>
    <style:style style:name="T97" style:family="text">
      <style:text-properties fo:font-style="normal" fo:font-weight="bold" officeooo:rsid="0048d465" style:font-style-asian="normal" style:font-weight-asian="bold" style:font-style-complex="normal" style:font-weight-complex="bold"/>
    </style:style>
    <style:style style:name="T98" style:family="text">
      <style:text-properties fo:font-style="normal" fo:font-weight="bold" officeooo:rsid="001e9ca2" style:font-style-asian="normal" style:font-weight-asian="bold" style:font-style-complex="normal" style:font-weight-complex="bold"/>
    </style:style>
    <style:style style:name="T99" style:family="text">
      <style:text-properties fo:font-style="normal" fo:font-weight="bold" officeooo:rsid="006210c6" style:font-style-asian="normal" style:font-weight-asian="bold" style:font-style-complex="normal" style:font-weight-complex="bold"/>
    </style:style>
    <style:style style:name="T100" style:family="text">
      <style:text-properties fo:font-style="normal" fo:font-weight="bold" officeooo:rsid="0092d776" style:font-style-asian="normal" style:font-weight-asian="bold" style:font-style-complex="normal" style:font-weight-complex="bold"/>
    </style:style>
    <style:style style:name="T101" style:family="text">
      <style:text-properties fo:font-style="normal" style:text-underline-style="solid" style:text-underline-width="auto" style:text-underline-color="font-color" officeooo:rsid="00127429" style:font-style-asian="normal" style:font-style-complex="normal"/>
    </style:style>
    <style:style style:name="T102" style:family="text">
      <style:text-properties fo:font-weight="normal" officeooo:rsid="0021273a" style:font-weight-asian="normal" style:font-weight-complex="normal"/>
    </style:style>
    <style:style style:name="T103" style:family="text">
      <style:text-properties fo:font-weight="normal" officeooo:rsid="0022f739" style:font-weight-asian="normal" style:font-weight-complex="normal"/>
    </style:style>
    <style:style style:name="T104" style:family="text">
      <style:text-properties fo:font-weight="normal" officeooo:rsid="00251c6c" style:font-weight-asian="normal" style:font-weight-complex="normal"/>
    </style:style>
    <style:style style:name="T105" style:family="text">
      <style:text-properties fo:font-weight="normal" officeooo:rsid="00268b22" style:font-weight-asian="normal" style:font-weight-complex="normal"/>
    </style:style>
    <style:style style:name="T106" style:family="text">
      <style:text-properties fo:font-weight="normal" officeooo:rsid="0029eefc" style:font-weight-asian="normal" style:font-weight-complex="normal"/>
    </style:style>
    <style:style style:name="T107" style:family="text">
      <style:text-properties fo:font-weight="normal" officeooo:rsid="002ca84e" style:font-weight-asian="normal" style:font-weight-complex="normal"/>
    </style:style>
    <style:style style:name="T108" style:family="text">
      <style:text-properties fo:font-weight="normal" officeooo:rsid="002dc2a2" style:font-weight-asian="normal" style:font-weight-complex="normal"/>
    </style:style>
    <style:style style:name="T109" style:family="text">
      <style:text-properties fo:font-weight="normal" officeooo:rsid="004d8f76" style:font-weight-asian="normal" style:font-weight-complex="normal"/>
    </style:style>
    <style:style style:name="T110" style:family="text">
      <style:text-properties fo:font-weight="normal" officeooo:rsid="004f6206" style:font-weight-asian="normal" style:font-weight-complex="normal"/>
    </style:style>
    <style:style style:name="T111" style:family="text">
      <style:text-properties fo:font-weight="normal" officeooo:rsid="0066a11c" style:font-weight-asian="normal" style:font-weight-complex="normal"/>
    </style:style>
    <style:style style:name="T112" style:family="text">
      <style:text-properties fo:font-weight="normal" officeooo:rsid="00688c29" style:font-weight-asian="normal" style:font-weight-complex="normal"/>
    </style:style>
    <style:style style:name="T113" style:family="text">
      <style:text-properties fo:font-weight="normal" officeooo:rsid="00793f50" style:font-weight-asian="normal" style:font-weight-complex="normal"/>
    </style:style>
    <style:style style:name="T114" style:family="text">
      <style:text-properties fo:font-weight="normal" officeooo:rsid="0096eb3a" style:font-weight-asian="normal" style:font-weight-complex="normal"/>
    </style:style>
    <style:style style:name="T115" style:family="text">
      <style:text-properties officeooo:rsid="001dfbc5"/>
    </style:style>
    <style:style style:name="T116" style:family="text">
      <style:text-properties officeooo:rsid="001e9ca2"/>
    </style:style>
    <style:style style:name="T117" style:family="text">
      <style:text-properties officeooo:rsid="001f283e"/>
    </style:style>
    <style:style style:name="T118" style:family="text">
      <style:text-properties officeooo:rsid="0021273a"/>
    </style:style>
    <style:style style:name="T119" style:family="text">
      <style:text-properties officeooo:rsid="002fa116"/>
    </style:style>
    <style:style style:name="T120" style:family="text">
      <style:text-properties officeooo:rsid="00364a44"/>
    </style:style>
    <style:style style:name="T121" style:family="text">
      <style:text-properties officeooo:rsid="00377a95"/>
    </style:style>
    <style:style style:name="T122" style:family="text">
      <style:text-properties officeooo:rsid="00391865"/>
    </style:style>
    <style:style style:name="T123" style:family="text">
      <style:text-properties officeooo:rsid="004d8f76"/>
    </style:style>
    <style:style style:name="T124" style:family="text">
      <style:text-properties officeooo:rsid="004f6206"/>
    </style:style>
    <style:style style:name="T125" style:family="text">
      <style:text-properties officeooo:rsid="00515822"/>
    </style:style>
    <style:style style:name="T126" style:family="text">
      <style:text-properties officeooo:rsid="005969d6"/>
    </style:style>
    <style:style style:name="T127" style:family="text">
      <style:text-properties officeooo:rsid="005b6340"/>
    </style:style>
    <style:style style:name="T128" style:family="text">
      <style:text-properties officeooo:rsid="005d7c75"/>
    </style:style>
    <style:style style:name="T129" style:family="text">
      <style:text-properties officeooo:rsid="005e7383"/>
    </style:style>
    <style:style style:name="T130" style:family="text">
      <style:text-properties officeooo:rsid="006180ba"/>
    </style:style>
    <style:style style:name="T131" style:family="text">
      <style:text-properties officeooo:rsid="006210c6"/>
    </style:style>
    <style:style style:name="T132" style:family="text">
      <style:text-properties officeooo:rsid="006d32cf"/>
    </style:style>
    <style:style style:name="T133" style:family="text">
      <style:text-properties officeooo:rsid="006ea1ec"/>
    </style:style>
    <style:style style:name="T134" style:family="text">
      <style:text-properties officeooo:rsid="006f62ec"/>
    </style:style>
    <style:style style:name="T135" style:family="text">
      <style:text-properties officeooo:rsid="007139f4"/>
    </style:style>
    <style:style style:name="T136" style:family="text">
      <style:text-properties officeooo:rsid="00718d1e"/>
    </style:style>
    <style:style style:name="T137" style:family="text">
      <style:text-properties officeooo:rsid="007248fe"/>
    </style:style>
    <style:style style:name="T138" style:family="text">
      <style:text-properties officeooo:rsid="0073bd7f"/>
    </style:style>
    <style:style style:name="T139" style:family="text">
      <style:text-properties officeooo:rsid="0073f723"/>
    </style:style>
    <style:style style:name="T140" style:family="text">
      <style:text-properties officeooo:rsid="0076da29"/>
    </style:style>
    <style:style style:name="T141" style:family="text">
      <style:text-properties officeooo:rsid="00778c43"/>
    </style:style>
    <style:style style:name="T142" style:family="text">
      <style:text-properties officeooo:rsid="00793f50"/>
    </style:style>
    <style:style style:name="T143" style:family="text">
      <style:text-properties officeooo:rsid="008022b0"/>
    </style:style>
    <style:style style:name="T144" style:family="text">
      <style:text-properties officeooo:rsid="00812a68"/>
    </style:style>
    <style:style style:name="T145" style:family="text">
      <style:text-properties officeooo:rsid="008362a3"/>
    </style:style>
    <style:style style:name="T146" style:family="text">
      <style:text-properties officeooo:rsid="0084c82d"/>
    </style:style>
    <style:style style:name="T147" style:family="text">
      <style:text-properties officeooo:rsid="0096eb3a"/>
    </style:style>
    <style:style style:name="T148" style:family="text">
      <style:text-properties officeooo:rsid="0098148b"/>
    </style:style>
    <style:style style:name="T149" style:family="text">
      <style:text-properties officeooo:rsid="009e12df"/>
    </style:style>
    <style:style style:name="T150" style:family="text">
      <style:text-properties officeooo:rsid="009fa594"/>
    </style:style>
    <style:style style:name="T151" style:family="text">
      <style:text-properties officeooo:rsid="00a46f50"/>
    </style:style>
    <style:style style:name="T152" style:family="text">
      <style:text-properties officeooo:rsid="00a6394b"/>
    </style:style>
    <style:style style:name="T153" style:family="text">
      <style:text-properties officeooo:rsid="00ad3f6b"/>
    </style:style>
    <style:style style:name="T154" style:family="text">
      <style:text-properties officeooo:rsid="00b2a5ba"/>
    </style:style>
    <style:style style:name="T155" style:family="text">
      <style:text-properties officeooo:rsid="00b38de5"/>
    </style:style>
    <style:style style:name="T156" style:family="text">
      <style:text-properties officeooo:rsid="00b522bf"/>
    </style:style>
    <style:style style:name="T157" style:family="text">
      <style:text-properties officeooo:rsid="00b6f1a5"/>
    </style:style>
    <style:style style:name="T158" style:family="text">
      <style:text-properties style:text-outline="false" style:text-line-through-style="none" style:font-name="Verdana2" fo:font-size="10pt" fo:font-style="normal" fo:text-shadow="none" style:text-underline-style="none" fo:font-weight="normal" style:font-name-asian="Verdana2" style:font-size-asian="10pt" style:font-style-asian="normal" style:font-weight-asian="normal" style:font-name-complex="Verdana2" style:font-size-complex="10pt" style:font-style-complex="normal" style:font-weight-complex="normal" style:text-emphasize="none" style:text-overline-style="none" style:text-overline-color="font-color"/>
    </style:style>
    <style:style style:name="T159" style:family="text">
      <style:text-properties style:text-outline="false" style:text-line-through-style="none" fo:font-size="10pt" fo:font-style="normal" fo:text-shadow="none" style:text-underline-style="none" fo:font-weight="normal" style:font-name-asian="Verdana2" style:font-size-asian="10pt" style:font-style-asian="normal" style:font-weight-asian="normal" style:font-name-complex="Verdana2" style:font-size-complex="10pt" style:font-style-complex="normal" style:font-weight-complex="normal" style:text-emphasize="none" style:text-overline-style="none" style:text-overline-color="font-color"/>
    </style:style>
    <style:style style:name="T160" style:family="text">
      <style:text-properties officeooo:rsid="00b8fa47"/>
    </style:style>
    <style:style style:name="T161" style:family="text">
      <style:text-properties officeooo:rsid="00b9b7e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9" table:style-name="Tableau9">
        <table:table-column table:style-name="Tableau9.A"/>
        <table:table-header-rows>
          <table:table-row>
            <table:table-cell table:style-name="Tableau9.A1" office:value-type="string">
              <text:p text:style-name="P25">EVOLUTIONS DE VERSIONS</text:p>
              <text:p text:style-name="P24"/>
            </table:table-cell>
          </table:table-row>
        </table:table-header-rows>
        <table:table-row>
          <table:table-cell table:style-name="Tableau9.A2" office:value-type="string">
            <text:p text:style-name="P25">Version 2.0rc9 → Version 2.0rc16</text:p>
          </table:table-cell>
        </table:table-row>
      </table:table>
      <text:p text:style-name="Standard"/>
      <text:p text:style-name="P26"/>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Projet</text:p>
          </table:table-cell>
          <table:table-cell table:style-name="Tableau1.B1" office:value-type="string">
            <text:p text:style-name="P14">Webrsa</text:p>
          </table:table-cell>
          <table:table-cell table:style-name="Tableau1.A1" office:value-type="string">
            <text:p text:style-name="P16">Rédacteurs</text:p>
          </table:table-cell>
          <table:table-cell table:style-name="Tableau1.D1" table:number-columns-spanned="3" office:value-type="string">
            <text:p text:style-name="P13">Arnaud AUZOLAT</text:p>
            <text:p text:style-name="P13">Chef de Projet</text:p>
            <text:p text:style-name="P13"><text:a xlink:type="simple" xlink:href="mailto:m.piaumier@adullact-projet.coop">arnaud.auzolat@adullact-projet.coop</text:a> </text:p>
          </table:table-cell>
          <table:covered-table-cell/>
          <table:covered-table-cell/>
        </table:table-row>
        <table:table-row>
          <table:table-cell table:style-name="Tableau1.A2" office:value-type="string">
            <text:p text:style-name="P13">Objet</text:p>
          </table:table-cell>
          <table:table-cell table:style-name="Tableau1.B2" table:number-columns-spanned="5" office:value-type="string">
            <text:p text:style-name="P10">Document de présentation des évolutions entre la version 2.0rc9 et la version 2.0rc16</text:p>
          </table:table-cell>
          <table:covered-table-cell/>
          <table:covered-table-cell/>
          <table:covered-table-cell/>
          <table:covered-table-cell/>
        </table:table-row>
        <table:table-row>
          <table:table-cell table:style-name="Tableau1.A1" office:value-type="string">
            <text:p text:style-name="P13">Date </text:p>
          </table:table-cell>
          <table:table-cell table:style-name="Tableau1.B3" office:value-type="date" office:date-value="2011-03-14">
            <text:p text:style-name="P15">14/03/11</text:p>
          </table:table-cell>
          <table:table-cell table:style-name="Tableau1.A1" office:value-type="string">
            <text:p text:style-name="P13">Statut</text:p>
          </table:table-cell>
          <table:table-cell table:style-name="Tableau1.B1" office:value-type="string">
            <text:p text:style-name="P13"/>
          </table:table-cell>
          <table:table-cell table:style-name="Tableau1.A1" office:value-type="string">
            <text:p text:style-name="P13">Diffusé le</text:p>
          </table:table-cell>
          <table:table-cell table:style-name="Tableau1.D1" office:value-type="string">
            <text:p text:style-name="P13"/>
          </table:table-cell>
        </table:table-row>
      </table:table>
      <text:p text:style-name="Standard"/>
      <text:p text:style-name="P18"/>
      <text:p text:style-name="P18">Destinataire<text:span text:style-name="T161">s</text:span> :</text:p>
      <text:p text:style-name="P18"/>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33">Nom/Prénom</text:p>
          </table:table-cell>
          <table:table-cell table:style-name="Tableau3.A1" office:value-type="string">
            <text:p text:style-name="P233">Diffusé à</text:p>
          </table:table-cell>
          <table:table-cell table:style-name="Tableau3.A1" office:value-type="string">
            <text:p text:style-name="P233">Organismes représentés</text:p>
          </table:table-cell>
          <table:table-cell table:style-name="Tableau3.D1" office:value-type="string">
            <text:p text:style-name="P234">Remarques</text:p>
          </table:table-cell>
        </table:table-row>
        <table:table-row table:style-name="Tableau3.2">
          <table:table-cell table:style-name="Tableau3.A2" office:value-type="string">
            <text:p text:style-name="P235">BOULOC Régine</text:p>
          </table:table-cell>
          <table:table-cell table:style-name="Tableau3.A2" office:value-type="string">
            <text:p text:style-name="P236"><text:span text:style-name="T160">X</text:span></text:p>
          </table:table-cell>
          <table:table-cell table:style-name="Tableau3.A2" office:value-type="string">
            <text:p text:style-name="P237">CG 66</text:p>
          </table:table-cell>
          <table:table-cell table:style-name="Tableau3.D2" office:value-type="string">
            <text:p text:style-name="P235"/>
          </table:table-cell>
        </table:table-row>
        <table:table-row table:style-name="Tableau3.2">
          <table:table-cell table:style-name="Tableau3.A3" office:value-type="string">
            <text:p text:style-name="P235"><text:span text:style-name="T160">DANOT Christophe</text:span></text:p>
          </table:table-cell>
          <table:table-cell table:style-name="Tableau3.A3" office:value-type="string">
            <text:p text:style-name="P236"><text:span text:style-name="T160">X</text:span></text:p>
          </table:table-cell>
          <table:table-cell table:style-name="Tableau3.A3" office:value-type="string">
            <text:p text:style-name="P237">CG 66</text:p>
          </table:table-cell>
          <table:table-cell table:style-name="Tableau3.D3" office:value-type="string">
            <text:p text:style-name="P235"/>
          </table:table-cell>
        </table:table-row>
        <table:table-row table:style-name="Tableau3.2">
          <table:table-cell table:style-name="Tableau3.A3" office:value-type="string">
            <text:p text:style-name="P235"><text:span text:style-name="T160">DUBOIS Florent</text:span></text:p>
          </table:table-cell>
          <table:table-cell table:style-name="Tableau3.A3" office:value-type="string">
            <text:p text:style-name="P236"><text:span text:style-name="T160">X</text:span></text:p>
          </table:table-cell>
          <table:table-cell table:style-name="Tableau3.A3" office:value-type="string">
            <text:p text:style-name="P237">CG 66</text:p>
          </table:table-cell>
          <table:table-cell table:style-name="Tableau3.D3" office:value-type="string">
            <text:p text:style-name="P235"/>
          </table:table-cell>
        </table:table-row>
        <table:table-row table:style-name="Tableau3.2">
          <table:table-cell table:style-name="Tableau3.A3" office:value-type="string">
            <text:p text:style-name="P235"><text:span text:style-name="T160">FABRE Sylvie</text:span></text:p>
          </table:table-cell>
          <table:table-cell table:style-name="Tableau3.A3" office:value-type="string">
            <text:p text:style-name="P236"><text:span text:style-name="T160">X</text:span></text:p>
          </table:table-cell>
          <table:table-cell table:style-name="Tableau3.A3" office:value-type="string">
            <text:p text:style-name="P237">CG 66</text:p>
          </table:table-cell>
          <table:table-cell table:style-name="Tableau3.D3" office:value-type="string">
            <text:p text:style-name="P235"/>
          </table:table-cell>
        </table:table-row>
        <table:table-row table:style-name="Tableau3.2">
          <table:table-cell table:style-name="Tableau3.A3" office:value-type="string">
            <text:p text:style-name="P235"><text:span text:style-name="T160">FEREZ Marie-José</text:span></text:p>
          </table:table-cell>
          <table:table-cell table:style-name="Tableau3.A3" office:value-type="string">
            <text:p text:style-name="P236"><text:span text:style-name="T160">X</text:span></text:p>
          </table:table-cell>
          <table:table-cell table:style-name="Tableau3.A3" office:value-type="string">
            <text:p text:style-name="P237">CG 66</text:p>
          </table:table-cell>
          <table:table-cell table:style-name="Tableau3.D3" office:value-type="string">
            <text:p text:style-name="P235"/>
          </table:table-cell>
        </table:table-row>
        <table:table-row table:style-name="Tableau3.2">
          <table:table-cell table:style-name="Tableau3.A3" office:value-type="string">
            <text:p text:style-name="P235"><text:span text:style-name="T160">FRANC Michel</text:span></text:p>
          </table:table-cell>
          <table:table-cell table:style-name="Tableau3.A3" office:value-type="string">
            <text:p text:style-name="P236"><text:span text:style-name="T160">X</text:span></text:p>
          </table:table-cell>
          <table:table-cell table:style-name="Tableau3.A3" office:value-type="string">
            <text:p text:style-name="P237">CG 66</text:p>
          </table:table-cell>
          <table:table-cell table:style-name="Tableau3.D3" office:value-type="string">
            <text:p text:style-name="P235"/>
          </table:table-cell>
        </table:table-row>
        <table:table-row table:style-name="Tableau3.2">
          <table:table-cell table:style-name="Tableau3.A3" office:value-type="string">
            <text:p text:style-name="P235">TRILLES Gilles</text:p>
          </table:table-cell>
          <table:table-cell table:style-name="Tableau3.A3" office:value-type="string">
            <text:p text:style-name="P236"><text:span text:style-name="T160">X</text:span></text:p>
          </table:table-cell>
          <table:table-cell table:style-name="Tableau3.A3" office:value-type="string">
            <text:p text:style-name="P237">CG 66</text:p>
          </table:table-cell>
          <table:table-cell table:style-name="Tableau3.D3" office:value-type="string">
            <text:p text:style-name="P235"/>
          </table:table-cell>
        </table:table-row>
      </table:table>
      <text:p text:style-name="P191"/>
      <text:p text:style-name="P17"/>
      <text:p text:style-name="P17"/>
      <text:p text:style-name="P18"/>
      <text:p text:style-name="P2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0"><text:a xlink:type="simple" xlink:href="#__RefHeading__1164_391727432" text:style-name="Internet_20_link" text:visited-style-name="Internet_20_link"><text:s/>1.Préambule<text:tab/>5</text:a></text:p>
          <text:p text:style-name="P130"><text:a xlink:type="simple" xlink:href="#__RefHeading__1166_391727432" text:style-name="Internet_20_link" text:visited-style-name="Internet_20_link"><text:s/>2.CG 66<text:tab/>5</text:a></text:p>
          <text:p text:style-name="P131"><text:a xlink:type="simple" xlink:href="#__RefHeading__1168_391727432" text:style-name="Internet_20_link" text:visited-style-name="Internet_20_link"><text:s/>2.1.Menu général de l'application<text:tab/>5</text:a></text:p>
          <text:p text:style-name="P129"><text:a xlink:type="simple" xlink:href="#__RefHeading__1170_391727432" text:style-name="Internet_20_link" text:visited-style-name="Internet_20_link">2.1.1.Menu recherches<text:tab/>5</text:a></text:p>
          <text:p text:style-name="P132"><text:a xlink:type="simple" xlink:href="#__RefHeading__1172_391727432" text:style-name="Internet_20_link" text:visited-style-name="Internet_20_link"><text:s/>2.1.1.1 Évolutions des filtres<text:tab/>5</text:a></text:p>
          <text:p text:style-name="P132"><text:a xlink:type="simple" xlink:href="#__RefHeading__1174_391727432" text:style-name="Internet_20_link" text:visited-style-name="Internet_20_link"><text:s/>2.1.1.2 Nouvelle recherche multi-critères: Par Bilan de parcours (New)<text:tab/>5</text:a></text:p>
          <text:p text:style-name="P132"><text:a xlink:type="simple" xlink:href="#__RefHeading__1833_84215539" text:style-name="Internet_20_link" text:visited-style-name="Internet_20_link"><text:s/>2.1.1.3 Nouvelle recherche multi-critères: Pôle Emploi (New)<text:tab/>6</text:a></text:p>
          <text:p text:style-name="P129"><text:a xlink:type="simple" xlink:href="#__RefHeading__1176_391727432" text:style-name="Internet_20_link" text:visited-style-name="Internet_20_link">2.1.2.Menu Eq.Pluri. (New)<text:tab/>7</text:a></text:p>
          <text:p text:style-name="P129"><text:a xlink:type="simple" xlink:href="#__RefHeading__1178_391727432" text:style-name="Internet_20_link" text:visited-style-name="Internet_20_link">2.1.3.Menu Tableaux de bord<text:tab/>8</text:a></text:p>
          <text:p text:style-name="P129"><text:a xlink:type="simple" xlink:href="#__RefHeading__1180_391727432" text:style-name="Internet_20_link" text:visited-style-name="Internet_20_link">2.1.4.Menu Administration<text:tab/>8</text:a></text:p>
          <text:p text:style-name="P132"><text:a xlink:type="simple" xlink:href="#__RefHeading__1182_391727432" text:style-name="Internet_20_link" text:visited-style-name="Internet_20_link"><text:s/>2.1.4.1 Ajout de nouvelles tables de paramétrages<text:tab/>8</text:a></text:p>
          <text:p text:style-name="P132"><text:a xlink:type="simple" xlink:href="#__RefHeading__1184_391727432" text:style-name="Internet_20_link" text:visited-style-name="Internet_20_link"><text:s/>2.1.4.2 Modification des tables de paramétrages<text:tab/>8</text:a></text:p>
          <text:p text:style-name="P131"><text:a xlink:type="simple" xlink:href="#__RefHeading__1188_391727432" text:style-name="Internet_20_link" text:visited-style-name="Internet_20_link"><text:s/>2.2.Menu du Dossier<text:tab/>9</text:a></text:p>
          <text:p text:style-name="P129"><text:a xlink:type="simple" xlink:href="#__RefHeading__1795_84215539" text:style-name="Internet_20_link" text:visited-style-name="Internet_20_link">2.2.1.Architecture du menu<text:tab/>9</text:a></text:p>
          <text:p text:style-name="P129"><text:a xlink:type="simple" xlink:href="#__RefHeading__1797_84215539" text:style-name="Internet_20_link" text:visited-style-name="Internet_20_link">2.2.2.Écran de synthèse du dossier<text:tab/>10</text:a></text:p>
          <text:p text:style-name="P131"><text:a xlink:type="simple" xlink:href="#__RefHeading__1190_391727432" text:style-name="Internet_20_link" text:visited-style-name="Internet_20_link"><text:s/>2.3.Description des modifications par modules<text:tab/>10</text:a></text:p>
          <text:p text:style-name="P129"><text:a xlink:type="simple" xlink:href="#__RefHeading__1192_391727432" text:style-name="Internet_20_link" text:visited-style-name="Internet_20_link">2.3.1.Composition du foyer → nom de l'allocataire → Droit<text:tab/>10</text:a></text:p>
          <text:p text:style-name="P132"><text:a xlink:type="simple" xlink:href="#__RefHeading__1194_391727432" text:style-name="Internet_20_link" text:visited-style-name="Internet_20_link"><text:s/>2.3.1.1 Données socio-professionnelles (New)<text:tab/>10</text:a></text:p>
          <text:p text:style-name="P132"><text:a xlink:type="simple" xlink:href="#__RefHeading__1196_391727432" text:style-name="Internet_20_link" text:visited-style-name="Internet_20_link"><text:s/>2.3.1.2 Orientation<text:tab/>10</text:a></text:p>
          <text:p text:style-name="P132"><text:a xlink:type="simple" xlink:href="#__RefHeading__1198_391727432" text:style-name="Internet_20_link" text:visited-style-name="Internet_20_link"><text:s/>2.3.1.3 PDO<text:tab/>10</text:a></text:p>
          <text:p text:style-name="P129"><text:soft-page-break/><text:a xlink:type="simple" xlink:href="#__RefHeading__1200_391727432" text:style-name="Internet_20_link" text:visited-style-name="Internet_20_link">2.3.2.Composition du foyer → Nom de l'allocataire → Accompagnement du parcours<text:tab/>11</text:a></text:p>
          <text:p text:style-name="P132"><text:a xlink:type="simple" xlink:href="#__RefHeading__1202_391727432" text:style-name="Internet_20_link" text:visited-style-name="Internet_20_link"><text:s/>2.3.2.1 Référent du parcours<text:tab/>11</text:a></text:p>
          <text:p text:style-name="P132"><text:a xlink:type="simple" xlink:href="#__RefHeading__1204_391727432" text:style-name="Internet_20_link" text:visited-style-name="Internet_20_link"><text:s/>2.3.2.2 Gestion RDV<text:tab/>11</text:a></text:p>
          <text:p text:style-name="P132"><text:a xlink:type="simple" xlink:href="#__RefHeading__1206_391727432" text:style-name="Internet_20_link" text:visited-style-name="Internet_20_link"><text:s/>2.3.2.3 Bilan du parcours (New)<text:tab/>11</text:a></text:p>
          <text:p text:style-name="P132"><text:a xlink:type="simple" xlink:href="#__RefHeading__1292_391727432" text:style-name="Internet_20_link" text:visited-style-name="Internet_20_link"><text:s/>2.3.2.4 Contrats : CER<text:tab/>12</text:a></text:p>
          <text:p text:style-name="P132"><text:a xlink:type="simple" xlink:href="#__RefHeading__1294_391727432" text:style-name="Internet_20_link" text:visited-style-name="Internet_20_link"><text:s/>2.3.2.5 Contrats : CUI<text:tab/>13</text:a></text:p>
          <text:p text:style-name="P132"><text:a xlink:type="simple" xlink:href="#__RefHeading__1756_153359922" text:style-name="Internet_20_link" text:visited-style-name="Internet_20_link"><text:s/>2.3.2.6 Actualisation suivi : Entretiens<text:tab/>13</text:a></text:p>
          <text:p text:style-name="P132"><text:a xlink:type="simple" xlink:href="#__RefHeading__1519_1261928837" text:style-name="Internet_20_link" text:visited-style-name="Internet_20_link"><text:s/>2.3.2.7 Offre d'insertion : fiche de candidature<text:tab/>13</text:a></text:p>
          <text:p text:style-name="P132"><text:a xlink:type="simple" xlink:href="#__RefHeading__1521_1261928837" text:style-name="Internet_20_link" text:visited-style-name="Internet_20_link"><text:s/>2.3.2.8 Aides financières : Aides/APRE<text:tab/>13</text:a></text:p>
          <text:p text:style-name="P132"><text:a xlink:type="simple" xlink:href="#__RefHeading__2013_1261928837" text:style-name="Internet_20_link" text:visited-style-name="Internet_20_link"><text:s/>2.3.2.9 Documents scannés<text:tab/>13</text:a></text:p>
          <text:p text:style-name="P132"><text:a xlink:type="simple" xlink:href="#__RefHeading__2027_1261928837" text:style-name="Internet_20_link" text:visited-style-name="Internet_20_link"><text:s/>2.3.2.10 Mémos<text:tab/>14</text:a></text:p>
          <text:p text:style-name="P129"><text:a xlink:type="simple" xlink:href="#__RefHeading__1746_84215539" text:style-name="Internet_20_link" text:visited-style-name="Internet_20_link">2.3.3.Composition du foyer → Nom de l'allocataire → Situation financière<text:tab/>14</text:a></text:p>
          <text:p text:style-name="P132"><text:a xlink:type="simple" xlink:href="#__RefHeading__1748_84215539" text:style-name="Internet_20_link" text:visited-style-name="Internet_20_link"><text:s/>2.3.3.1 Ressources<text:tab/>14</text:a></text:p>
          <text:p text:style-name="P129"><text:a xlink:type="simple" xlink:href="#__RefHeading__1750_84215539" text:style-name="Internet_20_link" text:visited-style-name="Internet_20_link">2.3.4.Informations foyer<text:tab/>14</text:a></text:p>
          <text:p text:style-name="P132"><text:a xlink:type="simple" xlink:href="#__RefHeading__1752_84215539" text:style-name="Internet_20_link" text:visited-style-name="Internet_20_link"><text:s/>2.3.4.1 Historique du droit<text:tab/>14</text:a></text:p>
          <text:p text:style-name="P132"><text:a xlink:type="simple" xlink:href="#__RefHeading__1754_84215539" text:style-name="Internet_20_link" text:visited-style-name="Internet_20_link"><text:s/>2.3.4.2 Détails du droit RSA<text:tab/>14</text:a></text:p>
          <text:p text:style-name="P132"><text:a xlink:type="simple" xlink:href="#__RefHeading__1756_84215539" text:style-name="Internet_20_link" text:visited-style-name="Internet_20_link"><text:s/>2.3.4.3 Adresses<text:tab/>14</text:a></text:p>
          <text:p text:style-name="P132"><text:a xlink:type="simple" xlink:href="#__RefHeading__1758_84215539" text:style-name="Internet_20_link" text:visited-style-name="Internet_20_link"><text:s/>2.3.4.4 Évènements<text:tab/>14</text:a></text:p>
          <text:p text:style-name="P132"><text:a xlink:type="simple" xlink:href="#__RefHeading__1760_84215539" text:style-name="Internet_20_link" text:visited-style-name="Internet_20_link"><text:s/>2.3.4.5 Modes de contact<text:tab/>14</text:a></text:p>
          <text:p text:style-name="P132"><text:a xlink:type="simple" xlink:href="#__RefHeading__1762_84215539" text:style-name="Internet_20_link" text:visited-style-name="Internet_20_link"><text:s/>2.3.4.6 Informations financières<text:tab/>14</text:a></text:p>
          <text:p text:style-name="P132"><text:a xlink:type="simple" xlink:href="#__RefHeading__1764_84215539" text:style-name="Internet_20_link" text:visited-style-name="Internet_20_link"><text:s/>2.3.4.7 Liste des indus<text:tab/>14</text:a></text:p>
          <text:p text:style-name="P132"><text:a xlink:type="simple" xlink:href="#__RefHeading__1766_84215539" text:style-name="Internet_20_link" text:visited-style-name="Internet_20_link"><text:s/>2.3.4.8 Suivi instruction du dossier<text:tab/>14</text:a></text:p>
          <text:p text:style-name="P129"><text:a xlink:type="simple" xlink:href="#__RefHeading__1768_84215539" text:style-name="Internet_20_link" text:visited-style-name="Internet_20_link">2.3.5.Informations complémentaires<text:tab/>14</text:a></text:p>
          <text:p text:style-name="P129"><text:soft-page-break/><text:a xlink:type="simple" xlink:href="#__RefHeading__1770_84215539" text:style-name="Internet_20_link" text:visited-style-name="Internet_20_link">2.3.6.Synthèse du parcours d'insertion<text:tab/>15</text:a></text:p>
          <text:p text:style-name="P129"><text:a xlink:type="simple" xlink:href="#__RefHeading__1789_84215539" text:style-name="Internet_20_link" text:visited-style-name="Internet_20_link">2.3.7.Préconisation d'orientation<text:tab/>15</text:a></text:p>
          <text:p text:style-name="P130"><text:a xlink:type="simple" xlink:href="#__RefHeading__1979_1261928837" text:style-name="Internet_20_link" text:visited-style-name="Internet_20_link"><text:s/>3.Autres fonctionnalités<text:tab/>15</text:a></text:p>
          <text:p text:style-name="P131"><text:a xlink:type="simple" xlink:href="#__RefHeading__1981_1261928837" text:style-name="Internet_20_link" text:visited-style-name="Internet_20_link"><text:s/>3.1.Modification du mot de passe<text:tab/>15</text:a></text:p>
          <text:p text:style-name="P131"><text:a xlink:type="simple" xlink:href="#__RefHeading__1983_1261928837" text:style-name="Internet_20_link" text:visited-style-name="Internet_20_link"><text:s/>3.2.Gestion de la Connexion<text:tab/>1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0" text:outline-level="1"><text:bookmark text:name="__RefHeading__1164_391727432"/><text:soft-page-break/>Préambule<text:bookmark-end text:name="__RefHeading__1164_391727432"/></text:h>
      <text:p text:style-name="P110"/>
      <text:p text:style-name="P19"><text:span text:style-name="T23">Ce document présente les différentes évolutions </text:span><text:span text:style-name="T24">de développement </text:span><text:span text:style-name="T23">de l'application Webrsa </text:span><text:span text:style-name="T24">depuis</text:span><text:span text:style-name="T23"> la version 2.0rc9 </text:span><text:span text:style-name="T24">jusqu'à</text:span><text:span text:style-name="T23"> la version 2.0rc16.</text:span></text:p>
      <text:p text:style-name="P20"/>
      <text:p text:style-name="P19"><text:span text:style-name="T23">Chaque module sera détaillé afin de </text:span><text:span text:style-name="T24">présenter</text:span><text:span text:style-name="T23"> les corrections/améliorations apportées suite aux différents retours des CGs.</text:span></text:p>
      <text:p text:style-name="P20"/>
      <text:p text:style-name="P21">Le document sera architecturé par département. Pour chacun des départements (CG58, CG66, CG93), une description des modifications par module sera présentée.</text:p>
      <text:p text:style-name="P21"/>
      <text:h text:style-name="P201" text:outline-level="1"><text:bookmark text:name="__RefHeading__1166_391727432"/>CG 66<text:bookmark-end text:name="__RefHeading__1166_391727432"/></text:h>
      <text:p text:style-name="P22"/>
      <text:h text:style-name="P196" text:outline-level="2"><text:bookmark text:name="__RefHeading__1168_391727432"/>Menu général de l'application<text:bookmark-end text:name="__RefHeading__1168_391727432"/></text:h>
      <text:p text:style-name="P105"><text:span text:style-name="T20">Tout d'abord, les premières évolutions concernent le menu général de l'application </text:span><text:span text:style-name="T21">Webrsa, </text:span><text:span text:style-name="T22">situé en haut, sur chacune des pages de l'application.</text:span></text:p>
      <text:p text:style-name="P23"/>
      <text:h text:style-name="P203" text:outline-level="3"><text:bookmark text:name="__RefHeading__1170_391727432"/>Menu recherches<text:bookmark-end text:name="__RefHeading__1170_391727432"/></text:h>
      <text:h text:style-name="P213" text:outline-level="4"><text:bookmark text:name="__RefHeading__1172_391727432"/>Évolutions des filtres<text:bookmark-end text:name="__RefHeading__1172_391727432"/></text:h>
      <text:list xml:id="list944389616" text:style-name="L1">
        <text:list-item>
          <text:p text:style-name="P133">Dans le recherche par « dossier/allocataire », ajout d'un filtre par « Soumis à droit et devoir ».</text:p>
        </text:list-item>
      </text:list>
      <text:p text:style-name="P27"/>
      <text:list xml:id="list1466744464" text:continue-numbering="true" text:style-name="L1">
        <text:list-item>
          <text:p text:style-name="P134">Dans la recherche par « Contrats → Par CER », ajout de filtres :</text:p>
          <text:list>
            <text:list-item>
              <text:p text:style-name="P134">par Forme du CER (Contrat Simple / Contrat Particulier),</text:p>
            </text:list-item>
            <text:list-item>
              <text:p text:style-name="P134">par date de validation du contrat,</text:p>
            </text:list-item>
            <text:list-item>
              <text:p text:style-name="P134">par date de fin du contrat</text:p>
            </text:list-item>
          </text:list>
        </text:list-item>
      </text:list>
      <text:p text:style-name="P28"/>
      <text:list xml:id="list337894584" text:continue-numbering="true" text:style-name="L1">
        <text:list-item>
          <text:p text:style-name="P134">Dans la recherche par « PDO → Liste des PDOs », ajout de filtres :</text:p>
          <text:list>
            <text:list-item>
              <text:p text:style-name="P134">par Gestionnaire du dossier</text:p>
            </text:list-item>
            <text:list-item>
              <text:p text:style-name="P134">par Type de proposition</text:p>
            </text:list-item>
            <text:list-item>
              <text:p text:style-name="P134">par État du dossier (En attente d'affectation, En attente d'instruction, Instruction en cours, En attente d'avis technique, En attente de validation de la proposition, Dossier traité, Dossier traité mais en attente de pièces )</text:p>
            </text:list-item>
          </text:list>
        </text:list-item>
      </text:list>
      <text:p text:style-name="P106"><text:tab/>Dans le tableau de résultat de <text:span text:style-name="T150">la</text:span> recherche, ajout de deux colonnes pour afficher le gestionnaire du dossier (s'il a déjà été affecté) et l'état du dossier en question.</text:p>
      <text:p text:style-name="P91"/>
      <text:h text:style-name="P214" text:outline-level="4"><text:bookmark text:name="__RefHeading__1174_391727432"/>Nouvelle recherche multi-critères: <text:span text:style-name="T149">Par </text:span>Bilan de parcours <text:span text:style-name="T152">(New)</text:span><text:bookmark-end text:name="__RefHeading__1174_391727432"/></text:h>
      <text:p text:style-name="Standard"><text:span text:style-name="T24">Dans le menu « Recherches », une nouvelle recherche multi-critères apparaît, la recherche par </text:span><text:span text:style-name="T41">Bilans de parcours</text:span><text:span text:style-name="T26">.</text:span></text:p>
      <text:p text:style-name="P29">Cette recherche permet de retrouver l'ensemble des informations concernant les bilans de parcours des allocataires.</text:p>
      <text:p text:style-name="P29">Les critères de recherche sont les suivants :</text:p>
      <text:list xml:id="list1363186388" text:style-name="L2">
        <text:list-item>
          <text:p text:style-name="P135">Filtre par type de commission (EP Parcours, EP Audition, Sans passage en EP, EP Audition Pôle Emploi)</text:p>
        </text:list-item>
        <text:list-item>
          <text:p text:style-name="P135">Filtre par choix du parcours (Maintien, Réorientation)</text:p>
        </text:list-item>
        <text:list-item>
          <text:p text:style-name="P135">Filtre par Raison d'examen du dossier ( non respect, non conclusion)</text:p>
        </text:list-item>
        <text:list-item>
          <text:p text:style-name="P135">Filtre par maintien de l'orientation (Oui/Non)</text:p>
        </text:list-item>
        <text:list-item>
          <text:p text:style-name="P135">Filtre par MSP</text:p>
        </text:list-item>
        <text:list-item>
          <text:p text:style-name="P135">Filtre par rédacteur</text:p>
        </text:list-item>
        <text:list-item>
          <text:p text:style-name="P135"><text:soft-page-break/>Filtre par position du bilan (En attente de l'avis de l'EP Audition, En attente de l'avis de l'EP Parcours, En attente de décision de la CGA, En attente de décision du Coordonnateur Technique, Ajourné, Annulé)</text:p>
        </text:list-item>
        <text:list-item>
          <text:p text:style-name="P135">Filtre par Date du bilan de parcours</text:p>
        </text:list-item>
      </text:list>
      <text:p text:style-name="P29"/>
      <text:p text:style-name="P30">Comme pour chacune des recherches multi-critères, le tableau de résultat présente des informations sur les allocataires avec un bouton « Voir » permettant d'accéder directement au bilan de parcours de la personne.</text:p>
      <text:p text:style-name="P30"/>
      <text:p text:style-name="P107"><text:span text:style-name="T101">Remarque :</text:span><text:span text:style-name="T65"> Comme pour chaque tableau de résultat, un bouton « Imprimer le tableau » et un bouton « Télécharger le tableau » sont présents en dessous des résultats.</text:span></text:p>
      <text:p text:style-name="P43"/>
      <text:h text:style-name="P215" text:outline-level="4"><text:bookmark text:name="__RefHeading__1833_84215539"/>Nouvelle recherche multi-critères: <text:span text:style-name="T149">Pôle Emploi </text:span><text:span text:style-name="T152">(New)</text:span><text:bookmark-end text:name="__RefHeading__1833_84215539"/></text:h>
      <text:p text:style-name="P128"><text:span text:style-name="T24">Dans le menu « Recherches », une </text:span><text:span text:style-name="T149">autre</text:span><text:span text:style-name="T24"> recherche multi-critères apparaît, la recherche par </text:span><text:span text:style-name="T42">Pôle Emploi</text:span><text:span text:style-name="T26">.</text:span></text:p>
      <text:p text:style-name="P38">Cette recherche est découpée en deux parties :</text:p>
      <text:list xml:id="list1074418518" text:style-name="L3">
        <text:list-item>
          <text:p text:style-name="P154">Non inscrits au Pôle emploi</text:p>
        </text:list-item>
        <text:list-item>
          <text:p text:style-name="P154">Radiés de Pôle emploi</text:p>
        </text:list-item>
      </text:list>
      <text:p text:style-name="P39"/>
      <text:p text:style-name="P46">Ces deux formulaires de recherche d'informations Pôle Emploi permettent :</text:p>
      <text:list xml:id="list412548033" text:style-name="L4">
        <text:list-item>
          <text:p text:style-name="P137">Non inscrits au Pôle Emploi → d'afficher la liste des bénéficiaires du RSA orientés vers Pôle Emploi mais n'étant pas inscrits au Pôle Emploi</text:p>
        </text:list-item>
        <text:list-item>
          <text:p text:style-name="P137">Radiés de Pôle Emploi → d'afficher la liste des bénéficiaires du RSA radiés de Pôle Emploi (information fournie par le Pôle Emploi)</text:p>
        </text:list-item>
      </text:list>
      <text:p text:style-name="P43"/>
      <text:p text:style-name="P47">Pour chacune des deux recherches, les critères sont les suivants :</text:p>
      <text:list xml:id="list490073610" text:style-name="L5">
        <text:list-item>
          <text:p text:style-name="P138">Par nom de la personne</text:p>
        </text:list-item>
        <text:list-item>
          <text:p text:style-name="P138">Par prénom de la personne</text:p>
        </text:list-item>
        <text:list-item>
          <text:p text:style-name="P138">Par date de naissance de la personne</text:p>
        </text:list-item>
        <text:list-item>
          <text:p text:style-name="P138">Par NIR de la personne</text:p>
        </text:list-item>
        <text:list-item>
          <text:p text:style-name="P138">Par N° CAF</text:p>
        </text:list-item>
        <text:list-item>
          <text:p text:style-name="P138">Par commune de l'allocataire</text:p>
        </text:list-item>
        <text:list-item>
          <text:p text:style-name="P138">Par N° de commune au sens INSEE</text:p>
        </text:list-item>
        <text:list-item>
          <text:p text:style-name="P138">Par canton</text:p>
        </text:list-item>
        <text:list-item>
          <text:p text:style-name="P157"><text:span text:style-name="T73">Par identifiant Pôle Emploi </text:span><text:span text:style-name="T74">( → Uniquement dans le cadre des radiés )</text:span></text:p>
        </text:list-item>
      </text:list>
      <text:p text:style-name="P43"/>
      <text:p text:style-name="P48">Les boutons « Voir » au bout de chacune des lignes du tableau va rediriger l'utilisateur sur le formulaire d'ajout d'un bilan de parcours. </text:p>
      <text:p text:style-name="P44"><text:span text:style-name="T151">Dans ce formulaire, la proposition du référent sera pré-selectionnée sur </text:span><text:span text:style-name="T39">Saisine EPL Audition pour Défaut d'insertion : Pôle Emploi » </text:span><text:span text:style-name="T151">avec la raison d'examen du dossier pré-cochée également.</text:span></text:p>
      <text:p text:style-name="P44"><text:span text:style-name="T151">En effet, si l'utilisateur a accédé au formulaire via la liste des non inscrits, alors le bilan de parcours sera sur </text:span><text:span text:style-name="T39">Défaut de conclusion : non inscrits PE</text:span><text:span text:style-name="T151">. Par contre, si l'utilisateur était sur les non radiés, alors le formulaire du bilan de parcours sera sur </text:span><text:span text:style-name="T39">Non respect : Radiés PE.</text:span></text:p>
      <text:p text:style-name="P43"/>
      <text:p text:style-name="P43"/>
      <text:p text:style-name="P43"/>
      <text:p text:style-name="P43"/>
      <text:p text:style-name="P43"/>
      <text:p text:style-name="P43"/>
      <text:h text:style-name="P204" text:outline-level="3"><text:bookmark text:name="__RefHeading__1176_391727432"/><text:soft-page-break/><text:span text:style-name="T70">Menu </text:span><text:span text:style-name="T69">Eq.Pluri. (New)</text:span><text:bookmark-end text:name="__RefHeading__1176_391727432"/></text:h>
      <text:p text:style-name="P40">Suite à la mise en place du module <text:span text:style-name="T3">Équipe Pluridisciplinaire</text:span>, un nouveau menu a été mis en place avec différentes fonctionnalités :</text:p>
      <text:list xml:id="list892244689" text:style-name="L6">
        <text:list-item>
          <text:p text:style-name="P139">Création/Modification → permet de créer/modifier une séance d'EP.</text:p>
          <text:list>
            <text:list-item>
              <text:p text:style-name="P139">La page affichée présente un formulaire de recherche afin de retrouver la séance que l'on aurait créée préalablement.</text:p>
            </text:list-item>
            <text:list-item>
              <text:p text:style-name="P139">Le tableau de résultat affiché présente les séances créées avec notamment :</text:p>
              <text:list>
                <text:list-item>
                  <text:p text:style-name="P139">l'identifiant de l'EP (générée automatiquement lors de la création de l'EP),</text:p>
                </text:list-item>
                <text:list-item>
                  <text:p text:style-name="P139">le nom de l'EP,</text:p>
                </text:list-item>
                <text:list-item>
                  <text:p text:style-name="P139">l'identifiant de la commission (générée automatiquement lors de la création de la séance d'EP,</text:p>
                </text:list-item>
                <text:list-item>
                  <text:p text:style-name="P139">le lieu de la séance,</text:p>
                </text:list-item>
                <text:list-item>
                  <text:p text:style-name="P139">la date de la séance,</text:p>
                </text:list-item>
                <text:list-item>
                  <text:p text:style-name="P139">l'état de la décision de cette séance,</text:p>
                </text:list-item>
                <text:list-item>
                  <text:p text:style-name="P139">des observations (s'il y a lieu),</text:p>
                </text:list-item>
                <text:list-item>
                  <text:p text:style-name="P139">un bouton « Modification » permettant d'éditer la séance</text:p>
                </text:list-item>
              </text:list>
            </text:list-item>
            <text:list-item>
              <text:p text:style-name="P139">Un bouton « Ajouter » permet de créer une séance. Lorsque l'on clique sur « Ajouter », on est redirigé sur un formulaire permettant de créer sa séance.</text:p>
            </text:list-item>
          </text:list>
        </text:list-item>
        <text:list-item>
          <text:p text:style-name="P139">Attribution des dossiers à une séance → permet de lier les dossiers à une séance d'EP</text:p>
          <text:list>
            <text:list-item>
              <text:p text:style-name="P139">Selon la même idée que le lien précédent, un formulaire de recherche permet de chercher la séance à laquelle on souhaite lier les dossiers.</text:p>
            </text:list-item>
            <text:list-item>
              <text:p text:style-name="P139">Le tableau de résultat est le même que précédemment à la différence près que le bouton est maintenant « Attribution des dossiers à une séance »</text:p>
            </text:list-item>
            <text:list-item>
              <text:p text:style-name="P139">Lorsque l'on clique sur ce bouton, on accède à un formulaire présentant une liste de dossiers sélectionnables avec la personne concernée et le thème en question</text:p>
            </text:list-item>
          </text:list>
        </text:list-item>
        <text:list-item>
          <text:p text:style-name="P139">Arbitrage → permet de rentrer dans la séance d'EP en question.</text:p>
          <text:list>
            <text:list-item>
              <text:p text:style-name="P139">Par l'intermédiaire des différents boutons présents, la séance pourra se dérouler :</text:p>
              <text:list>
                <text:list-item>
                  <text:p text:style-name="P158"><text:span text:style-name="T66">Un onglet « </text:span><text:span text:style-name="T67">2. </text:span><text:span text:style-name="T66">Liste des participants » va permettre de définir la présence des participants à la séance</text:span></text:p>
                </text:list-item>
                <text:list-item>
                  <text:p text:style-name="P158"><text:span text:style-name="T66">Un onglet « </text:span><text:span text:style-name="T67">3. </text:span><text:span text:style-name="T66">Liste des dossiers » permet de lier/voir les dossiers devant passer à cette séance</text:span></text:p>
                </text:list-item>
                <text:list-item>
                  <text:p text:style-name="P139">Une fois les participants et les dossiers renseignés, l'Ordre du jour peut être imprimé par l'intermédiaire d'un bouton situé sur la page (« 4. Imprimer l'ordre du jour »)</text:p>
                </text:list-item>
                <text:list-item>
                  <text:p text:style-name="P140">Lorsque l'on clique sur le bouton « 5. Émettre l'avis de l'EP », on accède à un formulaire qui va permettre d'émettre les avis de l'EP sur chaque dossier. Ces dossiers sont classés par thème (un onglet par thème)</text:p>
                </text:list-item>
                <text:list-item>
                  <text:p text:style-name="P140">Le bouton « valider » permet d'émettre l'avis et une fois l'avis émis, on est redirigé sur la page de la séance.</text:p>
                </text:list-item>
                <text:list-item>
                  <text:p text:style-name="P141">On peut ensuite « 6.Finaliser la séance d'EP »</text:p>
                </text:list-item>
                <text:list-item>
                  <text:p text:style-name="P159"><text:span text:style-name="T68">On ne peut </text:span><text:span text:style-name="T67">« 8. Imprimer le PV de la commission » </text:span><text:span text:style-name="T68">tant que la « 7. Présences » des participants n'a pas été émise</text:span></text:p>
                </text:list-item>
                <text:list-item>
                  <text:p text:style-name="P140">Ensuite une décision sera émise par le CG ( « 9. Émettre la décision du CG » ), de la même façon que l'EP émet son avis, et la finalisation du CG ( « 10. Finaliser la décision du CG ») permettra de rendre effective la décision finale.</text:p>
                </text:list-item>
              </text:list>
            </text:list-item>
          </text:list>
        </text:list-item>
        <text:list-item>
          <text:p text:style-name="P142">Recherche → permet de chercher les séances passées ou devant passer</text:p>
          <text:list>
            <text:list-item>
              <text:p text:style-name="P142"><text:soft-page-break/>Le formulaire de recherche reste le même que les précédents</text:p>
            </text:list-item>
            <text:list-item>
              <text:p text:style-name="P142">La différence se situe encore une fois au niveau du tableau de résultat. Le bouton d'action « Voir » permet d'accéder à la consultation de la séance d'EP.</text:p>
            </text:list-item>
          </text:list>
        </text:list-item>
        <text:list-item>
          <text:p text:style-name="P142">Thématiques</text:p>
          <text:list>
            <text:list-item>
              <text:p text:style-name="P142">Bilan de parcours → affiche l'ensemble des bilans de parcours de l'application passés ou non en séance d'EP</text:p>
            </text:list-item>
          </text:list>
        </text:list-item>
      </text:list>
      <text:p text:style-name="P45"/>
      <text:h text:style-name="Heading_20_3" text:outline-level="3"><text:bookmark text:name="__RefHeading__1178_391727432"/><text:span text:style-name="T72">Menu </text:span><text:span text:style-name="T71">Tableaux de bord</text:span><text:bookmark-end text:name="__RefHeading__1178_391727432"/></text:h>
      <text:p text:style-name="P41">Dans le menu « Tableaux de bord », ajout d'un sous-menu <text:span text:style-name="T3">Statistiques ministérielles</text:span> basées sur les demandes de la DRESS.</text:p>
      <text:p text:style-name="P41"/>
      <text:list xml:id="list177645269" text:style-name="L7">
        <text:list-item>
          <text:p text:style-name="P143">Indicateurs d'orientations</text:p>
        </text:list-item>
        <text:list-item>
          <text:p text:style-name="P143">Indicateurs d'organismes</text:p>
        </text:list-item>
        <text:list-item>
          <text:p text:style-name="P143">Indicateurs de nature de contrats</text:p>
        </text:list-item>
        <text:list-item>
          <text:p text:style-name="P143">Indicateurs de caractéristiques de contrats</text:p>
        </text:list-item>
        <text:list-item>
          <text:p text:style-name="P143">Indicateurs de réorientations</text:p>
        </text:list-item>
        <text:list-item>
          <text:p text:style-name="P143">Indicateurs de motifs de réorientations</text:p>
        </text:list-item>
      </text:list>
      <text:p text:style-name="P42">Pour chacun des indicateurs cités ci-dessus, un formulaire de recherche permet de filtrer par :</text:p>
      <text:list xml:id="list989036574" text:style-name="L8">
        <text:list-item>
          <text:p text:style-name="P144">Localité</text:p>
        </text:list-item>
        <text:list-item>
          <text:p text:style-name="P144">Nom du service instructeur</text:p>
        </text:list-item>
        <text:list-item>
          <text:p text:style-name="P144">Année</text:p>
        </text:list-item>
      </text:list>
      <text:p text:style-name="P94"/>
      <text:h text:style-name="Heading_20_3" text:outline-level="3"><text:bookmark text:name="__RefHeading__1180_391727432"/><text:span text:style-name="T130">Me</text:span>nu Administration<text:bookmark-end text:name="__RefHeading__1180_391727432"/></text:h>
      <text:h text:style-name="P220" text:outline-level="4"><text:bookmark text:name="__RefHeading__1182_391727432"/><text:span text:style-name="T130">Aj</text:span>out de nouvelles tables de paramétrages<text:bookmark-end text:name="__RefHeading__1182_391727432"/></text:h>
      <text:p text:style-name="P72"><text:span text:style-name="T115">Dans le menu Administration, ajout de nouvelles données dans la partie </text:span><text:span text:style-name="T4">Paramétrages :</text:span></text:p>
      <text:list xml:id="list684166501" text:style-name="L9">
        <text:list-item>
          <text:p text:style-name="P160">Objets de l'entretien</text:p>
        </text:list-item>
        <text:list-item>
          <text:p text:style-name="P160">Vérification de l'application</text:p>
        </text:list-item>
      </text:list>
      <text:p text:style-name="P75"/>
      <text:p text:style-name="P74"><text:span text:style-name="T116">La table </text:span><text:span text:style-name="T5">Objets de l'entretien</text:span><text:span text:style-name="T116"> est une table de paramétrage lié au module </text:span><text:span text:style-name="T27">Entretien.</text:span></text:p>
      <text:p text:style-name="P49">Elle permet de définir pour quel motif l'entretien a lieu. Deux champs sont à remplir, un pour l'intitulé de l'objet (ex : Entretien – Contrat)</text:p>
      <text:p text:style-name="P49"/>
      <text:p text:style-name="P108"><text:span text:style-name="T82">Le lien</text:span><text:span text:style-name="T83"> </text:span><text:span text:style-name="T98">Vérification de l'application</text:span><text:span text:style-name="T83"> permet de vérifier, à chaque installation de nouvelles versions, que les configurations nécessaires au bon fonctionnement de l'application sont bien renseignées.</text:span></text:p>
      <text:p text:style-name="P56"/>
      <text:h text:style-name="P216" text:outline-level="4"><text:bookmark text:name="__RefHeading__1184_391727432"/><text:span text:style-name="T131">Mo</text:span>dification des tables de paramétrages<text:bookmark-end text:name="__RefHeading__1184_391727432"/></text:h>
      <text:p text:style-name="P89"><text:span text:style-name="T117">Suite aux montées de version, des améliorations ont été apportées au niveau des tables de paramétrage, nécessaire au bon fonctionnement de </text:span><text:span text:style-name="T118">chacun des modules de l'application</text:span><text:span text:style-name="T117">.</text:span></text:p>
      <text:p text:style-name="P95"/>
      <text:list xml:id="list436040952" text:style-name="L10">
        <text:list-item>
          <text:p text:style-name="P167"><text:span text:style-name="T104">Le lien </text:span><text:span text:style-name="T8">Cantons </text:span><text:span text:style-name="T104">permet d'</text:span><text:span text:style-name="T105">a</text:span><text:span text:style-name="T104">jouter u</text:span><text:span text:style-name="T105">n nouveau canton. </text:span><text:span text:style-name="T106">Une liste déroulante afin de définir la </text:span><text:span text:style-name="T43">zone géographique associée </text:span><text:span text:style-name="T75">a été ajoutée lors de l'ajout/édition d'un canton.</text:span></text:p>
        </text:list-item>
        <text:list-item>
          <text:p text:style-name="P168"><text:span text:style-name="T118">Le lien </text:span><text:span text:style-name="T6">Équipes Pluridisciplinaires</text:span><text:span text:style-name="T102"> redirige sur des tables de paramétrage que nous avons renommées :</text:span></text:p>
          <text:list>
            <text:list-item>
              <text:p text:style-name="P161">Liste des Eps (anciennement: Intitulé des équipes pluridisciplinaires )</text:p>
            </text:list-item>
            <text:list-item>
              <text:p text:style-name="P161">Fonction des membres d'une EP (anciennement: Fonction des participants)</text:p>
            </text:list-item>
            <text:list-item>
              <text:p text:style-name="P161"><text:soft-page-break/>Motifs des demandes de réorientation (anciennement: Motifs des demandes de réorientation)</text:p>
            </text:list-item>
            <text:list-item>
              <text:p text:style-name="P161">Liste de membres pour une EP (anciennement: Participants aux Équipes pluridisciplinaires)</text:p>
            </text:list-item>
            <text:list-item>
              <text:p text:style-name="P161">Regroupements des Eps</text:p>
            </text:list-item>
          </text:list>
        </text:list-item>
        <text:list-item>
          <text:p text:style-name="P169"><text:span text:style-name="T103">Le lien </text:span><text:span text:style-name="T7">PDOs</text:span><text:span text:style-name="T103"> redirige vers les mêmes tables de paramétrages que précédemment mais de nouvelles informations sont à renseigner :</text:span></text:p>
          <text:list>
            <text:list-item>
              <text:p text:style-name="P162">Décisions PDOs → ajout d'un bouton radio Oui/Non pour déterminer si la décision entraînera ou non une clôture de la demande de PDO</text:p>
            </text:list-item>
            <text:list-item>
              <text:p text:style-name="P163">Descriptions PDOs → </text:p>
              <text:list>
                <text:list-item>
                  <text:p text:style-name="P163">ajout d'une liste déroulante pour déterminer quelle date doit être activée afin de griser les autres dates dans le formulaire d'ajout/édition d'un traitement PDO</text:p>
                </text:list-item>
                <text:list-item>
                  <text:p text:style-name="P170">ajout d'un bouton radio Oui/Non pour déterminer si cette description entraînera ou non un passage en EP</text:p>
                </text:list-item>
              </text:list>
            </text:list-item>
          </text:list>
        </text:list-item>
      </text:list>
      <text:p text:style-name="P78"/>
      <text:h text:style-name="Heading_20_2" text:outline-level="2"><text:bookmark text:name="__RefHeading__1188_391727432"/>Menu du Dossier<text:bookmark-end text:name="__RefHeading__1188_391727432"/></text:h>
      <text:h text:style-name="P205" text:outline-level="3"><text:bookmark text:name="__RefHeading__1795_84215539"/>Architecture du menu<text:bookmark-end text:name="__RefHeading__1795_84215539"/></text:h>
      <text:p text:style-name="P109"><text:span text:style-name="T107">Au sein d'un dossier, une fois une recherche par dossier/allocataire effectuée, nous pouvons constater que des modifications ont également été apportées au menu dit «</text:span><text:span text:style-name="T9"> menu du dossier » </text:span><text:span text:style-name="T107">situé sur la gauche lorsque l'on consulte un dossier.</text:span></text:p>
      <text:p text:style-name="P90"/>
      <text:list xml:id="list1436491426" text:style-name="L11">
        <text:list-item>
          <text:p text:style-name="P171"><text:span text:style-name="T108">Dans </text:span><text:span text:style-name="T44">Composition du foyer → Nom de l'allocataire → Droit :</text:span></text:p>
          <text:list>
            <text:list-item>
              <text:p text:style-name="P171">ajout d'un lien <text:span text:style-name="T92">DSPs CG</text:span> <text:span text:style-name="T122">(saisies par les utilisateurs dans l'application Webrsa) sous</text:span> le lien <text:span text:style-name="T44">DSP d'origine </text:span><text:span text:style-name="T45">(données intégrées en provenance de la CAF)</text:span> et avant le lien <text:span text:style-name="T44">Orientation.</text:span></text:p>
            </text:list-item>
          </text:list>
        </text:list-item>
      </text:list>
      <text:p text:style-name="P50">Ce lien DSPs CG permet de <text:span text:style-name="T153">créer de nouvelles DSPs, </text:span><text:span text:style-name="T121">garder un historique </text:span>entre deux versions <text:span text:style-name="T121">et de pouvoir observer les différences entre deux versions.</text:span></text:p>
      <text:p text:style-name="P145"/>
      <text:p text:style-name="P51">Lors de <text:span text:style-name="T121">l'accès à la page des DSPs </text:span>(<text:span text:style-name="T25">DSP d'origine</text:span>), <text:span text:style-name="T121">si aucune donnée n'est présente, il est possible d'en ajouter par l'intermédiaire du bouton « Ajouter ».</text:span></text:p>
      <text:p text:style-name="P76"><text:span text:style-name="T52">Une fois cet ajout réalisé, tout </text:span><text:span text:style-name="T53">ajout de nouvelles DSPs </text:span><text:span text:style-name="T62">ne </text:span><text:span text:style-name="T53">pourra se faire </text:span><text:span text:style-name="T62">que </text:span><text:span text:style-name="T53">par l'intermédiaire </text:span><text:span text:style-name="T62">du lien </text:span><text:span text:style-name="T93">DSPs CG</text:span><text:span text:style-name="T53">. </text:span><text:span text:style-name="T62">Les</text:span><text:span text:style-name="T53"> </text:span><text:span text:style-name="T93">DSPs CG</text:span><text:span text:style-name="T53">, comme le nom l'indique, sont les données saisies au sein du CG </text:span><text:span text:style-name="T64">par un utilisateur</text:span><text:span text:style-name="T53">.</text:span></text:p>
      <text:p text:style-name="P88"><text:span text:style-name="T62">Afin de saisir de nouvelles données, il faut </text:span><text:span text:style-name="T64">cliquer sur le bouton « M</text:span><text:span text:style-name="T62">odifier », </text:span><text:span text:style-name="T64">on accède au formulaire des </text:span><text:span text:style-name="T62"><text:s/>dernières </text:span><text:span text:style-name="T64">DSPs</text:span><text:span text:style-name="T50"> </text:span><text:span text:style-name="T62">en date et </text:span><text:span text:style-name="T64">il suffit d'</text:span><text:span text:style-name="T62">enregistrer. Une fois l'enregistrement effectif, une nouvelle ligne apparaît dans le tableau des DSPs CG. </text:span></text:p>
      <text:p text:style-name="P87"><text:span text:style-name="T62">Ceci nous permet de conserver un historique des données au fil du temps. De plus, un bouton « Voir les différences » permet de rapidement voir l'évolution entre deux versions des données socio-professionnelles d'un all</text:span><text:span text:style-name="T63">o</text:span><text:span text:style-name="T62">cataire.</text:span></text:p>
      <text:list xml:id="list150677887" text:continue-numbering="true" text:style-name="L11">
        <text:list-item>
          <text:list>
            <text:list-header>
              <text:p text:style-name="P146"/>
            </text:list-header>
            <text:list-item>
              <text:p text:style-name="P147"><text:span text:style-name="T119">renommage du lien « </text:span><text:span text:style-name="T29">Consultation dossier PDO »</text:span><text:span text:style-name="T119"> en </text:span><text:span text:style-name="T10">Décision PCG</text:span></text:p>
            </text:list-item>
          </text:list>
        </text:list-item>
      </text:list>
      <text:p text:style-name="P52"/>
      <text:list xml:id="list347353718" text:continue-numbering="true" text:style-name="L11">
        <text:list-item>
          <text:p text:style-name="P164"><text:span text:style-name="T49">Dans </text:span><text:span text:style-name="T30">Informations</text:span><text:span text:style-name="T28"> foyer :</text:span></text:p>
          <text:list>
            <text:list-item>
              <text:p text:style-name="P172"><text:span text:style-name="T84">suppression du lien </text:span><text:span text:style-name="T46">Avis PCG droit rsa</text:span></text:p>
            </text:list-item>
          </text:list>
        </text:list-item>
      </text:list>
      <text:p text:style-name="P111"/>
      <text:p text:style-name="P111"/>
      <text:p text:style-name="P111"/>
      <text:p text:style-name="P111"/>
      <text:p text:style-name="P111"/>
      <text:h text:style-name="P205" text:outline-level="3"><text:bookmark text:name="__RefHeading__1797_84215539"/><text:soft-page-break/>Écran de synthèse du dossier<text:bookmark-end text:name="__RefHeading__1797_84215539"/></text:h>
      <text:list xml:id="list1895067198" text:style-name="L12">
        <text:list-item>
          <text:p text:style-name="P148">Dans l'écran de synthèse du dossier que l'on peut observer lors du premier accès au dossier, deux nouveaux blocs ont été ajoutés :</text:p>
          <text:list>
            <text:list-item>
              <text:p text:style-name="P148">Historique des dossiers RSA d'un allocataire → pour le demandeur et pour le conjoint.</text:p>
              <text:list>
                <text:list-item>
                  <text:p text:style-name="P149"><text:span text:style-name="T154">Un bouton </text:span><text:span text:style-name="T40">Voir</text:span><text:span text:style-name="T154"> a été ajouté afin de pouvoir être r</text:span><text:span text:style-name="T155">e</text:span><text:span text:style-name="T154">dirigé vers les anciens dossiers de cet allocataire.</text:span></text:p>
                </text:list-item>
              </text:list>
            </text:list-item>
            <text:list-item>
              <text:p text:style-name="P148">Les informations du dernier passage en EP du dossier → pour le demandeur et pour le conjoint</text:p>
            </text:list-item>
          </text:list>
        </text:list-item>
      </text:list>
      <text:p text:style-name="P70"/>
      <text:list xml:id="list808375629" text:continue-numbering="true" text:style-name="L12">
        <text:list-item>
          <text:p text:style-name="P148">En plus de ces deux nouveaux blocs, les informations concernant les données Pôle Emploi ont également été modifiées. Désormais seules les dernières informations reçues de Pôle Emploi sont affichées :</text:p>
          <text:list>
            <text:list-item>
              <text:p text:style-name="P148">Le numéro d'identifiant Pôle Emploi</text:p>
            </text:list-item>
            <text:list-item>
              <text:p text:style-name="P148">L'état actuel au niveau de Pôle Emploi (inscription, radiation, cessation)</text:p>
            </text:list-item>
            <text:list-item>
              <text:p text:style-name="P148">La dernière date provenant de Pôle Emploi</text:p>
            </text:list-item>
            <text:list-item>
              <text:p text:style-name="P148">Le code de l'état</text:p>
            </text:list-item>
            <text:list-item>
              <text:p text:style-name="P148">Le motif (le cas échéant)</text:p>
            </text:list-item>
          </text:list>
        </text:list-item>
      </text:list>
      <text:p text:style-name="P111"/>
      <text:list xml:id="list2032299639" text:continue-numbering="true" text:style-name="L12">
        <text:list-item>
          <text:p text:style-name="P173"><text:span text:style-name="T91">Enfin, une nouvelle ligne a été ajoutée dans le tableau des données du dossier, le </text:span>statut du demandeur<text:span text:style-name="T91">.</text:span></text:p>
        </text:list-item>
      </text:list>
      <text:p text:style-name="P111"/>
      <text:h text:style-name="P197" text:outline-level="2"><text:bookmark text:name="__RefHeading__1190_391727432"/><text:span text:style-name="T148">Description des modifications par m</text:span>odules<text:bookmark-end text:name="__RefHeading__1190_391727432"/></text:h>
      <text:p text:style-name="P114">Au niveau de la personne, nous avons ajouter la possibilité de saisir le numéro de portable ainsi que le numéro de téléphone fixe de la personne.</text:p>
      <text:p text:style-name="P96"><text:span text:style-name="T120">Pour cela, il suffit d'aller dans </text:span><text:span text:style-name="T31">Composition du foyer → Nom de l'allocataire</text:span><text:span text:style-name="T51"> et de cliquer sur le bouton « Modifier ».</text:span></text:p>
      <text:p text:style-name="P31"/>
      <text:h text:style-name="P206" text:outline-level="3"><text:bookmark text:name="__RefHeading__1192_391727432"/>Composition du foyer → nom de l'allocataire → Droit<text:bookmark-end text:name="__RefHeading__1192_391727432"/></text:h>
      <text:h text:style-name="P218" text:outline-level="4"><text:bookmark text:name="__RefHeading__1194_391727432"/>Données socio-professionnelles (New)<text:bookmark-end text:name="__RefHeading__1194_391727432"/></text:h>
      <text:p text:style-name="P32">Comme indiqué dans le point précédent (1.2), les données socio-professionnelles sont maintenant accessibles via deux liens :</text:p>
      <text:list xml:id="list1226557285" text:style-name="L13">
        <text:list-item>
          <text:p text:style-name="P136">DSPs d'origine (reçue de la CAF)</text:p>
        </text:list-item>
        <text:list-item>
          <text:p text:style-name="P174"><text:span text:style-name="T53">DSPs CG (sa</text:span><text:span text:style-name="T54">i</text:span><text:span text:style-name="T53">sies au CG par les utilisateurs dans l'application </text:span><text:span text:style-name="T94">W</text:span><text:span text:style-name="T93">ebrsa</text:span><text:span text:style-name="T53">)</text:span></text:p>
        </text:list-item>
      </text:list>
      <text:p text:style-name="P33"/>
      <text:h text:style-name="P218" text:outline-level="4"><text:bookmark text:name="__RefHeading__1196_391727432"/>Orientation<text:bookmark-end text:name="__RefHeading__1196_391727432"/></text:h>
      <text:p text:style-name="P97"><text:span text:style-name="T55">Lors de l'ajout et de l'édition d'une nouvelle orientation, un bloc </text:span><text:span text:style-name="T32">Orienté par </text:span><text:span text:style-name="T55">avec deux champs à saisir a été ajouté </text:span><text:span text:style-name="T56">dans le formulaire.</text:span></text:p>
      <text:p text:style-name="P97"><text:span text:style-name="T55">Ces deux champs sont </text:span><text:span text:style-name="T95">la structure et le référent qui ont orienté</text:span><text:span text:style-name="T55">. En effet, cette décision a été prise car il semble plus facile de sélectionner la structure afin d'obtenir une liste plus réduite de référent.</text:span></text:p>
      <text:p text:style-name="P34"/>
      <text:p text:style-name="P98"><text:span text:style-name="T57">Le bouton « Réorientation » a également été enlevé car les demandes de réorientation ne sont plus gérées par ce biais là, mais par le bilan de parcours que nous décrirons plus précisément par la suite. </text:span><text:span text:style-name="T58">De plus, toute nouvelle orientation est considérée comme une réorientation.</text:span></text:p>
      <text:p text:style-name="P35"><text:soft-page-break/>Dans la page d'accès aux orientations, une colonne rang d'orientation a également été ajoutée au tableau afin de voir plus rapidement si l'orientation est la première ou bien si c'est une réorientation.</text:p>
      <text:p text:style-name="P35"/>
      <text:h text:style-name="P218" text:outline-level="4"><text:bookmark text:name="__RefHeading__1198_391727432"/>PDO<text:bookmark-end text:name="__RefHeading__1198_391727432"/></text:h>
      <text:p text:style-name="P99"><text:span text:style-name="T59">Le lien a été renommé en </text:span><text:span text:style-name="T96">Décision PCG</text:span><text:span text:style-name="T76"> après discussion et réunion avec les fonctionnels.</text:span></text:p>
      <text:p text:style-name="P57"/>
      <text:p text:style-name="P100"><text:span text:style-name="T77">Le formulaire a été revu selon les attentes et demandes des différents acteurs </text:span><text:span text:style-name="T78">œuvrant</text:span><text:span text:style-name="T77"> à la CGA.</text:span></text:p>
      <text:p text:style-name="P58"/>
      <text:p text:style-name="P101"><text:span text:style-name="T78">Dans le processus de gestion d'une demande de PDO, plusieurs étapes et acteurs entrent en jeu, </text:span><text:span text:style-name="T79">c'est pourquoi un état du dossier PDO a été mis en place :</text:span></text:p>
      <text:list xml:id="list2171417097" text:style-name="L14">
        <text:list-item>
          <text:p text:style-name="P150">En attente d'affectation</text:p>
        </text:list-item>
        <text:list-item>
          <text:p text:style-name="P150">En attente d'instruction</text:p>
        </text:list-item>
        <text:list-item>
          <text:p text:style-name="P175"><text:span text:style-name="T80">Instruction</text:span><text:span text:style-name="T79"> en cours</text:span></text:p>
        </text:list-item>
        <text:list-item>
          <text:p text:style-name="P150">En attente d'avis technique</text:p>
        </text:list-item>
        <text:list-item>
          <text:p text:style-name="P150">En attente de validation de la proposition</text:p>
        </text:list-item>
        <text:list-item>
          <text:p text:style-name="P150">Dossier traité</text:p>
        </text:list-item>
        <text:list-item>
          <text:p text:style-name="P150">Dossier traité mais en attente de pièces</text:p>
        </text:list-item>
      </text:list>
      <text:p text:style-name="P59"/>
      <text:p text:style-name="P102"><text:span text:style-name="T81">En plus de cela, les blocs </text:span><text:span text:style-name="T97">Traitements des PDOs </text:span><text:span text:style-name="T81">et </text:span><text:span text:style-name="T97">Proposition de décision</text:span><text:span text:style-name="T81"> ont été ajouté dans le formulaire d'une demande afin de pouvoir suivre les différentes évolutions du dossier.</text:span></text:p>
      <text:p text:style-name="P60"/>
      <text:h text:style-name="P207" text:outline-level="3"><text:bookmark text:name="__RefHeading__1200_391727432"/>Composition du foyer → Nom de l'allocataire → Accompagnement du parcours<text:bookmark-end text:name="__RefHeading__1200_391727432"/></text:h>
      <text:p text:style-name="P104"><text:span text:style-name="T124">Un nouveau lien apparaît au niveau de l'« </text:span><text:span text:style-name="T125">A</text:span><text:span text:style-name="T124">ccompagnement du parcours </text:span><text:span text:style-name="T125">»</text:span><text:span text:style-name="T124">, </text:span><text:span text:style-name="T12">Chronologie parcours,</text:span><text:span text:style-name="T110"> qui n'est pas encore clairement défini et qui donc ne pointe pour le moment sur aucune fonctionnalité (à débattre).</text:span></text:p>
      <text:p text:style-name="P77"/>
      <text:h text:style-name="P221" text:outline-level="4"><text:bookmark text:name="__RefHeading__1202_391727432"/>Référent du parcours<text:bookmark-end text:name="__RefHeading__1202_391727432"/></text:h>
      <text:p text:style-name="P103"><text:span text:style-name="T123">Désormais, lors de l'ajout d'un </text:span><text:span text:style-name="T11">Référent du parcours</text:span><text:span text:style-name="T109">, seuls la structure référente, le nom du référent et la date de début de désignation sont à renseigner.</text:span></text:p>
      <text:p text:style-name="P80">La date de fin ne peut être saisie que lors d'une édition.</text:p>
      <text:p text:style-name="P80">En effet, une fois le référent ajouté, le bouton « Ajouter », préalablement utilisé, est maintenant grisé. </text:p>
      <text:p text:style-name="P80">Afin de pouvoir lier un nouveau référent à l'allocataire, il faut tout d'abord modifier l'ancien, lui saisir une date de fin de désignation et une fois cette date renseignée, il est possible de lier un nouveau référent.</text:p>
      <text:p text:style-name="P80"/>
      <text:h text:style-name="Heading_20_4" text:outline-level="4"><text:bookmark text:name="__RefHeading__1204_391727432"/>Gestion RDV<text:bookmark-end text:name="__RefHeading__1204_391727432"/></text:h>
      <text:p text:style-name="P61">Ce lien reste inchangé pour le moment.</text:p>
      <text:p text:style-name="P63">Le principal changement vient du fait qu'un bouton « Supprimer » a été ajouté dans le tableau de résultat.</text:p>
      <text:p text:style-name="P64">Les colonnes du tableau ont également été renommées afin de mieux correspondre aux intitulés attendus.</text:p>
      <text:p text:style-name="P62"/>
      <text:h text:style-name="P225" text:outline-level="4"><text:bookmark text:name="__RefHeading__1206_391727432"/>Bilan du parcours (New)<text:bookmark-end text:name="__RefHeading__1206_391727432"/></text:h>
      <text:p text:style-name="P53"><text:soft-page-break/><text:span text:style-name="T126">Le </text:span><text:span text:style-name="T13">bilan de parcours </text:span><text:span text:style-name="T127">est toujours en cours d'évolution mais les grandes lignes du formulaire sont mises en place dans l'application.</text:span></text:p>
      <text:p text:style-name="P65"/>
      <text:p text:style-name="P54"><text:span text:style-name="T127">Lorsque l'on clique sur le bouton « Ajouter », le choix nous est offert de sélectionner soit le formulaire dit </text:span><text:span text:style-name="T14">CG</text:span><text:span text:style-name="T127">, soit le formulaire dit </text:span><text:span text:style-name="T14">PE</text:span><text:span text:style-name="T127">. Les deux formulaires sont </text:span><text:span text:style-name="T128">à l'image des formulaires papier fournis par le CG66.</text:span></text:p>
      <text:p text:style-name="P66"/>
      <text:p text:style-name="P55"><text:span text:style-name="T129">Ce formulaire de bilan de parcours est une pièce importante dans le dispositif des Equipes Pluridisciplinaires. En effet, beaucoup de dossiers sont détectés pour passer en EP par le biais de ce </text:span><text:span text:style-name="T15">bilan de parcours.</text:span></text:p>
      <text:p text:style-name="P71"/>
      <text:h text:style-name="P222" text:outline-level="4"><text:bookmark text:name="__RefHeading__1292_391727432"/>Contrats : CER<text:bookmark-end text:name="__RefHeading__1292_391727432"/></text:h>
      <text:list xml:id="list690105434" text:style-name="L15">
        <text:list-item>
          <text:p text:style-name="P176"><text:span text:style-name="T111">Lors de l'ajout/édition d'un </text:span><text:span text:style-name="T16">Contrat d'Engagement Réciproque</text:span><text:span text:style-name="T111">, si l'utilisateur choisit pour forme du contrat «</text:span> Particulier<text:span text:style-name="T111"> », le bloc d'informations qui apparaît a été modifié.</text:span></text:p>
          <text:list>
            <text:list-item>
              <text:p text:style-name="P177"><text:span text:style-name="T111">En effet, les données concernant pourquoi le contrat a été établi ne changent pas ( Demande d'ouverture de droit ou Demande de reprise de droit ) </text:span><text:span text:style-name="T112">mais désormais, le bloc </text:span><text:span text:style-name="T47">Ce contrat fait suite à</text:span><text:span text:style-name="T87"> est masqué tant que l'on ne coche pas la case situé devant.</text:span></text:p>
            </text:list-item>
            <text:list-item>
              <text:p text:style-name="P177"><text:span text:style-name="T87">De plus, lorsque l'on coche cette case, les informations présentent sont grisées tant que l'on n'a pas sélectionné si nous sommes face à un cas de </text:span><text:span text:style-name="T47">Suspension</text:span><text:span text:style-name="T87"> ou de </text:span><text:span text:style-name="T47">Radiatio</text:span><text:span text:style-name="T48">n.</text:span></text:p>
            </text:list-item>
          </text:list>
        </text:list-item>
      </text:list>
      <text:p text:style-name="P112"/>
      <text:list xml:id="list1344228602" text:continue-numbering="true" text:style-name="L15">
        <text:list-item>
          <text:p text:style-name="P178"><text:span text:style-name="T85">Un nouveau critère de suspension/radiation a été ajouté « </text:span>Autre »<text:span text:style-name="T85"> qui peux prendre pour valeur</text:span><text:span text:style-name="T86">s</text:span><text:span text:style-name="T85"> :</text:span></text:p>
        </text:list-item>
      </text:list>
      <text:list xml:id="list925885126" text:style-name="L16">
        <text:list-item>
          <text:list>
            <text:list-item>
              <text:p text:style-name="P151">Si nous sommes face à un cas de suspension</text:p>
              <text:list>
                <text:list-item>
                  <text:p text:style-name="P151">Éléments non déclarés,</text:p>
                </text:list-item>
                <text:list-item>
                  <text:p text:style-name="P151">Refus de contrôle</text:p>
                </text:list-item>
                <text:list-item>
                  <text:p text:style-name="P151">Statut étudiant</text:p>
                </text:list-item>
                <text:list-item>
                  <text:p text:style-name="P151">Motifs administratifs</text:p>
                </text:list-item>
              </text:list>
            </text:list-item>
            <text:list-item>
              <text:p text:style-name="P179"><text:span text:style-name="T85">Si nous sommes face à un cas de </text:span><text:span text:style-name="T86">radiat</text:span><text:span text:style-name="T85">ion</text:span></text:p>
              <text:list>
                <text:list-item>
                  <text:p text:style-name="P151">Éléments non déclarés,</text:p>
                </text:list-item>
                <text:list-item>
                  <text:p text:style-name="P151">Refus de contrôle</text:p>
                </text:list-item>
                <text:list-item>
                  <text:p text:style-name="P151">Motifs administratifs</text:p>
                </text:list-item>
              </text:list>
            </text:list-item>
          </text:list>
        </text:list-item>
      </text:list>
      <text:p text:style-name="P67"><text:tab/>Pour chacun des cas, les choix peuvent être multiples</text:p>
      <text:p text:style-name="P67"/>
      <text:list xml:id="list941346954" text:style-name="L17">
        <text:list-item>
          <text:p text:style-name="P152">Les dates se calculent désormais comme attendues, i.e. la date de fin du contrat = ( date de début – 1 jour ) + durée</text:p>
          <text:p text:style-name="P152"/>
        </text:list-item>
        <text:list-item>
          <text:p text:style-name="P180"><text:span text:style-name="T88">La date de signature </text:span><text:span text:style-name="T89">se remplie </text:span><text:span text:style-name="T90">automatiquement </text:span><text:span text:style-name="T89">lors de la saisie de</text:span><text:span text:style-name="T88"> la date de début du contrat.</text:span></text:p>
          <text:p text:style-name="P152"/>
        </text:list-item>
        <text:list-item>
          <text:p text:style-name="P153">Ajout d'une règle de validation empêchant l'enregistrement d'un CER a une date postérieure à celle du jour</text:p>
          <text:p text:style-name="P153"/>
        </text:list-item>
        <text:list-item>
          <text:p text:style-name="P181"><text:span text:style-name="T137">D</text:span><text:span text:style-name="T132">ès l'enregistrement </text:span><text:span text:style-name="T137">d'un contrat simple, il </text:span><text:span text:style-name="T132">est </text:span><text:span text:style-name="T139">automatiquement </text:span><text:span text:style-name="T132">validé à la date de début du contrat, </text:span><text:span text:style-name="T137">les boutons « </text:span><text:span text:style-name="T138">V</text:span><text:span text:style-name="T137">alider » et « Modifier » sont grisés</text:span></text:p>
          <text:p text:style-name="P184"/>
        </text:list-item>
        <text:list-item>
          <text:p text:style-name="P182"><text:span text:style-name="T135">L</text:span><text:span text:style-name="T132">a position du CER </text:span><text:span text:style-name="T135">a été ajoutée, </text:span><text:span text:style-name="T132">notamment dans le tableau de résultat des CERs. </text:span><text:span text:style-name="T135">Les valeurs sont les suivantes :</text:span></text:p>
          <text:list>
            <text:list-item>
              <text:p text:style-name="P183"><text:span text:style-name="T33">En cours</text:span><text:span text:style-name="T135"> → cas simple d'un contrat validé</text:span></text:p>
            </text:list-item>
            <text:list-item>
              <text:p text:style-name="P183"><text:soft-page-break/><text:span text:style-name="T33">En attente de validation</text:span><text:span text:style-name="T135"> → cas Particulier des contrats en attente de validation</text:span></text:p>
            </text:list-item>
            <text:list-item>
              <text:p text:style-name="P155"><text:span text:style-name="T135">Annulé </text:span><text:span text:style-name="T136">→ </text:span><text:span text:style-name="T60">Si erreur de saisie</text:span></text:p>
            </text:list-item>
            <text:list-item>
              <text:p text:style-name="P183"><text:span text:style-name="T33">Fin de contrat</text:span><text:span text:style-name="T135"> → Suite à suspension pour défaut d'insertion, suite à la radiation du droit, suite à une réorientation professionnelle</text:span></text:p>
            </text:list-item>
            <text:list-item>
              <text:p text:style-name="P183"><text:span text:style-name="T33">En cours : bilan à réaliser</text:span><text:span text:style-name="T135"> → 2 mois avant la fin du contrat</text:span></text:p>
            </text:list-item>
            <text:list-item>
              <text:p text:style-name="P183"><text:span text:style-name="T33">En attente de renouvellement</text:span><text:span text:style-name="T135"> → Dès réalisation du bilan de parcours</text:span></text:p>
            </text:list-item>
            <text:list-item>
              <text:p text:style-name="P183"><text:span text:style-name="T33">Périmé</text:span><text:span text:style-name="T135"> → Si bilan non réalisé et date de fin contrat dépassé</text:span></text:p>
              <text:p text:style-name="P185"/>
            </text:list-item>
          </text:list>
        </text:list-item>
        <text:list-item>
          <text:p text:style-name="P182"><text:span text:style-name="T132">Le bouton « Annuler » a été ajouté afin d'annuler le CER le cas </text:span><text:span text:style-name="T133">échéan</text:span><text:span text:style-name="T134">t</text:span><text:span text:style-name="T132">.</text:span></text:p>
          <text:p text:style-name="P184"/>
        </text:list-item>
        <text:list-item>
          <text:p text:style-name="P184">Dans le cas d'un CER Particulier, impossibilité d'imprimer la notification pour l'OP.</text:p>
          <text:p text:style-name="P184"/>
        </text:list-item>
        <text:list-item>
          <text:p text:style-name="P183"><text:span text:style-name="T135">Dans le cas d'un CER Particulier, </text:span><text:span text:style-name="T137">la position du CER est sur « En attente de validation », seul le bouton « Notification OP » est grisé.</text:span></text:p>
        </text:list-item>
      </text:list>
      <text:p text:style-name="P92"/>
      <text:h text:style-name="P223" text:outline-level="4"><text:bookmark text:name="__RefHeading__1294_391727432"/>Contrats : CUI<text:bookmark-end text:name="__RefHeading__1294_391727432"/></text:h>
      <text:p text:style-name="P73"><text:span text:style-name="T140">Le formulaire d'ajout/édition d'un </text:span><text:span text:style-name="T17">Contrat Unique d'Insertion</text:span><text:span text:style-name="T140"> n'a pas changé </text:span><text:span text:style-name="T141">depuis la version 2.0rc9.</text:span></text:p>
      <text:p text:style-name="P81"><text:span text:style-name="T141">Il y a toujours la possiblité d'imprimer le formulaire du CUI (si celui-ci est déposé dans le bon répertoire </text:span><text:span text:style-name="T34">a</text:span><text:span text:style-name="T35">pp/vendors/modelesodt/CUI</text:span><text:span text:style-name="T141">) ainsi que d'imprimer les informations concernant les périodes d'immersion (le document doit également être déposé au même niveau).</text:span></text:p>
      <text:p text:style-name="P82"/>
      <text:h text:style-name="P226" text:outline-level="4"><text:bookmark text:name="__RefHeading__1756_153359922"/>Actualisation suivi : Entretiens<text:bookmark-end text:name="__RefHeading__1756_153359922"/></text:h>
      <text:list xml:id="list1353864123" text:style-name="L18">
        <text:list-item>
          <text:p text:style-name="P186"><text:span text:style-name="T113">Lors de l'accès à la page des </text:span><text:span text:style-name="T18">entretiens</text:span><text:span text:style-name="T113">, il y a désormais un seul onglet permettant d'ajouter un nouvel entretien.</text:span></text:p>
          <text:p text:style-name="P165"/>
        </text:list-item>
        <text:list-item>
          <text:p text:style-name="P165">Le formulaire d'ajout d'un entretien a légèrement été modifié.</text:p>
        </text:list-item>
      </text:list>
      <text:p text:style-name="P115"><text:span text:style-name="T142">Après avoir cliqué sur « Ajouter », on constate qu'un nouveau champ est apparu avant de sélectionner (ou non) un rendez vous, la date de « révision » : </text:span><text:span text:style-name="T36">A revoir le.</text:span></text:p>
      <text:p text:style-name="P113"/>
      <text:list xml:id="list2035329607" text:style-name="L19">
        <text:list-item>
          <text:p text:style-name="P187"><text:span text:style-name="T61">Lorsque l'on enregistre une entretien et que l'on prévoit un rendez-vous, une entrée est automatiquement créée dans le lien </text:span><text:span text:style-name="T37">Gestion RDV</text:span></text:p>
        </text:list-item>
      </text:list>
      <text:p text:style-name="P113"/>
      <text:list xml:id="list2170785043" text:style-name="L20">
        <text:list-item>
          <text:p text:style-name="P188">De plus, lorsque l'on prévoit un rendez-vous pour plus tard, le type de RDV a été rajouté afin de pouvoir définir plus précisément la raison du RDV planifié.</text:p>
        </text:list-item>
      </text:list>
      <text:p text:style-name="P92"/>
      <text:h text:style-name="P224" text:outline-level="4"><text:bookmark text:name="__RefHeading__1519_1261928837"/>Offre d'insertion : fiche de candidature<text:bookmark-end text:name="__RefHeading__1519_1261928837"/></text:h>
      <text:p text:style-name="P116">La fiche de candidature n'a pas évolué non plus, néanmoins des astérisques ont été ajoutées sur chaque champ obligatoire.</text:p>
      <text:p text:style-name="P68">Cette fiche sera amenée à évoluer.</text:p>
      <text:p text:style-name="P68"/>
      <text:p text:style-name="P68"/>
      <text:h text:style-name="P219" text:outline-level="4"><text:bookmark text:name="__RefHeading__1521_1261928837"/>Aides financières : Aides/APRE<text:bookmark-end text:name="__RefHeading__1521_1261928837"/></text:h>
      <text:p text:style-name="P117">Le fonctionnement des APREs n'a pas changé néanmoins, des évolutions ont été apportées au formulaire.</text:p>
      <text:p text:style-name="P37"/>
      <text:p text:style-name="P36"><text:soft-page-break/><text:span text:style-name="T143">Dans le bloc </text:span><text:span text:style-name="T38">Activité (Emploi, formation, Création d'entreprise)</text:span><text:span text:style-name="T143">, des éléments sont grisés par défaut et se dégrisent en fonction des valeurs sélectionnées dans </text:span><text:span text:style-name="T38">Activité du bénéficiaire.</text:span></text:p>
      <text:p text:style-name="P156"/>
      <text:p text:style-name="P37"/>
      <text:h text:style-name="P227" text:outline-level="4"><text:bookmark text:name="__RefHeading__2013_1261928837"/>Documents scannés<text:bookmark-end text:name="__RefHeading__2013_1261928837"/></text:h>
      <text:p text:style-name="P118">Le lien est encore inactif mais sera amené à évoluer suite à la mise en place de la GED Alfresco. Les courriers et pièces jointes pourront être liées à l'allocataire (ou au dossier) suite aux différentes réflexions devant être établies sur le sujet.</text:p>
      <text:p text:style-name="P92"/>
      <text:h text:style-name="P228" text:outline-level="4"><text:bookmark text:name="__RefHeading__2027_1261928837"/>Mémos<text:bookmark-end text:name="__RefHeading__2027_1261928837"/></text:h>
      <text:p text:style-name="P120">Le formulaire reste inchangé.</text:p>
      <text:p text:style-name="P120"/>
      <text:h text:style-name="P209" text:outline-level="3"><text:bookmark text:name="__RefHeading__1746_84215539"/><text:span text:style-name="T99">Composition du foyer → Nom de l'allocataire → </text:span><text:span text:style-name="T100">Situation financière</text:span><text:bookmark-end text:name="__RefHeading__1746_84215539"/></text:h>
      <text:h text:style-name="P229" text:outline-level="4"><text:bookmark text:name="__RefHeading__1748_84215539"/>Ressources<text:bookmark-end text:name="__RefHeading__1748_84215539"/></text:h>
      <text:p text:style-name="P121">Le formulaire reste inchangé.</text:p>
      <text:p text:style-name="P121"/>
      <text:h text:style-name="P208" text:outline-level="3"><text:bookmark text:name="__RefHeading__1750_84215539"/>Informations foyer<text:bookmark-end text:name="__RefHeading__1750_84215539"/></text:h>
      <text:p text:style-name="P69">Les informations présentes dans l'ensemble des liens de cette partie sont essentiellement à titre indicatif.</text:p>
      <text:p text:style-name="P69"/>
      <text:h text:style-name="P217" text:outline-level="4"><text:bookmark text:name="__RefHeading__1752_84215539"/>Historique du droit<text:bookmark-end text:name="__RefHeading__1752_84215539"/></text:h>
      <text:p text:style-name="P124">Les informations présentes restent inchangées.</text:p>
      <text:p text:style-name="P121"/>
      <text:h text:style-name="P230" text:outline-level="4"><text:bookmark text:name="__RefHeading__1754_84215539"/>Détails du droit RSA<text:bookmark-end text:name="__RefHeading__1754_84215539"/></text:h>
      <text:p text:style-name="P125">Les informations présentes restent inchangées</text:p>
      <text:p text:style-name="P121"/>
      <text:h text:style-name="P230" text:outline-level="4"><text:bookmark text:name="__RefHeading__1756_84215539"/>Adresses<text:bookmark-end text:name="__RefHeading__1756_84215539"/></text:h>
      <text:p text:style-name="P125">Les informations présentes restent inchangées</text:p>
      <text:p text:style-name="P121"/>
      <text:h text:style-name="P231" text:outline-level="4"><text:bookmark text:name="__RefHeading__1758_84215539"/>Évènements<text:bookmark-end text:name="__RefHeading__1758_84215539"/></text:h>
      <text:p text:style-name="P125">Les informations présentes restent inchangées</text:p>
      <text:p text:style-name="P125"/>
      <text:h text:style-name="P231" text:outline-level="4"><text:bookmark text:name="__RefHeading__1760_84215539"/>Modes de contact<text:bookmark-end text:name="__RefHeading__1760_84215539"/></text:h>
      <text:p text:style-name="P125">Les informations présentes restent inchangées</text:p>
      <text:p text:style-name="P122"/>
      <text:h text:style-name="P231" text:outline-level="4"><text:bookmark text:name="__RefHeading__1762_84215539"/>Informations financières<text:bookmark-end text:name="__RefHeading__1762_84215539"/></text:h>
      <text:p text:style-name="P125">Les informations présentes restent inchangées</text:p>
      <text:p text:style-name="P122"/>
      <text:h text:style-name="P231" text:outline-level="4"><text:bookmark text:name="__RefHeading__1764_84215539"/>Liste des indus<text:bookmark-end text:name="__RefHeading__1764_84215539"/></text:h>
      <text:p text:style-name="P125">Les informations présentes restent inchangées</text:p>
      <text:p text:style-name="P125"/>
      <text:p text:style-name="P122"/>
      <text:h text:style-name="P231" text:outline-level="4"><text:bookmark text:name="__RefHeading__1766_84215539"/>Suivi instruction du dossier<text:bookmark-end text:name="__RefHeading__1766_84215539"/></text:h>
      <text:p text:style-name="P125">Les informations présentes restent inchangées</text:p>
      <text:p text:style-name="P122"/>
      <text:h text:style-name="P210" text:outline-level="3"><text:bookmark text:name="__RefHeading__1768_84215539"/><text:soft-page-break/>Informations complémentaires<text:bookmark-end text:name="__RefHeading__1768_84215539"/></text:h>
      <text:p text:style-name="P125">Les informations présentes restent inchangées</text:p>
      <text:p text:style-name="P123"/>
      <text:p text:style-name="P123"/>
      <text:h text:style-name="P211" text:outline-level="3"><text:bookmark text:name="__RefHeading__1770_84215539"/>Synthèse du parcours d'insertion<text:bookmark-end text:name="__RefHeading__1770_84215539"/></text:h>
      <text:p text:style-name="P127">Lors de l'accès à la page, nous avons ajouté le nom du demandeur RSA dans le titre.</text:p>
      <text:p text:style-name="P119"><text:span text:style-name="T147">De plus, suite à la mise en place du module Équipe Pluridisciplinaire, nousa vons renommé la huitième étape en </text:span><text:span text:style-name="T19">Dernier passage en EP</text:span><text:span text:style-name="T114">. Ce tableau affiche les dernières informations concernant le passage en EP du dossier de l'allocataire. Les colonnes sont les suivantes :</text:span></text:p>
      <text:list xml:id="list1498982386" text:style-name="L21">
        <text:list-item>
          <text:p text:style-name="P166">le type de commission EP (EPL Parcours, Audition, EP Départementale)</text:p>
        </text:list-item>
        <text:list-item>
          <text:p text:style-name="P166">la raison de passage en EP (Réorientation, non respect, Radié/Non inscrits de Pôle Emploi...)</text:p>
        </text:list-item>
        <text:list-item>
          <text:p text:style-name="P166">l'avis émis par la commission EP</text:p>
        </text:list-item>
        <text:list-item>
          <text:p text:style-name="P166">la date de la commission</text:p>
        </text:list-item>
      </text:list>
      <text:p text:style-name="P123"/>
      <text:h text:style-name="P212" text:outline-level="3"><text:bookmark text:name="__RefHeading__1789_84215539"/>Préconisation d'orientation<text:bookmark-end text:name="__RefHeading__1789_84215539"/></text:h>
      <text:p text:style-name="P126">Les informations présentes restent inchangées</text:p>
      <text:p text:style-name="P126"/>
      <text:h text:style-name="P202" text:outline-level="1"><text:bookmark text:name="__RefHeading__1979_1261928837"/>Autres fonctionnalités<text:bookmark-end text:name="__RefHeading__1979_1261928837"/></text:h>
      <text:p text:style-name="P93"/>
      <text:h text:style-name="P198" text:outline-level="2"><text:bookmark text:name="__RefHeading__1981_1261928837"/>Modification du mot de passe<text:bookmark-end text:name="__RefHeading__1981_1261928837"/></text:h>
      <text:p text:style-name="P85">Dans l'application, il est désormais possible de modifier son mot de passe à tout moment.</text:p>
      <text:p text:style-name="P83"><text:span text:style-name="T144">En effet, en</text:span><text:span text:style-name="T124"> haut à droite de l'application, est présent constamment un cartouche permettant de voir le nom d'utilisateur de la personne connectée, son prénom, le groupe auquel il appartient et la structure à laquelle il est liée.</text:span></text:p>
      <text:p text:style-name="P79">La nouveauté vient du fait qu'un lien est maintenant présent soulignant le nom de l'utilisateur.</text:p>
      <text:p text:style-name="P85">Ce lien permet de changer le mot de passe de l'utilisateur si celui-ci voulait être amené à vouloir le modifier.</text:p>
      <text:p text:style-name="P85">Une fois la modification effective, l'utilisateur doit se déconnecter et se reconnecter avec son nouveau mot de passe afin que celui-ci soit effectif.</text:p>
      <text:p text:style-name="P92"/>
      <text:h text:style-name="P199" text:outline-level="2"><text:bookmark text:name="__RefHeading__1983_1261928837"/>Gestion de la Connexion<text:bookmark-end text:name="__RefHeading__1983_1261928837"/></text:h>
      <text:p text:style-name="P86">Lors de la navigation au sein de l'application, il est possible que les utilisateurs se retrouvent à passer un certains temps sur des formulaires ou sur des pages de l'application sans avoir d'interaction avec l'outil.</text:p>
      <text:p text:style-name="P86">Auparavant, les utilisateurs se retrouvaient à vouloir naviguer sur une page et la connexion étant perdue, ils se retrouvaient redirigés sur la page d'accueil afin de devoir se reconnecter.</text:p>
      <text:p text:style-name="P86">Désormais, 5 minutes avant la perte de connexion, un message d'alerte apparaît signalant à l'utilisateur qu'il sera déconnecté dans les 5 minutes s'il n'interagit pas avec l'application.</text:p>
      <text:p text:style-name="P84"><text:span text:style-name="T145">Si durant ce laps de temps, rien n'est fait, l'utilisateur se retrouve automatiquement </text:span><text:span text:style-name="T146">redirigé </text:span><text:span text:style-name="T145">sur la page d'accue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Verdana2"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Verdana" fo:font-size="10pt" fo:language="fr" fo:country="FR" fo:font-weight="normal"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Text_20_body" style:display-name="Text body" style:family="paragraph" style:parent-style-name="Standard" style:class="text">
      <style:text-properties style:font-name="Arial" fo:font-size="12pt" style:font-size-asian="12pt" style:font-name-complex="Arial" style:font-size-complex="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style:font-name="Arial" fo:font-size="12pt" fo:font-weight="bold" style:font-size-asian="14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cm" fo:margin-bottom="0.199cm" fo:text-align="justify" style:justify-single-word="false" fo:text-indent="0cm" style:auto-text-indent="false" style:page-number="auto" fo:background-color="transparent" style:shadow="none" fo:keep-with-next="always" text:number-lines="false" text:line-number="0">
        <style:tab-stops>
          <style:tab-stop style:position="0.499cm"/>
        </style:tab-stops>
        <style:background-image/>
      </style:paragraph-properties>
      <style:text-properties style:font-name="Arial" fo:font-size="11pt" fo:font-style="normal" fo:font-weight="bold" style:font-weight-asian="bold" style:font-name-complex="Arial" style:font-weight-complex="bold"/>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cm" fo:margin-bottom="0.3cm" fo:text-indent="0cm" style:auto-text-indent="false" style:page-number="auto" fo:background-color="transparent" style:shadow="none">
        <style:tab-stops/>
        <style:background-image/>
      </style:paragraph-properties>
      <style:text-properties style:font-name="Arial1" fo:font-size="10pt" fo:font-style="normal"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paragraph-properties fo:margin-left="1.499cm" fo:margin-right="0cm" fo:margin-top="0cm" fo:margin-bottom="0.199cm" fo:text-indent="0cm" style:auto-text-indent="false"/>
      <style:text-properties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2pt" fo:font-weight="bold" style:font-size-asian="14pt"/>
    </style:style>
    <style:style style:name="Contents_20_2" style:display-name="Contents 2" style:family="paragraph" style:parent-style-name="Standard" style:next-style-name="Standard" style:class="index">
      <style:paragraph-properties fo:margin-left="0.499cm" fo:margin-right="0cm" fo:margin-top="0.085cm" fo:margin-bottom="0.085cm" fo:text-align="justify" style:justify-single-word="false" fo:text-indent="0cm" style:auto-text-indent="false" fo:background-color="transparent" style:shadow="none">
        <style:tab-stops>
          <style:tab-stop style:position="15.499cm" style:type="right" style:leader-style="dotted" style:leader-text="."/>
        </style:tab-stops>
        <style:background-image/>
      </style:paragraph-properties>
      <style:text-properties style:font-name="Arial3" fo:font-size="11pt" fo:font-weight="bold" style:font-size-asian="12pt"/>
    </style:style>
    <style:style style:name="Contents_20_3" style:display-name="Contents 3" style:family="paragraph" style:parent-style-name="Index" style:class="index">
      <style:paragraph-properties fo:margin-left="1cm" fo:margin-right="0cm" fo:text-indent="0cm" style:auto-text-indent="false" fo:background-color="transparent" style:shadow="none">
        <style:tab-stops>
          <style:tab-stop style:position="14.998cm" style:type="right" style:leader-style="dotted" style:leader-text="."/>
        </style:tab-stops>
        <style:background-image/>
      </style:paragraph-properties>
      <style:text-properties style:font-name="Arial3" fo:font-size="11pt" fo:font-weight="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Couv._20_Titre" style:display-name="Couv. Titre" style:family="paragraph" style:parent-style-name="Standard" style:next-style-name="Standard">
      <style:paragraph-properties fo:margin-left="7.502cm" fo:margin-right="2cm" fo:margin-top="0cm" fo:margin-bottom="0.212cm" fo:text-indent="0cm" style:auto-text-indent="false"/>
      <style:text-properties style:font-name="Arial" fo:font-size="24pt" fo:font-weight="bold" style:font-size-asian="24pt" style:font-weight-asian="bold"/>
    </style:style>
    <style:style style:name="Legende" style:family="paragraph" style:parent-style-name="Standard">
      <style:paragraph-properties fo:text-align="justify" style:justify-single-word="false"/>
      <style:text-properties style:font-name="Arial" fo:font-size="8pt" style:font-size-asian="8pt"/>
    </style:style>
    <style:style style:name="Sommaire" style:family="paragraph" style:parent-style-name="Standard">
      <style:paragraph-properties fo:margin-left="6.502cm" fo:margin-right="0cm" fo:margin-top="0cm" fo:margin-bottom="0.529cm" fo:text-indent="0cm" style:auto-text-indent="false"/>
      <style:text-properties style:font-name="Arial" fo:font-size="24pt" fo:font-weight="bold" style:font-size-asian="24pt" style:font-weight-asian="bold"/>
    </style:style>
    <style:style style:name="graphique" style:family="paragraph">
      <style:paragraph-properties fo:margin-top="0.3cm" fo:margin-bottom="0.3cm" fo:text-align="center" style:justify-single-word="false" fo:orphans="2" fo:widows="2" fo:hyphenation-ladder-count="no-limit" style:text-autospace="ideograph-alpha" style:punctuation-wrap="hanging" style:line-break="strict" style:writing-mode="lr-tb">
        <style:tab-stops>
          <style:tab-stop style:position="19.002cm" style:type="right" style:leader-style="solid" style:leader-text="_"/>
        </style:tab-stops>
      </style:paragraph-properties>
      <style:text-properties style:use-window-font-color="true" style:font-name="Helvetica" fo:font-size="10pt" fo:language="fr" fo:country="FR" style:font-name-asian="Times New Roman" style:font-size-asian="10pt" style:font-name-complex="Times New Roman" style:font-size-complex="10pt" style:language-complex="ar" style:country-complex="SA" fo:hyphenate="false" fo:hyphenation-remain-char-count="2" fo:hyphenation-push-char-count="2"/>
    </style:style>
    <style:style style:name="WW-Normal_20__28_Web_29_" style:display-name="WW-Normal (Web)" style:family="paragraph" style:parent-style-name="Standard">
      <style:paragraph-properties fo:margin-top="0.494cm" fo:margin-bottom="0.21cm"/>
      <style:text-properties fo:font-size="12pt" style:font-size-asian="12pt" style:font-size-complex="12pt"/>
    </style:style>
    <style:style style:name="Texte_20_par_20_défaut" style:display-name="Texte par défaut" style:family="paragraph" style:parent-style-name="Standard">
      <style:paragraph-properties fo:hyphenation-ladder-count="no-limit" style:text-autospace="none" style:punctuation-wrap="simple" style:vertical-align="baseline"/>
      <style:text-properties fo:font-size="12pt" style:font-size-asian="12pt" fo:hyphenate="true" fo:hyphenation-remain-char-count="2" fo:hyphenation-push-char-count="2"/>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WW8Num8z0" style:family="paragraph">
      <style:paragraph-properties style:text-autospace="none"/>
      <style:text-properties style:font-name="Times New Roman" fo:font-size="21pt" style:font-name-asian="Times New Roman" style:font-size-asian="21pt" style:font-name-complex="Times New Roman" style:font-size-complex="21pt"/>
    </style:style>
    <style:style style:name="WW8Num8z1" style:family="paragraph">
      <style:paragraph-properties style:text-autospace="none"/>
      <style:text-properties style:font-name="Courier New" fo:font-size="21pt" style:font-name-asian="Courier New" style:font-size-asian="21pt" style:font-name-complex="Courier New" style:font-size-complex="21pt"/>
    </style:style>
    <style:style style:name="WW8Num8z2" style:family="paragraph">
      <style:paragraph-properties style:text-autospace="none"/>
      <style:text-properties style:font-name="Wingdings" fo:font-size="21pt" style:font-name-asian="Wingdings" style:font-size-asian="21pt" style:font-name-complex="Wingdings" style:font-size-complex="21pt"/>
    </style:style>
    <style:style style:name="WW8Num8z3" style:family="paragraph">
      <style:paragraph-properties style:text-autospace="none"/>
      <style:text-properties style:font-name="Symbol" fo:font-size="21pt" style:font-name-asian="Symbol" style:font-size-asian="21pt" style:font-name-complex="Symbol" style:font-size-complex="21pt"/>
    </style:style>
    <style:style style:name="Default" style:family="paragraph">
      <style:paragraph-properties style:text-autospace="none"/>
      <style:text-properties style:font-name="Arial Black" fo:font-size="12pt" style:font-name-asian="Arial Black" style:font-size-asian="12pt" style:font-name-complex="Arial Black"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atandard" style:family="paragraph" style:parent-style-name="Text_20_body"/>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_20_74" style:display-name="Titre 74" style:family="paragraph" style:parent-style-name="Standard">
      <style:text-properties fo:font-style="normal" fo:font-weight="bold" officeooo:rsid="0066a11c" style:font-style-asian="normal" style:font-weight-asian="bold" style:font-style-complex="normal" style:font-weight-complex="bold"/>
    </style:style>
    <style:style style:name="Table_20_Heading_20__28_user_29_" style:display-name="Table Heading (user)" style:family="paragraph" style:parent-style-name="Standard">
      <style:paragraph-properties fo:margin-top="0.071cm" fo:margin-bottom="0.071cm" fo:text-align="center" style:justify-single-word="false" fo:hyphenation-ladder-count="no-limit"/>
      <style:text-properties style:font-name="Times New Roman" fo:font-weight="bold" style:font-weight-asian="bold" fo:hyphenate="true" fo:hyphenation-remain-char-count="2" fo:hyphenation-push-char-count="2"/>
    </style:style>
    <style:style style:name="Table_20_Text" style:display-name="Table Text" style:family="paragraph" style:parent-style-name="Standard">
      <style:paragraph-properties fo:margin-top="0.071cm" fo:margin-bottom="0.035cm" fo:hyphenation-ladder-count="no-limit"/>
      <style:text-properties style:font-name="Times New Roman" fo:hyphenate="true" fo:hyphenation-remain-char-count="2" fo:hyphenation-push-char-count="2"/>
    </style:style>
    <style:style style:name="Footnote_20_Symbol" style:display-name="Footnote Symbol" style:family="text"/>
    <style:style style:name="Page_20_Number" style:display-name="Page Number" style:family="text" style:parent-style-name="WW-Police_20_par_20_défaut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Police_20_par_20_défaut1">
      <style:text-properties fo:color="#000000"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size="9pt" style:font-size-asian="9pt" style:font-name-complex="StarSymbol2" style:font-size-complex="9pt"/>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1"/>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1"/>
    </style:style>
    <style:style style:name="WW8Num6z3" style:family="text">
      <style:text-properties style:font-name="Symbol"/>
    </style:style>
    <style:style style:name="WW-Police_20_par_20_défaut" style:display-name="WW-Police par défaut" style:family="text"/>
    <style:style style:name="WW-Police_20_par_20_défaut1" style:display-name="WW-Police par défaut1" style:family="text"/>
    <style:style style:name="WW8Num5z0" style:family="text">
      <style:text-properties style:font-name="Symbol"/>
    </style:style>
    <style:style style:name="WW-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style:font-name-asian="Times New Roman" style:font-name-complex="Arial"/>
    </style:style>
    <style:style style:name="WW8Num12z1" style:family="text">
      <style:text-properties style:font-name="Courier New1" style:font-name-complex="Courier New1"/>
    </style:style>
    <style:style style:name="WW8Num13z0" style:family="text">
      <style:text-properties style:font-name="Symbol" fo:font-size="10pt" style:font-size-asian="10pt"/>
    </style:style>
    <style:style style:name="WW8Num13z1" style:family="text">
      <style:text-properties style:font-name="Courier New1" fo:font-size="10pt" style:font-size-asian="10pt"/>
    </style:style>
    <style:style style:name="WW8Num13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1"/>
    </style:style>
    <style:style style:name="WW8Num16z3" style:family="text">
      <style:text-properties style:font-name="Symbol"/>
    </style:style>
    <style:style style:name="WW8NumSt11z0" style:family="text">
      <style:text-properties style:font-name="Symbol"/>
    </style:style>
    <style:style style:name="WW8NumSt11z1" style:family="text">
      <style:text-properties style:font-name="Courier New1"/>
    </style:style>
    <style:style style:name="WW8NumSt11z2" style:family="text">
      <style:text-properties style:font-name="Wingdings"/>
    </style:style>
    <style:style style:name="WW-Lien_20_Internet" style:display-name="WW-Lien Internet" style:family="text" style:parent-style-name="WW-Police_20_par_20_défaut1">
      <style:text-properties fo:color="#0000ff" style:text-underline-style="solid" style:text-underline-width="auto" style:text-underline-color="font-color"/>
    </style:style>
    <style:style style:name="WW-Puces" style:family="text">
      <style:text-properties style:font-name="StarSymbol2" fo:font-size="9pt" style:font-name-asian="StarSymbol2" style:font-size-asian="9pt"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outline-level-style>
      <text:outline-level-style text:level="3" text:style-name="Numbering_20_Symbols" style:num-suffix="." style:num-format="1" text:display-levels="3">
        <style:list-level-properties text:space-before="1.002cm" text:min-label-width="0.497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1.05cm" fo:margin-left="1.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549cm" fo:margin-left="1.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049cm" fo:margin-left="1.05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52cm" fo:margin-left="1.0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951cm" fo:margin-left="1.05cm"/>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3cm" fo:text-indent="1.452cm" fo:margin-left="1.05cm"/>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3.5cm" fo:text-indent="1.951cm" fo:margin-left="1.05cm"/>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4.001cm" fo:text-indent="2.452cm" fo:margin-left="1.05cm"/>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4.5cm" fo:text-indent="2.951cm" fo:margin-left="1.05cm"/>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5.001cm" fo:text-indent="3.452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1">
      <text:list-level-style-bullet text:level="1" text:style-name="WW8Num1z0" style:num-suffix="." text:bullet-char="·">
        <style:list-level-properties text:min-label-width="0.499cm"/>
        <style:text-properties style:font-name="Symbol"/>
      </text:list-level-style-bullet>
      <text:list-level-style-bullet text:level="2" text:style-name="WW8Num1z0" style:num-suffix="." text:bullet-char="·">
        <style:list-level-properties text:space-before="0.501cm" text:min-label-width="0.499cm"/>
        <style:text-properties style:font-name="Symbol"/>
      </text:list-level-style-bullet>
      <text:list-level-style-bullet text:level="3" text:style-name="WW8Num1z0" style:num-suffix="." text:bullet-char="·">
        <style:list-level-properties text:space-before="1cm" text:min-label-width="0.499cm"/>
        <style:text-properties style:font-name="Symbol"/>
      </text:list-level-style-bullet>
      <text:list-level-style-bullet text:level="4" text:style-name="WW8Num1z0" style:num-suffix="." text:bullet-char="·">
        <style:list-level-properties text:space-before="1.501cm" text:min-label-width="0.499cm"/>
        <style:text-properties style:font-name="Symbol"/>
      </text:list-level-style-bullet>
      <text:list-level-style-bullet text:level="5" text:style-name="WW8Num1z0" style:num-suffix="." text:bullet-char="·">
        <style:list-level-properties text:space-before="2cm" text:min-label-width="0.499cm"/>
        <style:text-properties style:font-name="Symbol"/>
      </text:list-level-style-bullet>
      <text:list-level-style-bullet text:level="6" text:style-name="WW8Num1z0" style:num-suffix="." text:bullet-char="·">
        <style:list-level-properties text:space-before="2.501cm" text:min-label-width="0.499cm"/>
        <style:text-properties style:font-name="Symbol"/>
      </text:list-level-style-bullet>
      <text:list-level-style-bullet text:level="7" text:style-name="WW8Num1z0" style:num-suffix="." text:bullet-char="·">
        <style:list-level-properties text:space-before="3.001cm" text:min-label-width="0.499cm"/>
        <style:text-properties style:font-name="Symbol"/>
      </text:list-level-style-bullet>
      <text:list-level-style-bullet text:level="8" text:style-name="WW8Num1z0" style:num-suffix="." text:bullet-char="·">
        <style:list-level-properties text:space-before="3.502cm" text:min-label-width="0.499cm"/>
        <style:text-properties style:font-name="Symbol"/>
      </text:list-level-style-bullet>
      <text:list-level-style-bullet text:level="9" text:style-name="WW8Num1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Bullet_20_Symbols" text:bullet-char="•">
        <style:list-level-properties text:min-label-width="0.499cm"/>
        <style:text-properties style:font-name="StarSymbol1"/>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Paragraphe_20_1" style:display-name="Paragraphe 1">
      <text:list-level-style-number text:level="1" text:style-name="Numbering_20_Symbol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5" style:family="table">
      <style:table-properties style:width="15.954cm" fo:margin-left="0.012cm" fo:margin-right="0.03cm" table:align="margins" style:writing-mode="lr-tb"/>
    </style:style>
    <style:style style:name="Tableau5.A" style:family="table-column">
      <style:table-column-properties style:column-width="1.455cm" style:rel-column-width="5978*"/>
    </style:style>
    <style:style style:name="Tableau5.B" style:family="table-column">
      <style:table-column-properties style:column-width="5.502cm" style:rel-column-width="22601*"/>
    </style:style>
    <style:style style:name="Tableau5.C" style:family="table-column">
      <style:table-column-properties style:column-width="2.143cm" style:rel-column-width="8804*"/>
    </style:style>
    <style:style style:name="Tableau5.D" style:family="table-column">
      <style:table-column-properties style:column-width="1.986cm" style:rel-column-width="8159*"/>
    </style:style>
    <style:style style:name="Tableau5.E" style:family="table-column">
      <style:table-column-properties style:column-width="1.903cm" style:rel-column-width="7818*"/>
    </style:style>
    <style:style style:name="Tableau5.F" style:family="table-column">
      <style:table-column-properties style:column-width="2.963cm" style:rel-column-width="12175*"/>
    </style:style>
    <style:style style:name="Tableau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D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background-color="#e5e5e5" fo:padding="0.123cm" fo:border-left="0.002cm solid #000000" fo:border-right="none" fo:border-top="none" fo:border-bottom="none">
        <style:background-image/>
      </style:table-cell-properties>
    </style:style>
    <style:style style:name="Tableau5.B2" style:family="table-cell">
      <style:table-cell-properties style:vertical-align="top" fo:padding="0.123cm" fo:border-left="0.002cm solid #000000" fo:border-right="0.002cm solid #000000" fo:border-top="none" fo:border-bottom="none"/>
    </style:style>
    <style:style style:name="Tableau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6" style:family="table">
      <style:table-properties fo:margin-left="0.012cm" fo:margin-right="0.03cm" table:align="margins" style:writing-mode="lr-tb"/>
    </style:style>
    <style:style style:name="Tableau6.A" style:family="table-column">
      <style:table-column-properties style:rel-column-width="5963*"/>
    </style:style>
    <style:style style:name="Tableau6.B" style:family="table-column">
      <style:table-column-properties style:rel-column-width="22072*"/>
    </style:style>
    <style:style style:name="Tableau6.C" style:family="table-column">
      <style:table-column-properties style:rel-column-width="8912*"/>
    </style:style>
    <style:style style:name="Tableau6.D" style:family="table-column">
      <style:table-column-properties style:rel-column-width="8173*"/>
    </style:style>
    <style:style style:name="Tableau6.E" style:family="table-column">
      <style:table-column-properties style:rel-column-width="8152*"/>
    </style:style>
    <style:style style:name="Tableau6.F" style:family="table-column">
      <style:table-column-properties style:rel-column-width="12263*"/>
    </style:style>
    <style:style style:name="Tableau6.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6.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6.D1" style:family="table-cell">
      <style:table-cell-properties style:vertical-align="top" fo:padding-left="0.123cm" fo:padding-right="0.123cm" fo:padding-top="0cm" fo:padding-bottom="0cm" fo:border="0.002cm solid #000000"/>
    </style:style>
    <style:style style:name="Tableau6.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6.B2" style:family="table-cell">
      <style:table-cell-properties style:vertical-align="top" fo:padding="0.123cm" fo:border-left="0.002cm solid #000000" fo:border-right="0.002cm solid #000000" fo:border-top="none" fo:border-bottom="none"/>
    </style:style>
    <style:style style:name="Tableau6.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Header">
      <style:text-properties fo:language="fr" fo:country="FR"/>
    </style:style>
    <style:style style:name="MP2" style:family="paragraph" style:parent-style-name="Header">
      <style:text-properties style:font-name="Verdana" fo:font-size="10pt" fo:language="fr" fo:country="FR" style:font-size-asian="10pt" style:font-name-complex="Arial" style:font-size-complex="10pt"/>
    </style:style>
    <style:style style:name="MP3" style:family="paragraph">
      <style:paragraph-properties fo:margin-left="0.319cm" fo:margin-right="0.319cm" fo:text-align="center" fo:text-indent="0cm"/>
      <style:text-properties fo:font-size="24pt"/>
    </style:style>
    <style:style style:name="M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MP5"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M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MP7" style:family="paragraph" style:parent-style-name="Footer">
      <style:text-properties style:font-name="Verdana" fo:font-size="10pt" fo:language="fr" fo:country="FR" style:font-size-asian="10pt" style:font-name-complex="Arial" style:font-size-complex="10pt"/>
    </style:style>
    <style:style style:name="MP8" style:family="paragraph" style:parent-style-name="Standard">
      <style:paragraph-properties fo:margin-top="0.106cm" fo:margin-bottom="0cm"/>
      <style:text-properties style:font-name="Verdana" fo:font-size="9pt"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MP10" style:family="paragraph" style:parent-style-name="Index_20_1">
      <style:paragraph-properties fo:margin-top="0.106cm" fo:margin-bottom="0cm"/>
      <style:text-properties style:font-name="Verdana" fo:font-size="9pt"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MP12"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MP13"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M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MP15"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MP16"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M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MT1" style:family="text"/>
    <style:style style:name="MT2" style:family="text">
      <style:text-properties fo:font-weight="bold" officeooo:rsid="000b04d9" style:font-weight-asian="bold"/>
    </style:style>
    <style:style style:name="MT3" style:family="text">
      <style:text-properties fo:font-weight="bold" officeooo:rsid="000b04f0" style:font-weight-asian="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0.111cm" fo:margin-left="2.501cm" fo:margin-right="2.501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231cm" style:dynamic-spacing="true"/>
      </style:header-style>
      <style:footer-style>
        <style:header-footer-properties fo:min-height="2.14cm" fo:margin-left="0cm" fo:margin-right="0cm" fo:margin-top="1.64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6" text:anchor-type="paragraph" svg:y="0.028cm" svg:width="5.821cm" svg:height="2.461cm" draw:z-index="32"><draw:image xlink:href="Pictures/10000000000008400000031EE6B47366.jpg" xlink:type="simple" xlink:show="embed" xlink:actuate="onLoad"/></draw:frame></text:p>
        <text:p text:style-name="MP2"><draw:line text:anchor-type="paragraph" draw:z-index="15" draw:style-name="Mgr1" draw:text-style-name="MP3" svg:x1="-1.406cm" svg:y1="0.409cm" svg:x2="17.644cm" svg:y2="0.409cm"><text:p/></draw:line></text:p>
        <text:p text:style-name="MP2"/>
        <text:p text:style-name="MP1"/>
      </style:header>
      <style:footer>
        <text:p text:style-name="MP4"><draw:line text:anchor-type="paragraph" draw:z-index="17" draw:style-name="Mgr1" draw:text-style-name="MP3" svg:x1="-0.136cm" svg:y1="0.238cm" svg:x2="16.057cm" svg:y2="0.238cm"><text:p/></draw:line></text:p>
        <text:p text:style-name="MP4"/>
        <text:p text:style-name="MP5">Document de présentation des évolutions entre versions</text:p>
        <text:p text:style-name="MP6">Version 2.0rc9 → Version 2.0rc16</text:p>
        <text:p text:style-name="MP7"/>
        <text:p text:style-name="MP7"/>
      </style:footer>
    </style:master-page>
    <style:master-page style:name="HTML" style:page-layout-name="Mpm2"/>
    <style:master-page style:name="Endnote" style:page-layout-name="Mpm3"/>
    <style:master-page style:name="Conversion_20_1" style:display-name="Conversion 1" style:page-layout-name="Mpm1">
      <style:header>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MP8">Projet</text:p>
            </table:table-cell>
            <table:table-cell table:style-name="Tableau5.B1" office:value-type="string">
              <text:p text:style-name="MP9">Webrsa</text:p>
            </table:table-cell>
            <table:table-cell table:style-name="Tableau5.A1" office:value-type="string">
              <text:p text:style-name="MP10">Rédacteurs</text:p>
            </table:table-cell>
            <table:table-cell table:style-name="Tableau5.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5.A2" office:value-type="string">
              <text:p text:style-name="MP8">Objet</text:p>
            </table:table-cell>
            <table:table-cell table:style-name="Tableau5.B2" table:number-columns-spanned="5" office:value-type="string">
              <text:p text:style-name="MP11">Document de présentation des évolutions entre la version 2.0rc9 et la version 2.0rc16</text:p>
            </table:table-cell>
            <table:covered-table-cell/>
            <table:covered-table-cell/>
            <table:covered-table-cell/>
            <table:covered-table-cell/>
          </table:table-row>
          <table:table-row>
            <table:table-cell table:style-name="Tableau5.A1" office:value-type="string">
              <text:p text:style-name="MP8">Date </text:p>
            </table:table-cell>
            <table:table-cell table:style-name="Tableau5.B3" office:value-type="date" office:date-value="2011-03-14">
              <text:p text:style-name="MP12">14/03/11</text:p>
            </table:table-cell>
            <table:table-cell table:style-name="Tableau5.A1" office:value-type="string">
              <text:p text:style-name="MP8">Statut</text:p>
            </table:table-cell>
            <table:table-cell table:style-name="Tableau5.B1" office:value-type="string">
              <text:p text:style-name="MP8"/>
            </table:table-cell>
            <table:table-cell table:style-name="Tableau5.A1" office:value-type="string">
              <text:p text:style-name="MP8">Diffusé le</text:p>
            </table:table-cell>
            <table:table-cell table:style-name="Tableau5.D1" office:value-type="string">
              <text:p text:style-name="MP8"/>
            </table:table-cell>
          </table:table-row>
        </table:table>
        <text:p text:style-name="MP2"><draw:line text:anchor-type="paragraph" draw:z-index="31" draw:style-name="Mgr1" draw:text-style-name="MP3" svg:x1="-1.406cm" svg:y1="0.409cm" svg:x2="17.644cm" svg:y2="0.409cm"><text:p/></draw:line></text:p>
        <text:p text:style-name="MP1"/>
      </style:header>
      <style:footer>
        <text:p text:style-name="MP4"><draw:line text:anchor-type="paragraph" draw:z-index="13" draw:style-name="Mgr1" draw:text-style-name="MP3" svg:x1="-0.136cm" svg:y1="0.265cm" svg:x2="16.057cm" svg:y2="0.265cm"><text:p/></draw:line></text:p>
        <text:p text:style-name="MP4"/>
        <text:p text:style-name="MP13">Document de présentation des évolutions entre versions</text:p>
        <text:p text:style-name="MP14">Version 2.0rc9 → Version 2.0rc16</text:p>
        <text:p text:style-name="MP7"/>
        <text:p text:style-name="MP7"/>
      </style:footer>
    </style:master-page>
    <style:master-page style:name="Conversion_20_2" style:display-name="Conversion 2" style:page-layout-name="Mpm1">
      <style:header>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MP8">Projet</text:p>
            </table:table-cell>
            <table:table-cell table:style-name="Tableau6.B1" office:value-type="string">
              <text:p text:style-name="MP9">Webrsa</text:p>
            </table:table-cell>
            <table:table-cell table:style-name="Tableau6.A1" office:value-type="string">
              <text:p text:style-name="MP10">Rédacteurs</text:p>
            </table:table-cell>
            <table:table-cell table:style-name="Tableau6.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6.A2" office:value-type="string">
              <text:p text:style-name="MP8">Objet</text:p>
            </table:table-cell>
            <table:table-cell table:style-name="Tableau6.B2" table:number-columns-spanned="5" office:value-type="string">
              <text:p text:style-name="MP15"><text:span text:style-name="MT2">Document de présentation des évolutions entre la version 2.0rc9 et la version 2.0rc1</text:span><text:span text:style-name="MT3">6</text:span></text:p>
            </table:table-cell>
            <table:covered-table-cell/>
            <table:covered-table-cell/>
            <table:covered-table-cell/>
            <table:covered-table-cell/>
          </table:table-row>
          <table:table-row>
            <table:table-cell table:style-name="Tableau6.A1" office:value-type="string">
              <text:p text:style-name="MP8">Date </text:p>
            </table:table-cell>
            <table:table-cell table:style-name="Tableau6.B3" office:value-type="date" office:date-value="2011-03-14">
              <text:p text:style-name="MP12">14/03/11</text:p>
            </table:table-cell>
            <table:table-cell table:style-name="Tableau6.A1" office:value-type="string">
              <text:p text:style-name="MP8">Statut</text:p>
            </table:table-cell>
            <table:table-cell table:style-name="Tableau6.B1" office:value-type="string">
              <text:p text:style-name="MP8"/>
            </table:table-cell>
            <table:table-cell table:style-name="Tableau6.A1" office:value-type="string">
              <text:p text:style-name="MP8">Diffusé le</text:p>
            </table:table-cell>
            <table:table-cell table:style-name="Tableau6.D1" office:value-type="string">
              <text:p text:style-name="MP8"/>
            </table:table-cell>
          </table:table-row>
        </table:table>
        <text:p text:style-name="MP2"><draw:line text:anchor-type="paragraph" draw:z-index="14" draw:style-name="Mgr1" draw:text-style-name="MP3" svg:x1="-1.406cm" svg:y1="0.409cm" svg:x2="17.644cm" svg:y2="0.409cm"><text:p/></draw:line></text:p>
        <text:p text:style-name="MP1"/>
      </style:header>
      <style:footer>
        <text:p text:style-name="MP4"><draw:line text:anchor-type="paragraph" draw:z-index="16" draw:style-name="Mgr1" draw:text-style-name="MP3" svg:x1="-0.136cm" svg:y1="0.212cm" svg:x2="16.057cm" svg:y2="0.212cm"><text:p/></draw:line></text:p>
        <text:p text:style-name="MP4"><text:tab/>- <text:page-number style:num-format="1" text:select-page="current"/> -</text:p>
        <text:p text:style-name="MP16">Document de présentation des évolutions entre versions</text:p>
        <text:p text:style-name="MP17">Version 2.0rc9 → Version 2.0rc16</text:p>
        <text:p text:style-name="MP7"/>
        <text:p text:style-name="MP7"/>
      </style:footer>
    </style:master-page>
    <style:master-page style:name="Envelope" style:page-layout-name="Mpm4"/>
    <style:master-page style:name="Index" style:page-layout-name="Mpm5"/>
    <style:master-page style:name="Footnote" style:page-layout-name="Mpm3"/>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ompte rendu réunion 30 mars 2005</dc:title>
    <meta:initial-creator>SCHUMACHER Nathalie</meta:initial-creator>
    <meta:creation-date>1995-11-21T17:41:00</meta:creation-date>
    <dc:date>2011-03-21T10:08:28</dc:date>
    <meta:print-date>2007-11-19T11:37:20</meta:print-date>
    <dc:language>en-US</dc:language>
    <meta:editing-cycles>325</meta:editing-cycles>
    <meta:editing-duration>PT78H24M11S</meta:editing-duration>
    <dc:creator>aauzolat </dc:creator>
    <meta:document-statistic meta:table-count="5" meta:image-count="1" meta:object-count="0" meta:page-count="16" meta:paragraph-count="399" meta:word-count="4424" meta:character-count="26662"/>
    <meta:user-defined meta:name="Info 1"/>
    <meta:user-defined meta:name="Info 2"/>
    <meta:user-defined meta:name="Info 3"/>
    <meta:user-defined meta:name="Info 4"/>
  </office:meta>
</office:document-meta>
</file>